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5646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2.0098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992in"/>
    </style:style>
    <style:style style:name="co10" style:family="table-column">
      <style:table-column-properties fo:break-before="auto" style:column-width="2.0201in"/>
    </style:style>
    <style:style style:name="co11" style:family="table-column">
      <style:table-column-properties fo:break-before="auto" style:column-width="1.3181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3071in"/>
    </style:style>
    <style:style style:name="co14" style:family="table-column">
      <style:table-column-properties fo:break-before="auto" style:column-width="1.9772in"/>
    </style:style>
    <style:style style:name="co15" style:family="table-column">
      <style:table-column-properties fo:break-before="auto" style:column-width="1.2752in"/>
    </style:style>
    <style:style style:name="co16" style:family="table-column">
      <style:table-column-properties fo:break-before="auto" style:column-width="1.9126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5291in"/>
    </style:style>
    <style:style style:name="co20" style:family="table-column">
      <style:table-column-properties fo:break-before="auto" style:column-width="1.6543in"/>
    </style:style>
    <style:style style:name="co21" style:family="table-column">
      <style:table-column-properties fo:break-before="auto" style:column-width="2.008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c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G$1:.G$1048576])" style:apply-style-name="Good" style:base-cell-address="Sheet1.G2"/>
    </style:style>
    <style:style style:name="ce15" style:family="table-cell" style:parent-style-name="Default">
      <style:table-cell-properties fo:border-bottom="1.76pt solid #000000" fo:background-color="#d9d9d9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bdd7e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c55a11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ce4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cell-content()=MAX([.D$1:.D$1048576])" style:apply-style-name="Good" style:base-cell-address="Speedups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ce7"/>
        <table:table-column table:style-name="co7" table:default-cell-style-name="ce4"/>
        <table:table-column table:style-name="co8" table:default-cell-style-name="ce7"/>
        <table:table-column table:style-name="co7" table:default-cell-style-name="ce7"/>
        <table:table-column table:style-name="co9" table:default-cell-style-name="ce4"/>
        <table:table-column table:style-name="co10" table:default-cell-style-name="ce7"/>
        <table:table-column table:style-name="co7" table:default-cell-style-name="ce7"/>
        <table:table-column table:style-name="co11" table:default-cell-style-name="ce4"/>
        <table:table-column table:style-name="co12" table:default-cell-style-name="ce7"/>
        <table:table-column table:style-name="co7" table:default-cell-style-name="ce7"/>
        <table:table-column table:style-name="co13" table:default-cell-style-name="ce4"/>
        <table:table-column table:style-name="co14" table:default-cell-style-name="ce7"/>
        <table:table-column table:style-name="co7" table:default-cell-style-name="ce7"/>
        <table:table-column table:style-name="co15" table:default-cell-style-name="ce4"/>
        <table:table-column table:style-name="co16" table:default-cell-style-name="ce4"/>
        <table:table-column table:style-name="co7" table:default-cell-style-name="ce7"/>
        <table:table-column table:style-name="co17" table:number-columns-repeated="1000" table:default-cell-style-name="Default"/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8" office:value-type="string" calcext:value-type="string">
            <text:p>Serial -O0</text:p>
          </table:table-cell>
          <table:table-cell table:style-name="ce8" office:value-type="string" calcext:value-type="string">
            <text:p>Serial -O3</text:p>
          </table:table-cell>
          <table:table-cell table:style-name="ce8" office:value-type="string" calcext:value-type="string">
            <text:p>OMP - Static -O0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8" office:value-type="string" calcext:value-type="string">
            <text:p>OMP-Static -O3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8" office:value-type="string" calcext:value-type="string">
            <text:p>OMP - Dynamic -O0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8" office:value-type="string" calcext:value-type="string">
            <text:p>OMP-Dynamic -O3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8" office:value-type="string" calcext:value-type="string">
            <text:p>OMP - Guided -O0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20" office:value-type="string" calcext:value-type="string">
            <text:p>OMP- Guided -O3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6" table:formula="of:=1/((1-0.88)+(0.88/[.A2]))" office:value-type="float" office:value="1" calcext:value-type="float">
            <text:p>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9.326623" calcext:value-type="float">
            <text:p>9.326623</text:p>
          </table:table-cell>
          <table:table-cell table:style-name="ce12" table:formula="of:=[.D2]/[.F2]" office:value-type="float" office:value="0.981062491750765" calcext:value-type="float">
            <text:p>0.981062491750765</text:p>
          </table:table-cell>
          <table:table-cell table:style-name="ce12" table:formula="of:=[.G2]/[.A2]" office:value-type="float" office:value="0.981062491750765" calcext:value-type="float">
            <text:p>0.981062491750765</text:p>
          </table:table-cell>
          <table:table-cell table:style-name="Default" office:value-type="float" office:value="5.058834" calcext:value-type="float">
            <text:p>5.058834</text:p>
          </table:table-cell>
          <table:table-cell table:style-name="ce12" table:formula="of:=[.E2]/[.I2]" office:value-type="float" office:value="0.998253747800382" calcext:value-type="float">
            <text:p>0.998253747800382</text:p>
          </table:table-cell>
          <table:table-cell table:style-name="ce12" table:formula="of:=[.J2]/[.A2]" office:value-type="float" office:value="0.998253747800382" calcext:value-type="float">
            <text:p>0.998253747800382</text:p>
          </table:table-cell>
          <table:table-cell table:style-name="Default" office:value-type="float" office:value="9.330907" calcext:value-type="float">
            <text:p>9.330907</text:p>
          </table:table-cell>
          <table:table-cell table:style-name="ce12" table:formula="of:=[.D2]/[.L2]" office:value-type="float" office:value="0.980612066972696" calcext:value-type="float">
            <text:p>0.980612066972696</text:p>
          </table:table-cell>
          <table:table-cell table:style-name="ce12" table:formula="of:=[.M2]/[.A2]" office:value-type="float" office:value="0.980612066972696" calcext:value-type="float">
            <text:p>0.980612066972696</text:p>
          </table:table-cell>
          <table:table-cell table:style-name="Default" office:value-type="float" office:value="5.060175" calcext:value-type="float">
            <text:p>5.060175</text:p>
          </table:table-cell>
          <table:table-cell table:style-name="ce12" table:formula="of:=[.E2]/[.O2]" office:value-type="float" office:value="0.997989199978261" calcext:value-type="float">
            <text:p>0.997989199978261</text:p>
          </table:table-cell>
          <table:table-cell table:style-name="ce12" table:formula="of:=[.P2]/[.A2]" office:value-type="float" office:value="0.997989199978261" calcext:value-type="float">
            <text:p>0.997989199978261</text:p>
          </table:table-cell>
          <table:table-cell table:style-name="Default" office:value-type="float" office:value="9.19976" calcext:value-type="float">
            <text:p>9.19976</text:p>
          </table:table-cell>
          <table:table-cell table:style-name="ce12" table:formula="of:=[.D2]/[.R2]" office:value-type="float" office:value="0.994591163247737" calcext:value-type="float">
            <text:p>0.994591163247737</text:p>
          </table:table-cell>
          <table:table-cell table:style-name="ce12" table:formula="of:=[.S2]/[.A2]" office:value-type="float" office:value="0.994591163247737" calcext:value-type="float">
            <text:p>0.994591163247737</text:p>
          </table:table-cell>
          <table:table-cell table:style-name="Default" office:value-type="float" office:value="5.05737" calcext:value-type="float">
            <text:p>5.05737</text:p>
          </table:table-cell>
          <table:table-cell table:style-name="ce12" table:formula="of:=[.E2]/[.U2]" office:value-type="float" office:value="0.998542720821297" calcext:value-type="float">
            <text:p>0.998542720821297</text:p>
          </table:table-cell>
          <table:table-cell table:style-name="ce12" table:formula="of:=[.V2]/[.A2]" office:value-type="float" office:value="0.998542720821297" calcext:value-type="float">
            <text:p>0.998542720821297</text:p>
          </table:table-cell>
          <table:table-cell table:number-columns-repeated="100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[.A3]" office:value-type="float" office:value="2" calcext:value-type="float">
            <text:p>2</text:p>
          </table:table-cell>
          <table:table-cell table:style-name="ce6" table:formula="of:=1/((1-0.88)+(0.88/[.A3]))" office:value-type="float" office:value="1.78571428571429" calcext:value-type="float">
            <text:p>1.7857142857142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6.308429" calcext:value-type="float">
            <text:p>6.308429</text:p>
          </table:table-cell>
          <table:table-cell table:style-name="ce13" table:formula="of:=[.D3]/[.F3]" office:value-type="float" office:value="1.45044035527704" calcext:value-type="float">
            <text:p>1.45044035527704</text:p>
          </table:table-cell>
          <table:table-cell table:style-name="ce12" table:formula="of:=[.G3]/[.A3]" office:value-type="float" office:value="0.725220177638521" calcext:value-type="float">
            <text:p>0.725220177638521</text:p>
          </table:table-cell>
          <table:table-cell table:style-name="Default" office:value-type="float" office:value="3.827409" calcext:value-type="float">
            <text:p>3.827409</text:p>
          </table:table-cell>
          <table:table-cell table:style-name="ce13" table:formula="of:=[.E3]/[.I3]" office:value-type="float" office:value="1.31943045543343" calcext:value-type="float">
            <text:p>1.31943045543343</text:p>
          </table:table-cell>
          <table:table-cell table:style-name="ce12" table:formula="of:=[.J3]/[.A3]" office:value-type="float" office:value="0.659715227716714" calcext:value-type="float">
            <text:p>0.659715227716714</text:p>
          </table:table-cell>
          <table:table-cell table:style-name="Default" office:value-type="float" office:value="6.915089" calcext:value-type="float">
            <text:p>6.915089</text:p>
          </table:table-cell>
          <table:table-cell table:style-name="ce13" table:formula="of:=[.D3]/[.L3]" office:value-type="float" office:value="1.32319338189284" calcext:value-type="float">
            <text:p>1.32319338189284</text:p>
          </table:table-cell>
          <table:table-cell table:style-name="ce12" table:formula="of:=[.M3]/[.A3]" office:value-type="float" office:value="0.661596690946422" calcext:value-type="float">
            <text:p>0.661596690946422</text:p>
          </table:table-cell>
          <table:table-cell table:style-name="Default" office:value-type="float" office:value="3.890916" calcext:value-type="float">
            <text:p>3.890916</text:p>
          </table:table-cell>
          <table:table-cell table:style-name="ce13" table:formula="of:=[.E3]/[.O3]" office:value-type="float" office:value="1.29789489158851" calcext:value-type="float">
            <text:p>1.29789489158851</text:p>
          </table:table-cell>
          <table:table-cell table:style-name="ce12" table:formula="of:=[.P3]/[.A3]" office:value-type="float" office:value="0.648947445794255" calcext:value-type="float">
            <text:p>0.648947445794255</text:p>
          </table:table-cell>
          <table:table-cell table:style-name="Default" office:value-type="float" office:value="5.957724" calcext:value-type="float">
            <text:p>5.957724</text:p>
          </table:table-cell>
          <table:table-cell table:style-name="ce13" table:formula="of:=[.D3]/[.R3]" office:value-type="float" office:value="1.53582139756726" calcext:value-type="float">
            <text:p>1.53582139756726</text:p>
          </table:table-cell>
          <table:table-cell table:style-name="ce12" table:formula="of:=[.S3]/[.A3]" office:value-type="float" office:value="0.767910698783629" calcext:value-type="float">
            <text:p>0.767910698783629</text:p>
          </table:table-cell>
          <table:table-cell table:style-name="Default" office:value-type="float" office:value="3.385208" calcext:value-type="float">
            <text:p>3.385208</text:p>
          </table:table-cell>
          <table:table-cell table:style-name="ce13" table:formula="of:=[.E3]/[.U3]" office:value-type="float" office:value="1.49178425668378" calcext:value-type="float">
            <text:p>1.49178425668378</text:p>
          </table:table-cell>
          <table:table-cell table:style-name="ce12" table:formula="of:=[.V3]/[.A3]" office:value-type="float" office:value="0.745892128341892" calcext:value-type="float">
            <text:p>0.745892128341892</text:p>
          </table:table-cell>
          <table:table-cell table:number-columns-repeated="100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[.A4]" office:value-type="float" office:value="3" calcext:value-type="float">
            <text:p>3</text:p>
          </table:table-cell>
          <table:table-cell table:style-name="ce6" table:formula="of:=1/((1-0.88)+(0.88/[.A4]))" office:value-type="float" office:value="2.41935483870968" calcext:value-type="float">
            <text:p>2.4193548387096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5.265447" calcext:value-type="float">
            <text:p>5.265447</text:p>
          </table:table-cell>
          <table:table-cell table:style-name="ce13" table:formula="of:=[.D4]/[.F4]" office:value-type="float" office:value="1.73774420291383" calcext:value-type="float">
            <text:p>1.73774420291383</text:p>
          </table:table-cell>
          <table:table-cell table:style-name="ce12" table:formula="of:=[.G4]/[.A4]" office:value-type="float" office:value="0.579248067637942" calcext:value-type="float">
            <text:p>0.579248067637942</text:p>
          </table:table-cell>
          <table:table-cell table:style-name="Default" office:value-type="float" office:value="2.479707" calcext:value-type="float">
            <text:p>2.479707</text:p>
          </table:table-cell>
          <table:table-cell table:style-name="ce13" table:formula="of:=[.E4]/[.I4]" office:value-type="float" office:value="2.03653092885571" calcext:value-type="float">
            <text:p>2.03653092885571</text:p>
          </table:table-cell>
          <table:table-cell table:style-name="ce12" table:formula="of:=[.J4]/[.A4]" office:value-type="float" office:value="0.678843642951903" calcext:value-type="float">
            <text:p>0.678843642951903</text:p>
          </table:table-cell>
          <table:table-cell table:style-name="Default" office:value-type="float" office:value="4.401235" calcext:value-type="float">
            <text:p>4.401235</text:p>
          </table:table-cell>
          <table:table-cell table:style-name="ce13" table:formula="of:=[.D4]/[.L4]" office:value-type="float" office:value="2.07896192773165" calcext:value-type="float">
            <text:p>2.07896192773165</text:p>
          </table:table-cell>
          <table:table-cell table:style-name="ce12" table:formula="of:=[.M4]/[.A4]" office:value-type="float" office:value="0.692987309243883" calcext:value-type="float">
            <text:p>0.692987309243883</text:p>
          </table:table-cell>
          <table:table-cell table:style-name="Default" office:value-type="float" office:value="2.592506" calcext:value-type="float">
            <text:p>2.592506</text:p>
          </table:table-cell>
          <table:table-cell table:style-name="ce13" table:formula="of:=[.E4]/[.O4]" office:value-type="float" office:value="1.94792220345874" calcext:value-type="float">
            <text:p>1.94792220345874</text:p>
          </table:table-cell>
          <table:table-cell table:style-name="ce12" table:formula="of:=[.P4]/[.A4]" office:value-type="float" office:value="0.649307401152913" calcext:value-type="float">
            <text:p>0.649307401152913</text:p>
          </table:table-cell>
          <table:table-cell table:style-name="Default" office:value-type="float" office:value="4.841003" calcext:value-type="float">
            <text:p>4.841003</text:p>
          </table:table-cell>
          <table:table-cell table:style-name="ce13" table:formula="of:=[.D4]/[.R4]" office:value-type="float" office:value="1.8901041788241" calcext:value-type="float">
            <text:p>1.8901041788241</text:p>
          </table:table-cell>
          <table:table-cell table:style-name="ce12" table:formula="of:=[.S4]/[.A4]" office:value-type="float" office:value="0.6300347262747" calcext:value-type="float">
            <text:p>0.6300347262747</text:p>
          </table:table-cell>
          <table:table-cell table:style-name="Default" office:value-type="float" office:value="2.408124" calcext:value-type="float">
            <text:p>2.408124</text:p>
          </table:table-cell>
          <table:table-cell table:style-name="ce13" table:formula="of:=[.E4]/[.U4]" office:value-type="float" office:value="2.09706809117803" calcext:value-type="float">
            <text:p>2.09706809117803</text:p>
          </table:table-cell>
          <table:table-cell table:style-name="ce12" table:formula="of:=[.V4]/[.A4]" office:value-type="float" office:value="0.699022697059343" calcext:value-type="float">
            <text:p>0.699022697059343</text:p>
          </table:table-cell>
          <table:table-cell table:number-columns-repeated="100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formula="of:=[.A5]" office:value-type="float" office:value="4" calcext:value-type="float">
            <text:p>4</text:p>
          </table:table-cell>
          <table:table-cell table:style-name="ce6" table:formula="of:=1/((1-0.88)+(0.88/[.A5]))" office:value-type="float" office:value="2.94117647058824" calcext:value-type="float">
            <text:p>2.94117647058824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456918" calcext:value-type="float">
            <text:p>3.456918</text:p>
          </table:table-cell>
          <table:table-cell table:style-name="ce13" table:formula="of:=[.D5]/[.F5]" office:value-type="float" office:value="2.64686637056476" calcext:value-type="float">
            <text:p>2.64686637056476</text:p>
          </table:table-cell>
          <table:table-cell table:style-name="ce12" table:formula="of:=[.G5]/[.A5]" office:value-type="float" office:value="0.661716592641191" calcext:value-type="float">
            <text:p>0.661716592641191</text:p>
          </table:table-cell>
          <table:table-cell table:style-name="Default" office:value-type="float" office:value="1.705722" calcext:value-type="float">
            <text:p>1.705722</text:p>
          </table:table-cell>
          <table:table-cell table:style-name="ce13" table:formula="of:=[.E5]/[.I5]" office:value-type="float" office:value="2.96062312616007" calcext:value-type="float">
            <text:p>2.96062312616007</text:p>
          </table:table-cell>
          <table:table-cell table:style-name="ce12" table:formula="of:=[.J5]/[.A5]" office:value-type="float" office:value="0.740155781540016" calcext:value-type="float">
            <text:p>0.740155781540016</text:p>
          </table:table-cell>
          <table:table-cell table:style-name="Default" office:value-type="float" office:value="4.618125" calcext:value-type="float">
            <text:p>4.618125</text:p>
          </table:table-cell>
          <table:table-cell table:style-name="ce13" table:formula="of:=[.D5]/[.L5]" office:value-type="float" office:value="1.98132358911896" calcext:value-type="float">
            <text:p>1.98132358911896</text:p>
          </table:table-cell>
          <table:table-cell table:style-name="ce12" table:formula="of:=[.M5]/[.A5]" office:value-type="float" office:value="0.49533089727974" calcext:value-type="float">
            <text:p>0.49533089727974</text:p>
          </table:table-cell>
          <table:table-cell table:style-name="Default" office:value-type="float" office:value="2.48092" calcext:value-type="float">
            <text:p>2.48092</text:p>
          </table:table-cell>
          <table:table-cell table:style-name="ce13" table:formula="of:=[.E5]/[.O5]" office:value-type="float" office:value="2.03553520468213" calcext:value-type="float">
            <text:p>2.03553520468213</text:p>
          </table:table-cell>
          <table:table-cell table:style-name="ce12" table:formula="of:=[.P5]/[.A5]" office:value-type="float" office:value="0.508883801170534" calcext:value-type="float">
            <text:p>0.508883801170534</text:p>
          </table:table-cell>
          <table:table-cell table:style-name="Default" office:value-type="float" office:value="3.730091" calcext:value-type="float">
            <text:p>3.730091</text:p>
          </table:table-cell>
          <table:table-cell table:style-name="ce13" table:formula="of:=[.D5]/[.R5]" office:value-type="float" office:value="2.45302326404369" calcext:value-type="float">
            <text:p>2.45302326404369</text:p>
          </table:table-cell>
          <table:table-cell table:style-name="ce12" table:formula="of:=[.S5]/[.A5]" office:value-type="float" office:value="0.613255816010923" calcext:value-type="float">
            <text:p>0.613255816010923</text:p>
          </table:table-cell>
          <table:table-cell table:style-name="Default" office:value-type="float" office:value="1.955055" calcext:value-type="float">
            <text:p>1.955055</text:p>
          </table:table-cell>
          <table:table-cell table:style-name="ce13" table:formula="of:=[.E5]/[.U5]" office:value-type="float" office:value="2.58304753574708" calcext:value-type="float">
            <text:p>2.58304753574708</text:p>
          </table:table-cell>
          <table:table-cell table:style-name="ce12" table:formula="of:=[.V5]/[.A5]" office:value-type="float" office:value="0.645761883936769" calcext:value-type="float">
            <text:p>0.645761883936769</text:p>
          </table:table-cell>
          <table:table-cell table:number-columns-repeated="100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formula="of:=[.A6]" office:value-type="float" office:value="5" calcext:value-type="float">
            <text:p>5</text:p>
          </table:table-cell>
          <table:table-cell table:style-name="ce6" table:formula="of:=1/((1-0.88)+(0.88/[.A6]))" office:value-type="float" office:value="3.37837837837838" calcext:value-type="float">
            <text:p>3.3783783783783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56124" calcext:value-type="float">
            <text:p>3.56124</text:p>
          </table:table-cell>
          <table:table-cell table:style-name="ce13" table:formula="of:=[.D6]/[.F6]" office:value-type="float" office:value="2.56932978400782" calcext:value-type="float">
            <text:p>2.56932978400782</text:p>
          </table:table-cell>
          <table:table-cell table:style-name="ce12" table:formula="of:=[.G6]/[.A6]" office:value-type="float" office:value="0.513865956801564" calcext:value-type="float">
            <text:p>0.513865956801564</text:p>
          </table:table-cell>
          <table:table-cell table:style-name="Default" office:value-type="float" office:value="1.834127" calcext:value-type="float">
            <text:p>1.834127</text:p>
          </table:table-cell>
          <table:table-cell table:style-name="ce13" table:formula="of:=[.E6]/[.I6]" office:value-type="float" office:value="2.75335350278361" calcext:value-type="float">
            <text:p>2.75335350278361</text:p>
          </table:table-cell>
          <table:table-cell table:style-name="ce12" table:formula="of:=[.J6]/[.A6]" office:value-type="float" office:value="0.550670700556723" calcext:value-type="float">
            <text:p>0.550670700556723</text:p>
          </table:table-cell>
          <table:table-cell table:style-name="Default" office:value-type="float" office:value="4.614516" calcext:value-type="float">
            <text:p>4.614516</text:p>
          </table:table-cell>
          <table:table-cell table:style-name="ce13" table:formula="of:=[.D6]/[.L6]" office:value-type="float" office:value="1.98287317673186" calcext:value-type="float">
            <text:p>1.98287317673186</text:p>
          </table:table-cell>
          <table:table-cell table:style-name="ce12" table:formula="of:=[.M6]/[.A6]" office:value-type="float" office:value="0.396574635346372" calcext:value-type="float">
            <text:p>0.396574635346372</text:p>
          </table:table-cell>
          <table:table-cell table:style-name="Default" office:value-type="float" office:value="2.274441" calcext:value-type="float">
            <text:p>2.274441</text:p>
          </table:table-cell>
          <table:table-cell table:style-name="ce13" table:formula="of:=[.E6]/[.O6]" office:value-type="float" office:value="2.22032578554467" calcext:value-type="float">
            <text:p>2.22032578554467</text:p>
          </table:table-cell>
          <table:table-cell table:style-name="ce12" table:formula="of:=[.P6]/[.A6]" office:value-type="float" office:value="0.444065157108934" calcext:value-type="float">
            <text:p>0.444065157108934</text:p>
          </table:table-cell>
          <table:table-cell table:style-name="Default" office:value-type="float" office:value="3.410971" calcext:value-type="float">
            <text:p>3.410971</text:p>
          </table:table-cell>
          <table:table-cell table:style-name="ce13" table:formula="of:=[.D6]/[.R6]" office:value-type="float" office:value="2.68252060776829" calcext:value-type="float">
            <text:p>2.68252060776829</text:p>
          </table:table-cell>
          <table:table-cell table:style-name="ce12" table:formula="of:=[.S6]/[.A6]" office:value-type="float" office:value="0.536504121553657" calcext:value-type="float">
            <text:p>0.536504121553657</text:p>
          </table:table-cell>
          <table:table-cell table:style-name="Default" office:value-type="float" office:value="1.880615" calcext:value-type="float">
            <text:p>1.880615</text:p>
          </table:table-cell>
          <table:table-cell table:style-name="ce13" table:formula="of:=[.E6]/[.U6]" office:value-type="float" office:value="2.68529177955084" calcext:value-type="float">
            <text:p>2.68529177955084</text:p>
          </table:table-cell>
          <table:table-cell table:style-name="ce12" table:formula="of:=[.V6]/[.A6]" office:value-type="float" office:value="0.537058355910168" calcext:value-type="float">
            <text:p>0.537058355910168</text:p>
          </table:table-cell>
          <table:table-cell table:number-columns-repeated="100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formula="of:=[.A7]" office:value-type="float" office:value="6" calcext:value-type="float">
            <text:p>6</text:p>
          </table:table-cell>
          <table:table-cell table:style-name="ce6" table:formula="of:=1/((1-0.88)+(0.88/[.A7]))" office:value-type="float" office:value="3.75" calcext:value-type="float">
            <text:p>3.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814873" calcext:value-type="float">
            <text:p>2.814873</text:p>
          </table:table-cell>
          <table:table-cell table:style-name="ce13" table:formula="of:=[.D7]/[.F7]" office:value-type="float" office:value="3.25059070160537" calcext:value-type="float">
            <text:p>3.25059070160537</text:p>
          </table:table-cell>
          <table:table-cell table:style-name="ce12" table:formula="of:=[.G7]/[.A7]" office:value-type="float" office:value="0.541765116934228" calcext:value-type="float">
            <text:p>0.541765116934228</text:p>
          </table:table-cell>
          <table:table-cell table:style-name="Default" office:value-type="float" office:value="1.305943" calcext:value-type="float">
            <text:p>1.305943</text:p>
          </table:table-cell>
          <table:table-cell table:style-name="ce13" table:formula="of:=[.E7]/[.I7]" office:value-type="float" office:value="3.86693753096421" calcext:value-type="float">
            <text:p>3.86693753096421</text:p>
          </table:table-cell>
          <table:table-cell table:style-name="ce12" table:formula="of:=[.J7]/[.A7]" office:value-type="float" office:value="0.644489588494036" calcext:value-type="float">
            <text:p>0.644489588494036</text:p>
          </table:table-cell>
          <table:table-cell table:style-name="Default" office:value-type="float" office:value="4.11615" calcext:value-type="float">
            <text:p>4.11615</text:p>
          </table:table-cell>
          <table:table-cell table:style-name="ce13" table:formula="of:=[.D7]/[.L7]" office:value-type="float" office:value="2.22295105863489" calcext:value-type="float">
            <text:p>2.22295105863489</text:p>
          </table:table-cell>
          <table:table-cell table:style-name="ce12" table:formula="of:=[.M7]/[.A7]" office:value-type="float" office:value="0.370491843105815" calcext:value-type="float">
            <text:p>0.370491843105815</text:p>
          </table:table-cell>
          <table:table-cell table:style-name="Default" office:value-type="float" office:value="2.09105" calcext:value-type="float">
            <text:p>2.09105</text:p>
          </table:table-cell>
          <table:table-cell table:style-name="ce13" table:formula="of:=[.E7]/[.O7]" office:value-type="float" office:value="2.41505463762225" calcext:value-type="float">
            <text:p>2.41505463762225</text:p>
          </table:table-cell>
          <table:table-cell table:style-name="ce12" table:formula="of:=[.P7]/[.A7]" office:value-type="float" office:value="0.402509106270375" calcext:value-type="float">
            <text:p>0.402509106270375</text:p>
          </table:table-cell>
          <table:table-cell table:style-name="Default" office:value-type="float" office:value="2.830671" calcext:value-type="float">
            <text:p>2.830671</text:p>
          </table:table-cell>
          <table:table-cell table:style-name="ce13" table:formula="of:=[.D7]/[.R7]" office:value-type="float" office:value="3.23244912601994" calcext:value-type="float">
            <text:p>3.23244912601994</text:p>
          </table:table-cell>
          <table:table-cell table:style-name="ce12" table:formula="of:=[.S7]/[.A7]" office:value-type="float" office:value="0.538741521003324" calcext:value-type="float">
            <text:p>0.538741521003324</text:p>
          </table:table-cell>
          <table:table-cell table:style-name="Default" office:value-type="float" office:value="1.338365" calcext:value-type="float">
            <text:p>1.338365</text:p>
          </table:table-cell>
          <table:table-cell table:style-name="ce13" table:formula="of:=[.E7]/[.U7]" office:value-type="float" office:value="3.77326065759341" calcext:value-type="float">
            <text:p>3.77326065759341</text:p>
          </table:table-cell>
          <table:table-cell table:style-name="ce12" table:formula="of:=[.V7]/[.A7]" office:value-type="float" office:value="0.628876776265568" calcext:value-type="float">
            <text:p>0.628876776265568</text:p>
          </table:table-cell>
          <table:table-cell table:number-columns-repeated="100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formula="of:=[.A8]" office:value-type="float" office:value="7" calcext:value-type="float">
            <text:p>7</text:p>
          </table:table-cell>
          <table:table-cell table:style-name="ce6" table:formula="of:=1/((1-0.88)+(0.88/[.A8]))" office:value-type="float" office:value="4.06976744186047" calcext:value-type="float">
            <text:p>4.0697674418604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3.006053" calcext:value-type="float">
            <text:p>3.006053</text:p>
          </table:table-cell>
          <table:table-cell table:style-name="ce13" table:formula="of:=[.D8]/[.F8]" office:value-type="float" office:value="3.04385850815006" calcext:value-type="float">
            <text:p>3.04385850815006</text:p>
          </table:table-cell>
          <table:table-cell table:style-name="ce12" table:formula="of:=[.G8]/[.A8]" office:value-type="float" office:value="0.434836929735722" calcext:value-type="float">
            <text:p>0.434836929735722</text:p>
          </table:table-cell>
          <table:table-cell table:style-name="Default" office:value-type="float" office:value="1.398804" calcext:value-type="float">
            <text:p>1.398804</text:p>
          </table:table-cell>
          <table:table-cell table:style-name="ce13" table:formula="of:=[.E8]/[.I8]" office:value-type="float" office:value="3.61022702251352" calcext:value-type="float">
            <text:p>3.61022702251352</text:p>
          </table:table-cell>
          <table:table-cell table:style-name="ce12" table:formula="of:=[.J8]/[.A8]" office:value-type="float" office:value="0.515746717501931" calcext:value-type="float">
            <text:p>0.515746717501931</text:p>
          </table:table-cell>
          <table:table-cell table:style-name="Default" office:value-type="float" office:value="3.911297" calcext:value-type="float">
            <text:p>3.911297</text:p>
          </table:table-cell>
          <table:table-cell table:style-name="ce13" table:formula="of:=[.D8]/[.L8]" office:value-type="float" office:value="2.3393774494752" calcext:value-type="float">
            <text:p>2.3393774494752</text:p>
          </table:table-cell>
          <table:table-cell table:style-name="ce12" table:formula="of:=[.M8]/[.A8]" office:value-type="float" office:value="0.334196778496457" calcext:value-type="float">
            <text:p>0.334196778496457</text:p>
          </table:table-cell>
          <table:table-cell table:style-name="Default" office:value-type="float" office:value="1.851525" calcext:value-type="float">
            <text:p>1.851525</text:p>
          </table:table-cell>
          <table:table-cell table:style-name="ce13" table:formula="of:=[.E8]/[.O8]" office:value-type="float" office:value="2.72748140046718" calcext:value-type="float">
            <text:p>2.72748140046718</text:p>
          </table:table-cell>
          <table:table-cell table:style-name="ce12" table:formula="of:=[.P8]/[.A8]" office:value-type="float" office:value="0.38964020006674" calcext:value-type="float">
            <text:p>0.38964020006674</text:p>
          </table:table-cell>
          <table:table-cell table:style-name="Default" office:value-type="float" office:value="2.849403" calcext:value-type="float">
            <text:p>2.849403</text:p>
          </table:table-cell>
          <table:table-cell table:style-name="ce13" table:formula="of:=[.D8]/[.R8]" office:value-type="float" office:value="3.21119897747002" calcext:value-type="float">
            <text:p>3.21119897747002</text:p>
          </table:table-cell>
          <table:table-cell table:style-name="ce12" table:formula="of:=[.S8]/[.A8]" office:value-type="float" office:value="0.458742711067145" calcext:value-type="float">
            <text:p>0.458742711067145</text:p>
          </table:table-cell>
          <table:table-cell table:style-name="Default" office:value-type="float" office:value="1.125511" calcext:value-type="float">
            <text:p>1.125511</text:p>
          </table:table-cell>
          <table:table-cell table:style-name="ce13" table:formula="of:=[.E8]/[.U8]" office:value-type="float" office:value="4.48685086151979" calcext:value-type="float">
            <text:p>4.48685086151979</text:p>
          </table:table-cell>
          <table:table-cell table:style-name="ce12" table:formula="of:=[.V8]/[.A8]" office:value-type="float" office:value="0.640978694502827" calcext:value-type="float">
            <text:p>0.640978694502827</text:p>
          </table:table-cell>
          <table:table-cell table:number-columns-repeated="100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formula="of:=[.A9]" office:value-type="float" office:value="8" calcext:value-type="float">
            <text:p>8</text:p>
          </table:table-cell>
          <table:table-cell table:style-name="ce6" table:formula="of:=1/((1-0.88)+(0.88/[.A9]))" office:value-type="float" office:value="4.34782608695652" calcext:value-type="float">
            <text:p>4.3478260869565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36722" calcext:value-type="float">
            <text:p>2.436722</text:p>
          </table:table-cell>
          <table:table-cell table:style-name="ce13" table:formula="of:=[.D9]/[.F9]" office:value-type="float" office:value="3.75504468708371" calcext:value-type="float">
            <text:p>3.75504468708371</text:p>
          </table:table-cell>
          <table:table-cell table:style-name="ce12" table:formula="of:=[.G9]/[.A9]" office:value-type="float" office:value="0.469380585885464" calcext:value-type="float">
            <text:p>0.469380585885464</text:p>
          </table:table-cell>
          <table:table-cell table:style-name="Default" office:value-type="float" office:value="1.227114" calcext:value-type="float">
            <text:p>1.227114</text:p>
          </table:table-cell>
          <table:table-cell table:style-name="ce13" table:formula="of:=[.E9]/[.I9]" office:value-type="float" office:value="4.11534706636873" calcext:value-type="float">
            <text:p>4.11534706636873</text:p>
          </table:table-cell>
          <table:table-cell table:style-name="ce12" table:formula="of:=[.J9]/[.A9]" office:value-type="float" office:value="0.514418383296091" calcext:value-type="float">
            <text:p>0.514418383296091</text:p>
          </table:table-cell>
          <table:table-cell table:style-name="Default" office:value-type="float" office:value="3.481033" calcext:value-type="float">
            <text:p>3.481033</text:p>
          </table:table-cell>
          <table:table-cell table:style-name="ce13" table:formula="of:=[.D9]/[.L9]" office:value-type="float" office:value="2.62853009437141" calcext:value-type="float">
            <text:p>2.62853009437141</text:p>
          </table:table-cell>
          <table:table-cell table:style-name="ce12" table:formula="of:=[.M9]/[.A9]" office:value-type="float" office:value="0.328566261796426" calcext:value-type="float">
            <text:p>0.328566261796426</text:p>
          </table:table-cell>
          <table:table-cell table:style-name="Default" office:value-type="float" office:value="1.715849" calcext:value-type="float">
            <text:p>1.715849</text:p>
          </table:table-cell>
          <table:table-cell table:style-name="ce13" table:formula="of:=[.E9]/[.O9]" office:value-type="float" office:value="2.94314942631898" calcext:value-type="float">
            <text:p>2.94314942631898</text:p>
          </table:table-cell>
          <table:table-cell table:style-name="ce12" table:formula="of:=[.P9]/[.A9]" office:value-type="float" office:value="0.367893678289873" calcext:value-type="float">
            <text:p>0.367893678289873</text:p>
          </table:table-cell>
          <table:table-cell table:style-name="Default" office:value-type="float" office:value="2.397997" calcext:value-type="float">
            <text:p>2.397997</text:p>
          </table:table-cell>
          <table:table-cell table:style-name="ce13" table:formula="of:=[.D9]/[.R9]" office:value-type="float" office:value="3.81568450669455" calcext:value-type="float">
            <text:p>3.81568450669455</text:p>
          </table:table-cell>
          <table:table-cell table:style-name="ce12" table:formula="of:=[.S9]/[.A9]" office:value-type="float" office:value="0.476960563336818" calcext:value-type="float">
            <text:p>0.476960563336818</text:p>
          </table:table-cell>
          <table:table-cell table:style-name="Default" office:value-type="float" office:value="1.044149" calcext:value-type="float">
            <text:p>1.044149</text:p>
          </table:table-cell>
          <table:table-cell table:style-name="ce13" table:formula="of:=[.E9]/[.U9]" office:value-type="float" office:value="4.83647448783651" calcext:value-type="float">
            <text:p>4.83647448783651</text:p>
          </table:table-cell>
          <table:table-cell table:style-name="ce12" table:formula="of:=[.V9]/[.A9]" office:value-type="float" office:value="0.604559310979563" calcext:value-type="float">
            <text:p>0.604559310979563</text:p>
          </table:table-cell>
          <table:table-cell table:number-columns-repeated="100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table:formula="of:=[.A10]" office:value-type="float" office:value="9" calcext:value-type="float">
            <text:p>9</text:p>
          </table:table-cell>
          <table:table-cell table:style-name="ce6" table:formula="of:=1/((1-0.88)+(0.88/[.A10]))" office:value-type="float" office:value="4.59183673469388" calcext:value-type="float">
            <text:p>4.5918367346938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34339" calcext:value-type="float">
            <text:p>2.634339</text:p>
          </table:table-cell>
          <table:table-cell table:style-name="ce13" table:formula="of:=[.D10]/[.F10]" office:value-type="float" office:value="3.47335707363403" calcext:value-type="float">
            <text:p>3.47335707363403</text:p>
          </table:table-cell>
          <table:table-cell table:style-name="ce12" table:formula="of:=[.G10]/[.A10]" office:value-type="float" office:value="0.385928563737114" calcext:value-type="float">
            <text:p>0.385928563737114</text:p>
          </table:table-cell>
          <table:table-cell table:style-name="Default" office:value-type="float" office:value="1.200049" calcext:value-type="float">
            <text:p>1.200049</text:p>
          </table:table-cell>
          <table:table-cell table:style-name="ce13" table:formula="of:=[.E10]/[.I10]" office:value-type="float" office:value="4.20816150007208" calcext:value-type="float">
            <text:p>4.20816150007208</text:p>
          </table:table-cell>
          <table:table-cell table:style-name="ce12" table:formula="of:=[.J10]/[.A10]" office:value-type="float" office:value="0.467573500008009" calcext:value-type="float">
            <text:p>0.467573500008009</text:p>
          </table:table-cell>
          <table:table-cell table:style-name="Default" office:value-type="float" office:value="3.52505" calcext:value-type="float">
            <text:p>3.52505</text:p>
          </table:table-cell>
          <table:table-cell table:style-name="ce13" table:formula="of:=[.D10]/[.L10]" office:value-type="float" office:value="2.59570786229983" calcext:value-type="float">
            <text:p>2.59570786229983</text:p>
          </table:table-cell>
          <table:table-cell table:style-name="ce12" table:formula="of:=[.M10]/[.A10]" office:value-type="float" office:value="0.288411984699981" calcext:value-type="float">
            <text:p>0.288411984699981</text:p>
          </table:table-cell>
          <table:table-cell table:style-name="Default" office:value-type="float" office:value="1.762534" calcext:value-type="float">
            <text:p>1.762534</text:p>
          </table:table-cell>
          <table:table-cell table:style-name="ce13" table:formula="of:=[.E10]/[.O10]" office:value-type="float" office:value="2.86519295514299" calcext:value-type="float">
            <text:p>2.86519295514299</text:p>
          </table:table-cell>
          <table:table-cell table:style-name="ce12" table:formula="of:=[.P10]/[.A10]" office:value-type="float" office:value="0.318354772793666" calcext:value-type="float">
            <text:p>0.318354772793666</text:p>
          </table:table-cell>
          <table:table-cell table:style-name="Default" office:value-type="float" office:value="2.626133" calcext:value-type="float">
            <text:p>2.626133</text:p>
          </table:table-cell>
          <table:table-cell table:style-name="ce13" table:formula="of:=[.D10]/[.R10]" office:value-type="float" office:value="3.484210434125" calcext:value-type="float">
            <text:p>3.484210434125</text:p>
          </table:table-cell>
          <table:table-cell table:style-name="ce12" table:formula="of:=[.S10]/[.A10]" office:value-type="float" office:value="0.387134492680556" calcext:value-type="float">
            <text:p>0.387134492680556</text:p>
          </table:table-cell>
          <table:table-cell table:style-name="Default" office:value-type="float" office:value="1.139488" calcext:value-type="float">
            <text:p>1.139488</text:p>
          </table:table-cell>
          <table:table-cell table:style-name="ce13" table:formula="of:=[.E10]/[.U10]" office:value-type="float" office:value="4.43181499059227" calcext:value-type="float">
            <text:p>4.43181499059227</text:p>
          </table:table-cell>
          <table:table-cell table:style-name="ce12" table:formula="of:=[.V10]/[.A10]" office:value-type="float" office:value="0.492423887843585" calcext:value-type="float">
            <text:p>0.492423887843585</text:p>
          </table:table-cell>
          <table:table-cell table:number-columns-repeated="100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[.A11]" office:value-type="float" office:value="10" calcext:value-type="float">
            <text:p>10</text:p>
          </table:table-cell>
          <table:table-cell table:style-name="ce6" table:formula="of:=1/((1-0.88)+(0.88/[.A11]))" office:value-type="float" office:value="4.80769230769231" calcext:value-type="float">
            <text:p>4.8076923076923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57115" calcext:value-type="float">
            <text:p>2.357115</text:p>
          </table:table-cell>
          <table:table-cell table:style-name="ce19" table:formula="of:=[.D11]/[.F11]" office:value-type="float" office:value="3.88186405839342" calcext:value-type="float">
            <text:p>3.88186405839342</text:p>
          </table:table-cell>
          <table:table-cell table:style-name="ce12" table:formula="of:=[.G11]/[.A11]" office:value-type="float" office:value="0.388186405839342" calcext:value-type="float">
            <text:p>0.388186405839342</text:p>
          </table:table-cell>
          <table:table-cell table:style-name="Default" office:value-type="float" office:value="1.013732" calcext:value-type="float">
            <text:p>1.013732</text:p>
          </table:table-cell>
          <table:table-cell table:style-name="ce13" table:formula="of:=[.E11]/[.I11]" office:value-type="float" office:value="4.98159276810834" calcext:value-type="float">
            <text:p>4.98159276810834</text:p>
          </table:table-cell>
          <table:table-cell table:style-name="ce12" table:formula="of:=[.J11]/[.A11]" office:value-type="float" office:value="0.498159276810834" calcext:value-type="float">
            <text:p>0.498159276810834</text:p>
          </table:table-cell>
          <table:table-cell table:style-name="Default" office:value-type="float" office:value="3.528439" calcext:value-type="float">
            <text:p>3.528439</text:p>
          </table:table-cell>
          <table:table-cell table:style-name="ce13" table:formula="of:=[.D11]/[.L11]" office:value-type="float" office:value="2.59321473320072" calcext:value-type="float">
            <text:p>2.59321473320072</text:p>
          </table:table-cell>
          <table:table-cell table:style-name="ce12" table:formula="of:=[.M11]/[.A11]" office:value-type="float" office:value="0.259321473320072" calcext:value-type="float">
            <text:p>0.259321473320072</text:p>
          </table:table-cell>
          <table:table-cell table:style-name="Default" office:value-type="float" office:value="1.644928" calcext:value-type="float">
            <text:p>1.644928</text:p>
          </table:table-cell>
          <table:table-cell table:style-name="ce13" table:formula="of:=[.E11]/[.O11]" office:value-type="float" office:value="3.0700431873006" calcext:value-type="float">
            <text:p>3.0700431873006</text:p>
          </table:table-cell>
          <table:table-cell table:style-name="ce12" table:formula="of:=[.P11]/[.A11]" office:value-type="float" office:value="0.30700431873006" calcext:value-type="float">
            <text:p>0.30700431873006</text:p>
          </table:table-cell>
          <table:table-cell table:style-name="Default" office:value-type="float" office:value="2.348133" calcext:value-type="float">
            <text:p>2.348133</text:p>
          </table:table-cell>
          <table:table-cell table:style-name="ce13" table:formula="of:=[.D11]/[.R11]" office:value-type="float" office:value="3.89671283526104" calcext:value-type="float">
            <text:p>3.89671283526104</text:p>
          </table:table-cell>
          <table:table-cell table:style-name="ce12" table:formula="of:=[.S11]/[.A11]" office:value-type="float" office:value="0.389671283526103" calcext:value-type="float">
            <text:p>0.389671283526103</text:p>
          </table:table-cell>
          <table:table-cell table:style-name="Default" office:value-type="float" office:value="1.04545" calcext:value-type="float">
            <text:p>1.04545</text:p>
          </table:table-cell>
          <table:table-cell table:style-name="ce13" table:formula="of:=[.E11]/[.U11]" office:value-type="float" office:value="4.83045578459037" calcext:value-type="float">
            <text:p>4.83045578459037</text:p>
          </table:table-cell>
          <table:table-cell table:style-name="ce12" table:formula="of:=[.V11]/[.A11]" office:value-type="float" office:value="0.483045578459037" calcext:value-type="float">
            <text:p>0.483045578459037</text:p>
          </table:table-cell>
          <table:table-cell table:number-columns-repeated="100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table:formula="of:=[.A12]" office:value-type="float" office:value="11" calcext:value-type="float">
            <text:p>11</text:p>
          </table:table-cell>
          <table:table-cell table:style-name="ce6" table:formula="of:=1/((1-0.88)+(0.88/[.A12]))" office:value-type="float" office:value="5" calcext:value-type="float">
            <text:p>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74863" calcext:value-type="float">
            <text:p>2.474863</text:p>
          </table:table-cell>
          <table:table-cell table:style-name="ce13" table:formula="of:=[.D12]/[.F12]" office:value-type="float" office:value="3.69717434864071" calcext:value-type="float">
            <text:p>3.69717434864071</text:p>
          </table:table-cell>
          <table:table-cell table:style-name="ce12" table:formula="of:=[.G12]/[.A12]" office:value-type="float" office:value="0.336106758967337" calcext:value-type="float">
            <text:p>0.336106758967337</text:p>
          </table:table-cell>
          <table:table-cell table:style-name="Default" office:value-type="float" office:value="1.191924" calcext:value-type="float">
            <text:p>1.191924</text:p>
          </table:table-cell>
          <table:table-cell table:style-name="ce13" table:formula="of:=[.E12]/[.I12]" office:value-type="float" office:value="4.23684731576846" calcext:value-type="float">
            <text:p>4.23684731576846</text:p>
          </table:table-cell>
          <table:table-cell table:style-name="ce12" table:formula="of:=[.J12]/[.A12]" office:value-type="float" office:value="0.385167937797132" calcext:value-type="float">
            <text:p>0.385167937797132</text:p>
          </table:table-cell>
          <table:table-cell table:style-name="Default" office:value-type="float" office:value="3.445902" calcext:value-type="float">
            <text:p>3.445902</text:p>
          </table:table-cell>
          <table:table-cell table:style-name="ce13" table:formula="of:=[.D12]/[.L12]" office:value-type="float" office:value="2.6553279808886" calcext:value-type="float">
            <text:p>2.6553279808886</text:p>
          </table:table-cell>
          <table:table-cell table:style-name="ce12" table:formula="of:=[.M12]/[.A12]" office:value-type="float" office:value="0.241393452808055" calcext:value-type="float">
            <text:p>0.241393452808055</text:p>
          </table:table-cell>
          <table:table-cell table:style-name="Default" office:value-type="float" office:value="1.746042" calcext:value-type="float">
            <text:p>1.746042</text:p>
          </table:table-cell>
          <table:table-cell table:style-name="ce13" table:formula="of:=[.E12]/[.O12]" office:value-type="float" office:value="2.89225574184355" calcext:value-type="float">
            <text:p>2.89225574184355</text:p>
          </table:table-cell>
          <table:table-cell table:style-name="ce12" table:formula="of:=[.P12]/[.A12]" office:value-type="float" office:value="0.262932340167596" calcext:value-type="float">
            <text:p>0.262932340167596</text:p>
          </table:table-cell>
          <table:table-cell table:style-name="Default" office:value-type="float" office:value="2.29036" calcext:value-type="float">
            <text:p>2.29036</text:p>
          </table:table-cell>
          <table:table-cell table:style-name="ce13" table:formula="of:=[.D12]/[.R12]" office:value-type="float" office:value="3.9950051520285" calcext:value-type="float">
            <text:p>3.9950051520285</text:p>
          </table:table-cell>
          <table:table-cell table:style-name="ce12" table:formula="of:=[.S12]/[.A12]" office:value-type="float" office:value="0.363182286548046" calcext:value-type="float">
            <text:p>0.363182286548046</text:p>
          </table:table-cell>
          <table:table-cell table:style-name="Default" office:value-type="float" office:value="1.011414" calcext:value-type="float">
            <text:p>1.011414</text:p>
          </table:table-cell>
          <table:table-cell table:style-name="ce13" table:formula="of:=[.E12]/[.U12]" office:value-type="float" office:value="4.99300978629918" calcext:value-type="float">
            <text:p>4.99300978629918</text:p>
          </table:table-cell>
          <table:table-cell table:style-name="ce12" table:formula="of:=[.V12]/[.A12]" office:value-type="float" office:value="0.453909980572653" calcext:value-type="float">
            <text:p>0.453909980572653</text:p>
          </table:table-cell>
          <table:table-cell table:number-columns-repeated="100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table:formula="of:=[.A13]" office:value-type="float" office:value="12" calcext:value-type="float">
            <text:p>12</text:p>
          </table:table-cell>
          <table:table-cell table:style-name="ce6" table:formula="of:=1/((1-0.88)+(0.88/[.A13]))" office:value-type="float" office:value="5.17241379310345" calcext:value-type="float">
            <text:p>5.1724137931034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07568" calcext:value-type="float">
            <text:p>2.407568</text:p>
          </table:table-cell>
          <table:table-cell table:style-name="ce13" table:formula="of:=[.D13]/[.F13]" office:value-type="float" office:value="3.80051570713683" calcext:value-type="float">
            <text:p>3.80051570713683</text:p>
          </table:table-cell>
          <table:table-cell table:style-name="ce12" table:formula="of:=[.G13]/[.A13]" office:value-type="float" office:value="0.316709642261402" calcext:value-type="float">
            <text:p>0.316709642261402</text:p>
          </table:table-cell>
          <table:table-cell table:style-name="Default" office:value-type="float" office:value="1.036191" calcext:value-type="float">
            <text:p>1.036191</text:p>
          </table:table-cell>
          <table:table-cell table:style-name="ce13" table:formula="of:=[.E13]/[.I13]" office:value-type="float" office:value="4.87361885984341" calcext:value-type="float">
            <text:p>4.87361885984341</text:p>
          </table:table-cell>
          <table:table-cell table:style-name="ce12" table:formula="of:=[.J13]/[.A13]" office:value-type="float" office:value="0.406134904986951" calcext:value-type="float">
            <text:p>0.406134904986951</text:p>
          </table:table-cell>
          <table:table-cell table:style-name="Default" office:value-type="float" office:value="3.01511" calcext:value-type="float">
            <text:p>3.01511</text:p>
          </table:table-cell>
          <table:table-cell table:style-name="ce13" table:formula="of:=[.D13]/[.L13]" office:value-type="float" office:value="3.03471515135435" calcext:value-type="float">
            <text:p>3.03471515135435</text:p>
          </table:table-cell>
          <table:table-cell table:style-name="ce12" table:formula="of:=[.M13]/[.A13]" office:value-type="float" office:value="0.252892929279529" calcext:value-type="float">
            <text:p>0.252892929279529</text:p>
          </table:table-cell>
          <table:table-cell table:style-name="Default" office:value-type="float" office:value="1.381848" calcext:value-type="float">
            <text:p>1.381848</text:p>
          </table:table-cell>
          <table:table-cell table:style-name="ce14" table:formula="of:=[.E13]/[.O13]" office:value-type="float" office:value="3.654526402325" calcext:value-type="float">
            <text:p>3.654526402325</text:p>
          </table:table-cell>
          <table:table-cell table:style-name="ce12" table:formula="of:=[.P13]/[.A13]" office:value-type="float" office:value="0.304543866860417" calcext:value-type="float">
            <text:p>0.304543866860417</text:p>
          </table:table-cell>
          <table:table-cell table:style-name="Default" office:value-type="float" office:value="2.343069" calcext:value-type="float">
            <text:p>2.343069</text:p>
          </table:table-cell>
          <table:table-cell table:style-name="ce19" table:formula="of:=[.D13]/[.R13]" office:value-type="float" office:value="3.90513467593144" calcext:value-type="float">
            <text:p>3.90513467593144</text:p>
          </table:table-cell>
          <table:table-cell table:style-name="ce12" table:formula="of:=[.S13]/[.A13]" office:value-type="float" office:value="0.325427889660953" calcext:value-type="float">
            <text:p>0.325427889660953</text:p>
          </table:table-cell>
          <table:table-cell table:style-name="Default" office:value-type="float" office:value="0.967222" calcext:value-type="float">
            <text:p>0.967222</text:p>
          </table:table-cell>
          <table:table-cell table:style-name="ce13" table:formula="of:=[.E13]/[.U13]" office:value-type="float" office:value="5.22113847699908" calcext:value-type="float">
            <text:p>5.22113847699908</text:p>
          </table:table-cell>
          <table:table-cell table:style-name="ce12" table:formula="of:=[.V13]/[.A13]" office:value-type="float" office:value="0.435094873083256" calcext:value-type="float">
            <text:p>0.435094873083256</text:p>
          </table:table-cell>
          <table:table-cell table:number-columns-repeated="100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table:formula="of:=[.A14]" office:value-type="float" office:value="13" calcext:value-type="float">
            <text:p>13</text:p>
          </table:table-cell>
          <table:table-cell table:style-name="ce6" table:formula="of:=1/((1-0.88)+(0.88/[.A14]))" office:value-type="float" office:value="5.32786885245902" calcext:value-type="float">
            <text:p>5.3278688524590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75958" calcext:value-type="float">
            <text:p>2.375958</text:p>
          </table:table-cell>
          <table:table-cell table:style-name="ce13" table:formula="of:=[.D14]/[.F14]" office:value-type="float" office:value="3.85107817562432" calcext:value-type="float">
            <text:p>3.85107817562432</text:p>
          </table:table-cell>
          <table:table-cell table:style-name="ce12" table:formula="of:=[.G14]/[.A14]" office:value-type="float" office:value="0.296236782740332" calcext:value-type="float">
            <text:p>0.296236782740332</text:p>
          </table:table-cell>
          <table:table-cell table:style-name="Default" office:value-type="float" office:value="1.106426" calcext:value-type="float">
            <text:p>1.106426</text:p>
          </table:table-cell>
          <table:table-cell table:style-name="ce13" table:formula="of:=[.E14]/[.I14]" office:value-type="float" office:value="4.56424559798848" calcext:value-type="float">
            <text:p>4.56424559798848</text:p>
          </table:table-cell>
          <table:table-cell table:style-name="ce12" table:formula="of:=[.J14]/[.A14]" office:value-type="float" office:value="0.351095815229883" calcext:value-type="float">
            <text:p>0.351095815229883</text:p>
          </table:table-cell>
          <table:table-cell table:style-name="Default" office:value-type="float" office:value="3.239284" calcext:value-type="float">
            <text:p>3.239284</text:p>
          </table:table-cell>
          <table:table-cell table:style-name="ce13" table:formula="of:=[.D14]/[.L14]" office:value-type="float" office:value="2.82469829752501" calcext:value-type="float">
            <text:p>2.82469829752501</text:p>
          </table:table-cell>
          <table:table-cell table:style-name="ce12" table:formula="of:=[.M14]/[.A14]" office:value-type="float" office:value="0.217284484425001" calcext:value-type="float">
            <text:p>0.217284484425001</text:p>
          </table:table-cell>
          <table:table-cell table:style-name="Default" office:value-type="float" office:value="1.490186" calcext:value-type="float">
            <text:p>1.490186</text:p>
          </table:table-cell>
          <table:table-cell table:style-name="ce13" table:formula="of:=[.E14]/[.O14]" office:value-type="float" office:value="3.38883870872495" calcext:value-type="float">
            <text:p>3.38883870872495</text:p>
          </table:table-cell>
          <table:table-cell table:style-name="ce12" table:formula="of:=[.P14]/[.A14]" office:value-type="float" office:value="0.26067990067115" calcext:value-type="float">
            <text:p>0.26067990067115</text:p>
          </table:table-cell>
          <table:table-cell table:style-name="Default" office:value-type="float" office:value="2.280586" calcext:value-type="float">
            <text:p>2.280586</text:p>
          </table:table-cell>
          <table:table-cell table:style-name="ce13" table:formula="of:=[.D14]/[.R14]" office:value-type="float" office:value="4.01212670778475" calcext:value-type="float">
            <text:p>4.01212670778475</text:p>
          </table:table-cell>
          <table:table-cell table:style-name="ce12" table:formula="of:=[.S14]/[.A14]" office:value-type="float" office:value="0.308625131368058" calcext:value-type="float">
            <text:p>0.308625131368058</text:p>
          </table:table-cell>
          <table:table-cell table:style-name="Default" office:value-type="float" office:value="0.950556" calcext:value-type="float">
            <text:p>0.950556</text:p>
          </table:table-cell>
          <table:table-cell table:style-name="ce14" table:formula="of:=[.E14]/[.U14]" office:value-type="float" office:value="5.31268015771822" calcext:value-type="float">
            <text:p>5.31268015771822</text:p>
          </table:table-cell>
          <table:table-cell table:style-name="ce12" table:formula="of:=[.V14]/[.A14]" office:value-type="float" office:value="0.408667704439863" calcext:value-type="float">
            <text:p>0.408667704439863</text:p>
          </table:table-cell>
          <table:table-cell table:number-columns-repeated="100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table:formula="of:=[.A15]" office:value-type="float" office:value="14" calcext:value-type="float">
            <text:p>14</text:p>
          </table:table-cell>
          <table:table-cell table:style-name="ce6" table:formula="of:=1/((1-0.88)+(0.88/[.A15]))" office:value-type="float" office:value="5.46875" calcext:value-type="float">
            <text:p>5.4687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175304" calcext:value-type="float">
            <text:p>2.175304</text:p>
          </table:table-cell>
          <table:table-cell table:style-name="ce14" table:formula="of:=[.D15]/[.F15]" office:value-type="float" office:value="4.20630863548267" calcext:value-type="float">
            <text:p>4.20630863548267</text:p>
          </table:table-cell>
          <table:table-cell table:style-name="ce12" table:formula="of:=[.G15]/[.A15]" office:value-type="float" office:value="0.300450616820191" calcext:value-type="float">
            <text:p>0.300450616820191</text:p>
          </table:table-cell>
          <table:table-cell table:style-name="Default" office:value-type="float" office:value="0.853836" calcext:value-type="float">
            <text:p>0.853836</text:p>
          </table:table-cell>
          <table:table-cell table:style-name="ce14" table:formula="of:=[.E15]/[.I15]" office:value-type="float" office:value="5.91448474882764" calcext:value-type="float">
            <text:p>5.91448474882764</text:p>
          </table:table-cell>
          <table:table-cell table:style-name="ce12" table:formula="of:=[.J15]/[.A15]" office:value-type="float" office:value="0.422463196344832" calcext:value-type="float">
            <text:p>0.422463196344832</text:p>
          </table:table-cell>
          <table:table-cell table:style-name="Default" office:value-type="float" office:value="2.960341" calcext:value-type="float">
            <text:p>2.960341</text:p>
          </table:table-cell>
          <table:table-cell table:style-name="ce14" table:formula="of:=[.D15]/[.L15]" office:value-type="float" office:value="3.09086014077432" calcext:value-type="float">
            <text:p>3.09086014077432</text:p>
          </table:table-cell>
          <table:table-cell table:style-name="ce12" table:formula="of:=[.M15]/[.A15]" office:value-type="float" office:value="0.220775724341023" calcext:value-type="float">
            <text:p>0.220775724341023</text:p>
          </table:table-cell>
          <table:table-cell table:style-name="Default" office:value-type="float" office:value="1.430383" calcext:value-type="float">
            <text:p>1.430383</text:p>
          </table:table-cell>
          <table:table-cell table:style-name="ce13" table:formula="of:=[.E15]/[.O15]" office:value-type="float" office:value="3.5305229438549" calcext:value-type="float">
            <text:p>3.5305229438549</text:p>
          </table:table-cell>
          <table:table-cell table:style-name="ce12" table:formula="of:=[.P15]/[.A15]" office:value-type="float" office:value="0.25218021027535" calcext:value-type="float">
            <text:p>0.25218021027535</text:p>
          </table:table-cell>
          <table:table-cell table:style-name="Default" office:value-type="float" office:value="2.15833" calcext:value-type="float">
            <text:p>2.15833</text:p>
          </table:table-cell>
          <table:table-cell table:style-name="ce14" table:formula="of:=[.D15]/[.R15]" office:value-type="float" office:value="4.23938878670083" calcext:value-type="float">
            <text:p>4.23938878670083</text:p>
          </table:table-cell>
          <table:table-cell table:style-name="ce12" table:formula="of:=[.S15]/[.A15]" office:value-type="float" office:value="0.302813484764345" calcext:value-type="float">
            <text:p>0.302813484764345</text:p>
          </table:table-cell>
          <table:table-cell table:style-name="Default" office:value-type="float" office:value="0.930659" calcext:value-type="float">
            <text:p>0.930659</text:p>
          </table:table-cell>
          <table:table-cell table:style-name="ce13" table:formula="of:=[.E15]/[.U15]" office:value-type="float" office:value="5.42626246562919" calcext:value-type="float">
            <text:p>5.42626246562919</text:p>
          </table:table-cell>
          <table:table-cell table:style-name="ce12" table:formula="of:=[.V15]/[.A15]" office:value-type="float" office:value="0.387590176116371" calcext:value-type="float">
            <text:p>0.387590176116371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table:formula="of:=[.A16]" office:value-type="float" office:value="15" calcext:value-type="float">
            <text:p>15</text:p>
          </table:table-cell>
          <table:table-cell table:style-name="ce6" table:formula="of:=1/((1-0.88)+(0.88/[.A16]))" office:value-type="float" office:value="5.59701492537313" calcext:value-type="float">
            <text:p>5.5970149253731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95311" calcext:value-type="float">
            <text:p>2.395311</text:p>
          </table:table-cell>
          <table:table-cell table:style-name="ce13" table:formula="of:=[.D16]/[.F16]" office:value-type="float" office:value="3.81996325320595" calcext:value-type="float">
            <text:p>3.81996325320595</text:p>
          </table:table-cell>
          <table:table-cell table:style-name="ce12" table:formula="of:=[.G16]/[.A16]" office:value-type="float" office:value="0.254664216880397" calcext:value-type="float">
            <text:p>0.254664216880397</text:p>
          </table:table-cell>
          <table:table-cell table:style-name="Default" office:value-type="float" office:value="1.140475" calcext:value-type="float">
            <text:p>1.140475</text:p>
          </table:table-cell>
          <table:table-cell table:style-name="ce13" table:formula="of:=[.E16]/[.I16]" office:value-type="float" office:value="4.42797956991604" calcext:value-type="float">
            <text:p>4.42797956991604</text:p>
          </table:table-cell>
          <table:table-cell table:style-name="ce12" table:formula="of:=[.J16]/[.A16]" office:value-type="float" office:value="0.295198637994403" calcext:value-type="float">
            <text:p>0.295198637994403</text:p>
          </table:table-cell>
          <table:table-cell table:style-name="Default" office:value-type="float" office:value="2.965605" calcext:value-type="float">
            <text:p>2.965605</text:p>
          </table:table-cell>
          <table:table-cell table:style-name="ce13" table:formula="of:=[.D16]/[.L16]" office:value-type="float" office:value="3.08537381074014" calcext:value-type="float">
            <text:p>3.08537381074014</text:p>
          </table:table-cell>
          <table:table-cell table:style-name="ce12" table:formula="of:=[.M16]/[.A16]" office:value-type="float" office:value="0.205691587382676" calcext:value-type="float">
            <text:p>0.205691587382676</text:p>
          </table:table-cell>
          <table:table-cell table:style-name="Default" office:value-type="float" office:value="1.498149" calcext:value-type="float">
            <text:p>1.498149</text:p>
          </table:table-cell>
          <table:table-cell table:style-name="ce13" table:formula="of:=[.E16]/[.O16]" office:value-type="float" office:value="3.37082626627926" calcext:value-type="float">
            <text:p>3.37082626627926</text:p>
          </table:table-cell>
          <table:table-cell table:style-name="ce12" table:formula="of:=[.P16]/[.A16]" office:value-type="float" office:value="0.224721751085284" calcext:value-type="float">
            <text:p>0.224721751085284</text:p>
          </table:table-cell>
          <table:table-cell table:style-name="Default" office:value-type="float" office:value="2.393848" calcext:value-type="float">
            <text:p>2.393848</text:p>
          </table:table-cell>
          <table:table-cell table:style-name="ce13" table:formula="of:=[.D16]/[.R16]" office:value-type="float" office:value="3.8222978234207" calcext:value-type="float">
            <text:p>3.8222978234207</text:p>
          </table:table-cell>
          <table:table-cell table:style-name="ce12" table:formula="of:=[.S16]/[.A16]" office:value-type="float" office:value="0.254819854894713" calcext:value-type="float">
            <text:p>0.254819854894713</text:p>
          </table:table-cell>
          <table:table-cell table:style-name="Default" office:value-type="float" office:value="1.040264" calcext:value-type="float">
            <text:p>1.040264</text:p>
          </table:table-cell>
          <table:table-cell table:style-name="ce13" table:formula="of:=[.E16]/[.U16]" office:value-type="float" office:value="4.85453692524205" calcext:value-type="float">
            <text:p>4.85453692524205</text:p>
          </table:table-cell>
          <table:table-cell table:style-name="ce12" table:formula="of:=[.V16]/[.A16]" office:value-type="float" office:value="0.323635795016137" calcext:value-type="float">
            <text:p>0.323635795016137</text:p>
          </table:table-cell>
          <table:table-cell table:number-columns-repeated="100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table:formula="of:=[.A17]" office:value-type="float" office:value="16" calcext:value-type="float">
            <text:p>16</text:p>
          </table:table-cell>
          <table:table-cell table:style-name="ce6" table:formula="of:=1/((1-0.88)+(0.88/[.A17]))" office:value-type="float" office:value="5.71428571428571" calcext:value-type="float">
            <text:p>5.7142857142857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219582" calcext:value-type="float">
            <text:p>2.219582</text:p>
          </table:table-cell>
          <table:table-cell table:style-name="ce13" table:formula="of:=[.D17]/[.F17]" office:value-type="float" office:value="4.12239782085095" calcext:value-type="float">
            <text:p>4.12239782085095</text:p>
          </table:table-cell>
          <table:table-cell table:style-name="ce12" table:formula="of:=[.G17]/[.A17]" office:value-type="float" office:value="0.257649863803185" calcext:value-type="float">
            <text:p>0.257649863803185</text:p>
          </table:table-cell>
          <table:table-cell table:style-name="Default" office:value-type="float" office:value="0.897222" calcext:value-type="float">
            <text:p>0.897222</text:p>
          </table:table-cell>
          <table:table-cell table:style-name="ce13" table:formula="of:=[.E17]/[.I17]" office:value-type="float" office:value="5.62848436618808" calcext:value-type="float">
            <text:p>5.62848436618808</text:p>
          </table:table-cell>
          <table:table-cell table:style-name="ce12" table:formula="of:=[.J17]/[.A17]" office:value-type="float" office:value="0.351780272886755" calcext:value-type="float">
            <text:p>0.351780272886755</text:p>
          </table:table-cell>
          <table:table-cell table:style-name="Default" office:value-type="float" office:value="2.853501" calcext:value-type="float">
            <text:p>2.853501</text:p>
          </table:table-cell>
          <table:table-cell table:style-name="ce13" table:formula="of:=[.D17]/[.L17]" office:value-type="float" office:value="3.20658727647195" calcext:value-type="float">
            <text:p>3.20658727647195</text:p>
          </table:table-cell>
          <table:table-cell table:style-name="ce12" table:formula="of:=[.M17]/[.A17]" office:value-type="float" office:value="0.200411704779497" calcext:value-type="float">
            <text:p>0.200411704779497</text:p>
          </table:table-cell>
          <table:table-cell table:style-name="Default" office:value-type="float" office:value="1.296935" calcext:value-type="float">
            <text:p>1.296935</text:p>
          </table:table-cell>
          <table:table-cell table:style-name="ce13" table:formula="of:=[.E17]/[.O17]" office:value-type="float" office:value="3.8937957569192" calcext:value-type="float">
            <text:p>3.8937957569192</text:p>
          </table:table-cell>
          <table:table-cell table:style-name="ce12" table:formula="of:=[.P17]/[.A17]" office:value-type="float" office:value="0.24336223480745" calcext:value-type="float">
            <text:p>0.24336223480745</text:p>
          </table:table-cell>
          <table:table-cell table:style-name="Default" office:value-type="float" office:value="2.225488" calcext:value-type="float">
            <text:p>2.225488</text:p>
          </table:table-cell>
          <table:table-cell table:style-name="ce13" table:formula="of:=[.D17]/[.R17]" office:value-type="float" office:value="4.11145780161475" calcext:value-type="float">
            <text:p>4.11145780161475</text:p>
          </table:table-cell>
          <table:table-cell table:style-name="ce12" table:formula="of:=[.S17]/[.A17]" office:value-type="float" office:value="0.256966112600922" calcext:value-type="float">
            <text:p>0.256966112600922</text:p>
          </table:table-cell>
          <table:table-cell table:style-name="Default" office:value-type="float" office:value="0.9372" calcext:value-type="float">
            <text:p>0.9372</text:p>
          </table:table-cell>
          <table:table-cell table:style-name="ce13" table:formula="of:=[.E17]/[.U17]" office:value-type="float" office:value="5.38839095177123" calcext:value-type="float">
            <text:p>5.38839095177123</text:p>
          </table:table-cell>
          <table:table-cell table:style-name="ce12" table:formula="of:=[.V17]/[.A17]" office:value-type="float" office:value="0.336774434485702" calcext:value-type="float">
            <text:p>0.336774434485702</text:p>
          </table:table-cell>
          <table:table-cell table:number-columns-repeated="100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table:formula="of:=[.A18]" office:value-type="float" office:value="17" calcext:value-type="float">
            <text:p>17</text:p>
          </table:table-cell>
          <table:table-cell table:style-name="ce6" table:formula="of:=1/((1-0.88)+(0.88/[.A18]))" office:value-type="float" office:value="5.82191780821918" calcext:value-type="float">
            <text:p>5.82191780821918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39576" calcext:value-type="float">
            <text:p>2.639576</text:p>
          </table:table-cell>
          <table:table-cell table:style-name="ce13" table:formula="of:=[.D18]/[.F18]" office:value-type="float" office:value="3.46646582632968" calcext:value-type="float">
            <text:p>3.46646582632968</text:p>
          </table:table-cell>
          <table:table-cell table:style-name="ce12" table:formula="of:=[.G18]/[.A18]" office:value-type="float" office:value="0.203909754489981" calcext:value-type="float">
            <text:p>0.203909754489981</text:p>
          </table:table-cell>
          <table:table-cell table:style-name="Default" office:value-type="float" office:value="1.024593" calcext:value-type="float">
            <text:p>1.024593</text:p>
          </table:table-cell>
          <table:table-cell table:style-name="ce13" table:formula="of:=[.E18]/[.I18]" office:value-type="float" office:value="4.92878635711936" calcext:value-type="float">
            <text:p>4.92878635711936</text:p>
          </table:table-cell>
          <table:table-cell table:style-name="ce12" table:formula="of:=[.J18]/[.A18]" office:value-type="float" office:value="0.289928609242315" calcext:value-type="float">
            <text:p>0.289928609242315</text:p>
          </table:table-cell>
          <table:table-cell table:style-name="Default" office:value-type="float" office:value="2.849274" calcext:value-type="float">
            <text:p>2.849274</text:p>
          </table:table-cell>
          <table:table-cell table:style-name="ce13" table:formula="of:=[.D18]/[.L18]" office:value-type="float" office:value="3.21134436351155" calcext:value-type="float">
            <text:p>3.21134436351155</text:p>
          </table:table-cell>
          <table:table-cell table:style-name="ce12" table:formula="of:=[.M18]/[.A18]" office:value-type="float" office:value="0.188902609618326" calcext:value-type="float">
            <text:p>0.188902609618326</text:p>
          </table:table-cell>
          <table:table-cell table:style-name="Default" office:value-type="float" office:value="1.194611" calcext:value-type="float">
            <text:p>1.194611</text:p>
          </table:table-cell>
          <table:table-cell table:style-name="ce13" table:formula="of:=[.E18]/[.O18]" office:value-type="float" office:value="4.22731751172557" calcext:value-type="float">
            <text:p>4.22731751172557</text:p>
          </table:table-cell>
          <table:table-cell table:style-name="ce12" table:formula="of:=[.P18]/[.A18]" office:value-type="float" office:value="0.248665735983857" calcext:value-type="float">
            <text:p>0.248665735983857</text:p>
          </table:table-cell>
          <table:table-cell table:style-name="Default" office:value-type="float" office:value="2.359366" calcext:value-type="float">
            <text:p>2.359366</text:p>
          </table:table-cell>
          <table:table-cell table:style-name="ce13" table:formula="of:=[.D18]/[.R18]" office:value-type="float" office:value="3.8781604888771" calcext:value-type="float">
            <text:p>3.8781604888771</text:p>
          </table:table-cell>
          <table:table-cell table:style-name="ce12" table:formula="of:=[.S18]/[.A18]" office:value-type="float" office:value="0.228127087581006" calcext:value-type="float">
            <text:p>0.228127087581006</text:p>
          </table:table-cell>
          <table:table-cell table:style-name="Default" office:value-type="float" office:value="0.972595" calcext:value-type="float">
            <text:p>0.972595</text:p>
          </table:table-cell>
          <table:table-cell table:style-name="ce13" table:formula="of:=[.E18]/[.U18]" office:value-type="float" office:value="5.19229484009274" calcext:value-type="float">
            <text:p>5.19229484009274</text:p>
          </table:table-cell>
          <table:table-cell table:style-name="ce12" table:formula="of:=[.V18]/[.A18]" office:value-type="float" office:value="0.305429108240749" calcext:value-type="float">
            <text:p>0.305429108240749</text:p>
          </table:table-cell>
          <table:table-cell table:number-columns-repeated="100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table:formula="of:=[.A19]" office:value-type="float" office:value="18" calcext:value-type="float">
            <text:p>18</text:p>
          </table:table-cell>
          <table:table-cell table:style-name="ce6" table:formula="of:=1/((1-0.88)+(0.88/[.A19]))" office:value-type="float" office:value="5.92105263157895" calcext:value-type="float">
            <text:p>5.9210526315789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63382" calcext:value-type="float">
            <text:p>2.063382</text:p>
          </table:table-cell>
          <table:table-cell table:style-name="ce13" table:formula="of:=[.D19]/[.F19]" office:value-type="float" office:value="4.43446729689413" calcext:value-type="float">
            <text:p>4.43446729689413</text:p>
          </table:table-cell>
          <table:table-cell table:style-name="ce12" table:formula="of:=[.G19]/[.A19]" office:value-type="float" office:value="0.246359294271896" calcext:value-type="float">
            <text:p>0.246359294271896</text:p>
          </table:table-cell>
          <table:table-cell table:style-name="Default" office:value-type="float" office:value="0.78032" calcext:value-type="float">
            <text:p>0.78032</text:p>
          </table:table-cell>
          <table:table-cell table:style-name="ce13" table:formula="of:=[.E19]/[.I19]" office:value-type="float" office:value="6.47170391634201" calcext:value-type="float">
            <text:p>6.47170391634201</text:p>
          </table:table-cell>
          <table:table-cell table:style-name="ce12" table:formula="of:=[.J19]/[.A19]" office:value-type="float" office:value="0.359539106463445" calcext:value-type="float">
            <text:p>0.359539106463445</text:p>
          </table:table-cell>
          <table:table-cell table:style-name="Default" office:value-type="float" office:value="2.685547" calcext:value-type="float">
            <text:p>2.685547</text:p>
          </table:table-cell>
          <table:table-cell table:style-name="ce13" table:formula="of:=[.D19]/[.L19]" office:value-type="float" office:value="3.40712711414099" calcext:value-type="float">
            <text:p>3.40712711414099</text:p>
          </table:table-cell>
          <table:table-cell table:style-name="ce12" table:formula="of:=[.M19]/[.A19]" office:value-type="float" office:value="0.1892848396745" calcext:value-type="float">
            <text:p>0.1892848396745</text:p>
          </table:table-cell>
          <table:table-cell table:style-name="Default" office:value-type="float" office:value="1.227052" calcext:value-type="float">
            <text:p>1.227052</text:p>
          </table:table-cell>
          <table:table-cell table:style-name="ce13" table:formula="of:=[.E19]/[.O19]" office:value-type="float" office:value="4.11555500500386" calcext:value-type="float">
            <text:p>4.11555500500386</text:p>
          </table:table-cell>
          <table:table-cell table:style-name="ce12" table:formula="of:=[.P19]/[.A19]" office:value-type="float" office:value="0.228641944722437" calcext:value-type="float">
            <text:p>0.228641944722437</text:p>
          </table:table-cell>
          <table:table-cell table:style-name="Default" office:value-type="float" office:value="1.932396" calcext:value-type="float">
            <text:p>1.932396</text:p>
          </table:table-cell>
          <table:table-cell table:style-name="ce19" table:formula="of:=[.D19]/[.R19]" office:value-type="float" office:value="4.73505430563922" calcext:value-type="float">
            <text:p>4.73505430563922</text:p>
          </table:table-cell>
          <table:table-cell table:style-name="ce12" table:formula="of:=[.S19]/[.A19]" office:value-type="float" office:value="0.263058572535512" calcext:value-type="float">
            <text:p>0.263058572535512</text:p>
          </table:table-cell>
          <table:table-cell table:style-name="Default" office:value-type="float" office:value="0.736421" calcext:value-type="float">
            <text:p>0.736421</text:p>
          </table:table-cell>
          <table:table-cell table:style-name="ce13" table:formula="of:=[.E19]/[.U19]" office:value-type="float" office:value="6.85749048438325" calcext:value-type="float">
            <text:p>6.85749048438325</text:p>
          </table:table-cell>
          <table:table-cell table:style-name="ce12" table:formula="of:=[.V19]/[.A19]" office:value-type="float" office:value="0.380971693576847" calcext:value-type="float">
            <text:p>0.380971693576847</text:p>
          </table:table-cell>
          <table:table-cell table:number-columns-repeated="100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table:formula="of:=[.A20]" office:value-type="float" office:value="19" calcext:value-type="float">
            <text:p>19</text:p>
          </table:table-cell>
          <table:table-cell table:style-name="ce6" table:formula="of:=1/((1-0.88)+(0.88/[.A20]))" office:value-type="float" office:value="6.0126582278481" calcext:value-type="float">
            <text:p>6.012658227848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67634" calcext:value-type="float">
            <text:p>2.67634</text:p>
          </table:table-cell>
          <table:table-cell table:style-name="ce13" table:formula="of:=[.D20]/[.F20]" office:value-type="float" office:value="3.41884812841418" calcext:value-type="float">
            <text:p>3.41884812841418</text:p>
          </table:table-cell>
          <table:table-cell table:style-name="ce12" table:formula="of:=[.G20]/[.A20]" office:value-type="float" office:value="0.179939375179694" calcext:value-type="float">
            <text:p>0.179939375179694</text:p>
          </table:table-cell>
          <table:table-cell table:style-name="Default" office:value-type="float" office:value="1.045541" calcext:value-type="float">
            <text:p>1.045541</text:p>
          </table:table-cell>
          <table:table-cell table:style-name="ce13" table:formula="of:=[.E20]/[.I20]" office:value-type="float" office:value="4.8300353596846" calcext:value-type="float">
            <text:p>4.8300353596846</text:p>
          </table:table-cell>
          <table:table-cell table:style-name="ce12" table:formula="of:=[.J20]/[.A20]" office:value-type="float" office:value="0.254212387351821" calcext:value-type="float">
            <text:p>0.254212387351821</text:p>
          </table:table-cell>
          <table:table-cell table:style-name="Default" office:value-type="float" office:value="2.786513" calcext:value-type="float">
            <text:p>2.786513</text:p>
          </table:table-cell>
          <table:table-cell table:style-name="ce13" table:formula="of:=[.D20]/[.L20]" office:value-type="float" office:value="3.28367389637156" calcext:value-type="float">
            <text:p>3.28367389637156</text:p>
          </table:table-cell>
          <table:table-cell table:style-name="ce12" table:formula="of:=[.M20]/[.A20]" office:value-type="float" office:value="0.172824941914293" calcext:value-type="float">
            <text:p>0.172824941914293</text:p>
          </table:table-cell>
          <table:table-cell table:style-name="Default" office:value-type="float" office:value="1.414936" calcext:value-type="float">
            <text:p>1.414936</text:p>
          </table:table-cell>
          <table:table-cell table:style-name="ce13" table:formula="of:=[.E20]/[.O20]" office:value-type="float" office:value="3.56906602136068" calcext:value-type="float">
            <text:p>3.56906602136068</text:p>
          </table:table-cell>
          <table:table-cell table:style-name="ce12" table:formula="of:=[.P20]/[.A20]" office:value-type="float" office:value="0.187845580071615" calcext:value-type="float">
            <text:p>0.187845580071615</text:p>
          </table:table-cell>
          <table:table-cell table:style-name="Default" office:value-type="float" office:value="2.359288" calcext:value-type="float">
            <text:p>2.359288</text:p>
          </table:table-cell>
          <table:table-cell table:style-name="ce13" table:formula="of:=[.D20]/[.R20]" office:value-type="float" office:value="3.8782887040497" calcext:value-type="float">
            <text:p>3.8782887040497</text:p>
          </table:table-cell>
          <table:table-cell table:style-name="ce12" table:formula="of:=[.S20]/[.A20]" office:value-type="float" office:value="0.204120458107879" calcext:value-type="float">
            <text:p>0.204120458107879</text:p>
          </table:table-cell>
          <table:table-cell table:style-name="Default" office:value-type="float" office:value="1.012135" calcext:value-type="float">
            <text:p>1.012135</text:p>
          </table:table-cell>
          <table:table-cell table:style-name="ce13" table:formula="of:=[.E20]/[.U20]" office:value-type="float" office:value="4.98945298799073" calcext:value-type="float">
            <text:p>4.98945298799073</text:p>
          </table:table-cell>
          <table:table-cell table:style-name="ce12" table:formula="of:=[.V20]/[.A20]" office:value-type="float" office:value="0.262602788841617" calcext:value-type="float">
            <text:p>0.262602788841617</text:p>
          </table:table-cell>
          <table:table-cell table:number-columns-repeated="100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[.A21]" office:value-type="float" office:value="20" calcext:value-type="float">
            <text:p>20</text:p>
          </table:table-cell>
          <table:table-cell table:style-name="ce6" table:formula="of:=1/((1-0.88)+(0.88/[.A21]))" office:value-type="float" office:value="6.09756097560976" calcext:value-type="float">
            <text:p>6.097560975609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43448" calcext:value-type="float">
            <text:p>1.943448</text:p>
          </table:table-cell>
          <table:table-cell table:style-name="ce13" table:formula="of:=[.D21]/[.F21]" office:value-type="float" office:value="4.70812699902441" calcext:value-type="float">
            <text:p>4.70812699902441</text:p>
          </table:table-cell>
          <table:table-cell table:style-name="ce12" table:formula="of:=[.G21]/[.A21]" office:value-type="float" office:value="0.235406349951221" calcext:value-type="float">
            <text:p>0.235406349951221</text:p>
          </table:table-cell>
          <table:table-cell table:style-name="Default" office:value-type="float" office:value="0.705166" calcext:value-type="float">
            <text:p>0.705166</text:p>
          </table:table-cell>
          <table:table-cell table:style-name="ce13" table:formula="of:=[.E21]/[.I21]" office:value-type="float" office:value="7.16143432893815" calcext:value-type="float">
            <text:p>7.16143432893815</text:p>
          </table:table-cell>
          <table:table-cell table:style-name="ce12" table:formula="of:=[.J21]/[.A21]" office:value-type="float" office:value="0.358071716446908" calcext:value-type="float">
            <text:p>0.358071716446908</text:p>
          </table:table-cell>
          <table:table-cell table:style-name="Default" office:value-type="float" office:value="2.667978" calcext:value-type="float">
            <text:p>2.667978</text:p>
          </table:table-cell>
          <table:table-cell table:style-name="ce13" table:formula="of:=[.D21]/[.L21]" office:value-type="float" office:value="3.4295635121429" calcext:value-type="float">
            <text:p>3.4295635121429</text:p>
          </table:table-cell>
          <table:table-cell table:style-name="ce12" table:formula="of:=[.M21]/[.A21]" office:value-type="float" office:value="0.171478175607145" calcext:value-type="float">
            <text:p>0.171478175607145</text:p>
          </table:table-cell>
          <table:table-cell table:style-name="Default" office:value-type="float" office:value="1.206968" calcext:value-type="float">
            <text:p>1.206968</text:p>
          </table:table-cell>
          <table:table-cell table:style-name="ce13" table:formula="of:=[.E21]/[.O21]" office:value-type="float" office:value="4.18403801923498" calcext:value-type="float">
            <text:p>4.18403801923498</text:p>
          </table:table-cell>
          <table:table-cell table:style-name="ce12" table:formula="of:=[.P21]/[.A21]" office:value-type="float" office:value="0.209201900961749" calcext:value-type="float">
            <text:p>0.209201900961749</text:p>
          </table:table-cell>
          <table:table-cell table:style-name="Default" office:value-type="float" office:value="1.912374" calcext:value-type="float">
            <text:p>1.912374</text:p>
          </table:table-cell>
          <table:table-cell table:style-name="ce13" table:formula="of:=[.D21]/[.R21]" office:value-type="float" office:value="4.78462894810325" calcext:value-type="float">
            <text:p>4.78462894810325</text:p>
          </table:table-cell>
          <table:table-cell table:style-name="ce12" table:formula="of:=[.S21]/[.A21]" office:value-type="float" office:value="0.239231447405162" calcext:value-type="float">
            <text:p>0.239231447405162</text:p>
          </table:table-cell>
          <table:table-cell table:style-name="Default" office:value-type="float" office:value="0.766008" calcext:value-type="float">
            <text:p>0.766008</text:p>
          </table:table-cell>
          <table:table-cell table:style-name="ce13" table:formula="of:=[.E21]/[.U21]" office:value-type="float" office:value="6.59262044260634" calcext:value-type="float">
            <text:p>6.59262044260634</text:p>
          </table:table-cell>
          <table:table-cell table:style-name="ce12" table:formula="of:=[.V21]/[.A21]" office:value-type="float" office:value="0.329631022130317" calcext:value-type="float">
            <text:p>0.329631022130317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table:formula="of:=[.A22]" office:value-type="float" office:value="21" calcext:value-type="float">
            <text:p>21</text:p>
          </table:table-cell>
          <table:table-cell table:style-name="ce6" table:formula="of:=1/((1-0.88)+(0.88/[.A22]))" office:value-type="float" office:value="6.1764705882353" calcext:value-type="float">
            <text:p>6.176470588235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1698" calcext:value-type="float">
            <text:p>2.41698</text:p>
          </table:table-cell>
          <table:table-cell table:style-name="ce13" table:formula="of:=[.D22]/[.F22]" office:value-type="float" office:value="3.7857160588834" calcext:value-type="float">
            <text:p>3.7857160588834</text:p>
          </table:table-cell>
          <table:table-cell table:style-name="ce12" table:formula="of:=[.G22]/[.A22]" office:value-type="float" office:value="0.180272193280162" calcext:value-type="float">
            <text:p>0.180272193280162</text:p>
          </table:table-cell>
          <table:table-cell table:style-name="Default" office:value-type="float" office:value="1.003503" calcext:value-type="float">
            <text:p>1.003503</text:p>
          </table:table-cell>
          <table:table-cell table:style-name="ce13" table:formula="of:=[.E22]/[.I22]" office:value-type="float" office:value="5.03237160227722" calcext:value-type="float">
            <text:p>5.03237160227722</text:p>
          </table:table-cell>
          <table:table-cell table:style-name="ce12" table:formula="of:=[.J22]/[.A22]" office:value-type="float" office:value="0.239636742965582" calcext:value-type="float">
            <text:p>0.239636742965582</text:p>
          </table:table-cell>
          <table:table-cell table:style-name="Default" office:value-type="float" office:value="2.680497" calcext:value-type="float">
            <text:p>2.680497</text:p>
          </table:table-cell>
          <table:table-cell table:style-name="ce13" table:formula="of:=[.D22]/[.L22]" office:value-type="float" office:value="3.4135460700012" calcext:value-type="float">
            <text:p>3.4135460700012</text:p>
          </table:table-cell>
          <table:table-cell table:style-name="ce12" table:formula="of:=[.M22]/[.A22]" office:value-type="float" office:value="0.1625498128572" calcext:value-type="float">
            <text:p>0.1625498128572</text:p>
          </table:table-cell>
          <table:table-cell table:style-name="Default" office:value-type="float" office:value="1.211796" calcext:value-type="float">
            <text:p>1.211796</text:p>
          </table:table-cell>
          <table:table-cell table:style-name="ce13" table:formula="of:=[.E22]/[.O22]" office:value-type="float" office:value="4.16736810486253" calcext:value-type="float">
            <text:p>4.16736810486253</text:p>
          </table:table-cell>
          <table:table-cell table:style-name="ce12" table:formula="of:=[.P22]/[.A22]" office:value-type="float" office:value="0.198446100231549" calcext:value-type="float">
            <text:p>0.198446100231549</text:p>
          </table:table-cell>
          <table:table-cell table:style-name="Default" office:value-type="float" office:value="2.227208" calcext:value-type="float">
            <text:p>2.227208</text:p>
          </table:table-cell>
          <table:table-cell table:style-name="ce13" table:formula="of:=[.D22]/[.R22]" office:value-type="float" office:value="4.10828265703069" calcext:value-type="float">
            <text:p>4.10828265703069</text:p>
          </table:table-cell>
          <table:table-cell table:style-name="ce12" table:formula="of:=[.S22]/[.A22]" office:value-type="float" office:value="0.195632507477652" calcext:value-type="float">
            <text:p>0.195632507477652</text:p>
          </table:table-cell>
          <table:table-cell table:style-name="Default" office:value-type="float" office:value="0.931369" calcext:value-type="float">
            <text:p>0.931369</text:p>
          </table:table-cell>
          <table:table-cell table:style-name="ce13" table:formula="of:=[.E22]/[.U22]" office:value-type="float" office:value="5.42212592431142" calcext:value-type="float">
            <text:p>5.42212592431142</text:p>
          </table:table-cell>
          <table:table-cell table:style-name="ce12" table:formula="of:=[.V22]/[.A22]" office:value-type="float" office:value="0.258196472586258" calcext:value-type="float">
            <text:p>0.258196472586258</text:p>
          </table:table-cell>
          <table:table-cell table:number-columns-repeated="100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table:formula="of:=[.A23]" office:value-type="float" office:value="22" calcext:value-type="float">
            <text:p>22</text:p>
          </table:table-cell>
          <table:table-cell table:style-name="ce6" table:formula="of:=1/((1-0.88)+(0.88/[.A23]))" office:value-type="float" office:value="6.25" calcext:value-type="float">
            <text:p>6.2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67655" calcext:value-type="float">
            <text:p>1.867655</text:p>
          </table:table-cell>
          <table:table-cell table:style-name="ce13" table:formula="of:=[.D23]/[.F23]" office:value-type="float" office:value="4.89919176721611" calcext:value-type="float">
            <text:p>4.89919176721611</text:p>
          </table:table-cell>
          <table:table-cell table:style-name="ce12" table:formula="of:=[.G23]/[.A23]" office:value-type="float" office:value="0.222690534873459" calcext:value-type="float">
            <text:p>0.222690534873459</text:p>
          </table:table-cell>
          <table:table-cell table:style-name="Default" office:value-type="float" office:value="0.760524" calcext:value-type="float">
            <text:p>0.760524</text:p>
          </table:table-cell>
          <table:table-cell table:style-name="ce13" table:formula="of:=[.E23]/[.I23]" office:value-type="float" office:value="6.64015862747264" calcext:value-type="float">
            <text:p>6.64015862747264</text:p>
          </table:table-cell>
          <table:table-cell table:style-name="ce12" table:formula="of:=[.J23]/[.A23]" office:value-type="float" office:value="0.301825392157847" calcext:value-type="float">
            <text:p>0.301825392157847</text:p>
          </table:table-cell>
          <table:table-cell table:style-name="Default" office:value-type="float" office:value="2.540853" calcext:value-type="float">
            <text:p>2.540853</text:p>
          </table:table-cell>
          <table:table-cell table:style-name="ce13" table:formula="of:=[.D23]/[.L23]" office:value-type="float" office:value="3.60115284119152" calcext:value-type="float">
            <text:p>3.60115284119152</text:p>
          </table:table-cell>
          <table:table-cell table:style-name="ce12" table:formula="of:=[.M23]/[.A23]" office:value-type="float" office:value="0.163688765508706" calcext:value-type="float">
            <text:p>0.163688765508706</text:p>
          </table:table-cell>
          <table:table-cell table:style-name="Default" office:value-type="float" office:value="1.100965" calcext:value-type="float">
            <text:p>1.100965</text:p>
          </table:table-cell>
          <table:table-cell table:style-name="ce13" table:formula="of:=[.E23]/[.O23]" office:value-type="float" office:value="4.58688514167117" calcext:value-type="float">
            <text:p>4.58688514167117</text:p>
          </table:table-cell>
          <table:table-cell table:style-name="ce12" table:formula="of:=[.P23]/[.A23]" office:value-type="float" office:value="0.208494779166871" calcext:value-type="float">
            <text:p>0.208494779166871</text:p>
          </table:table-cell>
          <table:table-cell table:style-name="Default" office:value-type="float" office:value="1.855749" calcext:value-type="float">
            <text:p>1.855749</text:p>
          </table:table-cell>
          <table:table-cell table:style-name="ce13" table:formula="of:=[.D23]/[.R23]" office:value-type="float" office:value="4.93062369964904" calcext:value-type="float">
            <text:p>4.93062369964904</text:p>
          </table:table-cell>
          <table:table-cell table:style-name="ce12" table:formula="of:=[.S23]/[.A23]" office:value-type="float" office:value="0.224119259074956" calcext:value-type="float">
            <text:p>0.224119259074956</text:p>
          </table:table-cell>
          <table:table-cell table:style-name="Default" office:value-type="float" office:value="0.698088" calcext:value-type="float">
            <text:p>0.698088</text:p>
          </table:table-cell>
          <table:table-cell table:style-name="ce19" table:formula="of:=[.E23]/[.U23]" office:value-type="float" office:value="7.23404499146239" calcext:value-type="float">
            <text:p>7.23404499146239</text:p>
          </table:table-cell>
          <table:table-cell table:style-name="ce12" table:formula="of:=[.V23]/[.A23]" office:value-type="float" office:value="0.328820226884654" calcext:value-type="float">
            <text:p>0.328820226884654</text:p>
          </table:table-cell>
          <table:table-cell table:number-columns-repeated="100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table:formula="of:=[.A24]" office:value-type="float" office:value="23" calcext:value-type="float">
            <text:p>23</text:p>
          </table:table-cell>
          <table:table-cell table:style-name="ce6" table:formula="of:=1/((1-0.88)+(0.88/[.A24]))" office:value-type="float" office:value="6.31868131868132" calcext:value-type="float">
            <text:p>6.3186813186813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482476" calcext:value-type="float">
            <text:p>2.482476</text:p>
          </table:table-cell>
          <table:table-cell table:style-name="ce13" table:formula="of:=[.D24]/[.F24]" office:value-type="float" office:value="3.68583623769172" calcext:value-type="float">
            <text:p>3.68583623769172</text:p>
          </table:table-cell>
          <table:table-cell table:style-name="ce12" table:formula="of:=[.G24]/[.A24]" office:value-type="float" office:value="0.160253749464858" calcext:value-type="float">
            <text:p>0.160253749464858</text:p>
          </table:table-cell>
          <table:table-cell table:style-name="Default" office:value-type="float" office:value="0.879498" calcext:value-type="float">
            <text:p>0.879498</text:p>
          </table:table-cell>
          <table:table-cell table:style-name="ce13" table:formula="of:=[.E24]/[.I24]" office:value-type="float" office:value="5.74191186335842" calcext:value-type="float">
            <text:p>5.74191186335842</text:p>
          </table:table-cell>
          <table:table-cell table:style-name="ce12" table:formula="of:=[.J24]/[.A24]" office:value-type="float" office:value="0.249648341885148" calcext:value-type="float">
            <text:p>0.249648341885148</text:p>
          </table:table-cell>
          <table:table-cell table:style-name="Default" office:value-type="float" office:value="2.615042" calcext:value-type="float">
            <text:p>2.615042</text:p>
          </table:table-cell>
          <table:table-cell table:style-name="ce13" table:formula="of:=[.D24]/[.L24]" office:value-type="float" office:value="3.49898777916378" calcext:value-type="float">
            <text:p>3.49898777916378</text:p>
          </table:table-cell>
          <table:table-cell table:style-name="ce12" table:formula="of:=[.M24]/[.A24]" office:value-type="float" office:value="0.152129903441903" calcext:value-type="float">
            <text:p>0.152129903441903</text:p>
          </table:table-cell>
          <table:table-cell table:style-name="Default" office:value-type="float" office:value="1.12026" calcext:value-type="float">
            <text:p>1.12026</text:p>
          </table:table-cell>
          <table:table-cell table:style-name="ce13" table:formula="of:=[.E24]/[.O24]" office:value-type="float" office:value="4.50788209879849" calcext:value-type="float">
            <text:p>4.50788209879849</text:p>
          </table:table-cell>
          <table:table-cell table:style-name="ce12" table:formula="of:=[.P24]/[.A24]" office:value-type="float" office:value="0.195994873860804" calcext:value-type="float">
            <text:p>0.195994873860804</text:p>
          </table:table-cell>
          <table:table-cell table:style-name="Default" office:value-type="float" office:value="2.328122" calcext:value-type="float">
            <text:p>2.328122</text:p>
          </table:table-cell>
          <table:table-cell table:style-name="ce13" table:formula="of:=[.D24]/[.R24]" office:value-type="float" office:value="3.93020640670893" calcext:value-type="float">
            <text:p>3.93020640670893</text:p>
          </table:table-cell>
          <table:table-cell table:style-name="ce12" table:formula="of:=[.S24]/[.A24]" office:value-type="float" office:value="0.170878539422127" calcext:value-type="float">
            <text:p>0.170878539422127</text:p>
          </table:table-cell>
          <table:table-cell table:style-name="Default" office:value-type="float" office:value="0.871607" calcext:value-type="float">
            <text:p>0.871607</text:p>
          </table:table-cell>
          <table:table-cell table:style-name="ce13" table:formula="of:=[.E24]/[.U24]" office:value-type="float" office:value="5.79389564333467" calcext:value-type="float">
            <text:p>5.79389564333467</text:p>
          </table:table-cell>
          <table:table-cell table:style-name="ce12" table:formula="of:=[.V24]/[.A24]" office:value-type="float" office:value="0.251908506231942" calcext:value-type="float">
            <text:p>0.251908506231942</text:p>
          </table:table-cell>
          <table:table-cell table:number-columns-repeated="100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table:formula="of:=[.A25]" office:value-type="float" office:value="24" calcext:value-type="float">
            <text:p>24</text:p>
          </table:table-cell>
          <table:table-cell table:style-name="ce6" table:formula="of:=1/((1-0.88)+(0.88/[.A25]))" office:value-type="float" office:value="6.38297872340426" calcext:value-type="float">
            <text:p>6.3829787234042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98539" calcext:value-type="float">
            <text:p>2.098539</text:p>
          </table:table-cell>
          <table:table-cell table:style-name="ce13" table:formula="of:=[.D25]/[.F25]" office:value-type="float" office:value="4.36017629407888" calcext:value-type="float">
            <text:p>4.36017629407888</text:p>
          </table:table-cell>
          <table:table-cell table:style-name="ce12" table:formula="of:=[.G25]/[.A25]" office:value-type="float" office:value="0.181674012253287" calcext:value-type="float">
            <text:p>0.181674012253287</text:p>
          </table:table-cell>
          <table:table-cell table:style-name="Default" office:value-type="float" office:value="0.819063" calcext:value-type="float">
            <text:p>0.819063</text:p>
          </table:table-cell>
          <table:table-cell table:style-name="ce13" table:formula="of:=[.E25]/[.I25]" office:value-type="float" office:value="6.16558189052613" calcext:value-type="float">
            <text:p>6.16558189052613</text:p>
          </table:table-cell>
          <table:table-cell table:style-name="ce12" table:formula="of:=[.J25]/[.A25]" office:value-type="float" office:value="0.256899245438589" calcext:value-type="float">
            <text:p>0.256899245438589</text:p>
          </table:table-cell>
          <table:table-cell table:style-name="Default" office:value-type="float" office:value="2.508098" calcext:value-type="float">
            <text:p>2.508098</text:p>
          </table:table-cell>
          <table:table-cell table:style-name="ce13" table:formula="of:=[.D25]/[.L25]" office:value-type="float" office:value="3.64818280625398" calcext:value-type="float">
            <text:p>3.64818280625398</text:p>
          </table:table-cell>
          <table:table-cell table:style-name="ce12" table:formula="of:=[.M25]/[.A25]" office:value-type="float" office:value="0.152007616927249" calcext:value-type="float">
            <text:p>0.152007616927249</text:p>
          </table:table-cell>
          <table:table-cell table:style-name="Default" office:value-type="float" office:value="1.140898" calcext:value-type="float">
            <text:p>1.140898</text:p>
          </table:table-cell>
          <table:table-cell table:style-name="ce13" table:formula="of:=[.E25]/[.O25]" office:value-type="float" office:value="4.42633784965878" calcext:value-type="float">
            <text:p>4.42633784965878</text:p>
          </table:table-cell>
          <table:table-cell table:style-name="ce12" table:formula="of:=[.P25]/[.A25]" office:value-type="float" office:value="0.184430743735782" calcext:value-type="float">
            <text:p>0.184430743735782</text:p>
          </table:table-cell>
          <table:table-cell table:style-name="Default" office:value-type="float" office:value="2.122361" calcext:value-type="float">
            <text:p>2.122361</text:p>
          </table:table-cell>
          <table:table-cell table:style-name="ce13" table:formula="of:=[.D25]/[.R25]" office:value-type="float" office:value="4.31123640134737" calcext:value-type="float">
            <text:p>4.31123640134737</text:p>
          </table:table-cell>
          <table:table-cell table:style-name="ce12" table:formula="of:=[.S25]/[.A25]" office:value-type="float" office:value="0.17963485005614" calcext:value-type="float">
            <text:p>0.17963485005614</text:p>
          </table:table-cell>
          <table:table-cell table:style-name="Default" office:value-type="float" office:value="0.869323" calcext:value-type="float">
            <text:p>0.869323</text:p>
          </table:table-cell>
          <table:table-cell table:style-name="ce13" table:formula="of:=[.E25]/[.U25]" office:value-type="float" office:value="5.80911812985507" calcext:value-type="float">
            <text:p>5.80911812985507</text:p>
          </table:table-cell>
          <table:table-cell table:style-name="ce12" table:formula="of:=[.V25]/[.A25]" office:value-type="float" office:value="0.242046588743961" calcext:value-type="float">
            <text:p>0.242046588743961</text:p>
          </table:table-cell>
          <table:table-cell table:number-columns-repeated="100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table:formula="of:=[.A26]" office:value-type="float" office:value="25" calcext:value-type="float">
            <text:p>25</text:p>
          </table:table-cell>
          <table:table-cell table:style-name="ce6" table:formula="of:=1/((1-0.88)+(0.88/[.A26]))" office:value-type="float" office:value="6.44329896907217" calcext:value-type="float">
            <text:p>6.4432989690721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078609" calcext:value-type="float">
            <text:p>2.078609</text:p>
          </table:table-cell>
          <table:table-cell table:style-name="ce13" table:formula="of:=[.D26]/[.F26]" office:value-type="float" office:value="4.40198228719302" calcext:value-type="float">
            <text:p>4.40198228719302</text:p>
          </table:table-cell>
          <table:table-cell table:style-name="ce12" table:formula="of:=[.G26]/[.A26]" office:value-type="float" office:value="0.176079291487721" calcext:value-type="float">
            <text:p>0.176079291487721</text:p>
          </table:table-cell>
          <table:table-cell table:style-name="Default" office:value-type="float" office:value="0.723257" calcext:value-type="float">
            <text:p>0.723257</text:p>
          </table:table-cell>
          <table:table-cell table:style-name="ce13" table:formula="of:=[.E26]/[.I26]" office:value-type="float" office:value="6.98230366246023" calcext:value-type="float">
            <text:p>6.98230366246023</text:p>
          </table:table-cell>
          <table:table-cell table:style-name="ce12" table:formula="of:=[.J26]/[.A26]" office:value-type="float" office:value="0.279292146498409" calcext:value-type="float">
            <text:p>0.279292146498409</text:p>
          </table:table-cell>
          <table:table-cell table:style-name="Default" office:value-type="float" office:value="2.51173" calcext:value-type="float">
            <text:p>2.51173</text:p>
          </table:table-cell>
          <table:table-cell table:style-name="ce13" table:formula="of:=[.D26]/[.L26]" office:value-type="float" office:value="3.6429074781127" calcext:value-type="float">
            <text:p>3.6429074781127</text:p>
          </table:table-cell>
          <table:table-cell table:style-name="ce12" table:formula="of:=[.M26]/[.A26]" office:value-type="float" office:value="0.145716299124508" calcext:value-type="float">
            <text:p>0.145716299124508</text:p>
          </table:table-cell>
          <table:table-cell table:style-name="Default" office:value-type="float" office:value="1.146661" calcext:value-type="float">
            <text:p>1.146661</text:p>
          </table:table-cell>
          <table:table-cell table:style-name="ce13" table:formula="of:=[.E26]/[.O26]" office:value-type="float" office:value="4.40409153184769" calcext:value-type="float">
            <text:p>4.40409153184769</text:p>
          </table:table-cell>
          <table:table-cell table:style-name="ce12" table:formula="of:=[.P26]/[.A26]" office:value-type="float" office:value="0.176163661273907" calcext:value-type="float">
            <text:p>0.176163661273907</text:p>
          </table:table-cell>
          <table:table-cell table:style-name="Default" office:value-type="float" office:value="2.096137" calcext:value-type="float">
            <text:p>2.096137</text:p>
          </table:table-cell>
          <table:table-cell table:style-name="ce13" table:formula="of:=[.D26]/[.R26]" office:value-type="float" office:value="4.36517269625029" calcext:value-type="float">
            <text:p>4.36517269625029</text:p>
          </table:table-cell>
          <table:table-cell table:style-name="ce12" table:formula="of:=[.S26]/[.A26]" office:value-type="float" office:value="0.174606907850012" calcext:value-type="float">
            <text:p>0.174606907850012</text:p>
          </table:table-cell>
          <table:table-cell table:style-name="Default" office:value-type="float" office:value="0.755656" calcext:value-type="float">
            <text:p>0.755656</text:p>
          </table:table-cell>
          <table:table-cell table:style-name="ce13" table:formula="of:=[.E26]/[.U26]" office:value-type="float" office:value="6.68293509215834" calcext:value-type="float">
            <text:p>6.68293509215834</text:p>
          </table:table-cell>
          <table:table-cell table:style-name="ce12" table:formula="of:=[.V26]/[.A26]" office:value-type="float" office:value="0.267317403686333" calcext:value-type="float">
            <text:p>0.267317403686333</text:p>
          </table:table-cell>
          <table:table-cell table:number-columns-repeated="100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table:formula="of:=[.A27]" office:value-type="float" office:value="26" calcext:value-type="float">
            <text:p>26</text:p>
          </table:table-cell>
          <table:table-cell table:style-name="ce6" table:formula="of:=1/((1-0.88)+(0.88/[.A27]))" office:value-type="float" office:value="6.5" calcext:value-type="float">
            <text:p>6.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75932" calcext:value-type="float">
            <text:p>1.975932</text:p>
          </table:table-cell>
          <table:table-cell table:style-name="ce13" table:formula="of:=[.D27]/[.F27]" office:value-type="float" office:value="4.6307261585925" calcext:value-type="float">
            <text:p>4.6307261585925</text:p>
          </table:table-cell>
          <table:table-cell table:style-name="ce12" table:formula="of:=[.G27]/[.A27]" office:value-type="float" office:value="0.178104852253558" calcext:value-type="float">
            <text:p>0.178104852253558</text:p>
          </table:table-cell>
          <table:table-cell table:style-name="Default" office:value-type="float" office:value="0.933079" calcext:value-type="float">
            <text:p>0.933079</text:p>
          </table:table-cell>
          <table:table-cell table:style-name="ce13" table:formula="of:=[.E27]/[.I27]" office:value-type="float" office:value="5.41218910724601" calcext:value-type="float">
            <text:p>5.41218910724601</text:p>
          </table:table-cell>
          <table:table-cell table:style-name="ce12" table:formula="of:=[.J27]/[.A27]" office:value-type="float" office:value="0.208161119509462" calcext:value-type="float">
            <text:p>0.208161119509462</text:p>
          </table:table-cell>
          <table:table-cell table:style-name="Default" office:value-type="float" office:value="2.349113" calcext:value-type="float">
            <text:p>2.349113</text:p>
          </table:table-cell>
          <table:table-cell table:style-name="ce13" table:formula="of:=[.D27]/[.L27]" office:value-type="float" office:value="3.8950872095127" calcext:value-type="float">
            <text:p>3.8950872095127</text:p>
          </table:table-cell>
          <table:table-cell table:style-name="ce12" table:formula="of:=[.M27]/[.A27]" office:value-type="float" office:value="0.149811046519719" calcext:value-type="float">
            <text:p>0.149811046519719</text:p>
          </table:table-cell>
          <table:table-cell table:style-name="Default" office:value-type="float" office:value="1.030476" calcext:value-type="float">
            <text:p>1.030476</text:p>
          </table:table-cell>
          <table:table-cell table:style-name="ce13" table:formula="of:=[.E27]/[.O27]" office:value-type="float" office:value="4.9006478559423" calcext:value-type="float">
            <text:p>4.9006478559423</text:p>
          </table:table-cell>
          <table:table-cell table:style-name="ce12" table:formula="of:=[.P27]/[.A27]" office:value-type="float" office:value="0.188486455997781" calcext:value-type="float">
            <text:p>0.188486455997781</text:p>
          </table:table-cell>
          <table:table-cell table:style-name="Default" office:value-type="float" office:value="2.138084" calcext:value-type="float">
            <text:p>2.138084</text:p>
          </table:table-cell>
          <table:table-cell table:style-name="ce13" table:formula="of:=[.D27]/[.R27]" office:value-type="float" office:value="4.27953251602837" calcext:value-type="float">
            <text:p>4.27953251602837</text:p>
          </table:table-cell>
          <table:table-cell table:style-name="ce12" table:formula="of:=[.S27]/[.A27]" office:value-type="float" office:value="0.16459740446263" calcext:value-type="float">
            <text:p>0.16459740446263</text:p>
          </table:table-cell>
          <table:table-cell table:style-name="Default" office:value-type="float" office:value="0.840563" calcext:value-type="float">
            <text:p>0.840563</text:p>
          </table:table-cell>
          <table:table-cell table:style-name="ce13" table:formula="of:=[.E27]/[.U27]" office:value-type="float" office:value="6.00787805316199" calcext:value-type="float">
            <text:p>6.00787805316199</text:p>
          </table:table-cell>
          <table:table-cell table:style-name="ce12" table:formula="of:=[.V27]/[.A27]" office:value-type="float" office:value="0.231072232813923" calcext:value-type="float">
            <text:p>0.231072232813923</text:p>
          </table:table-cell>
          <table:table-cell table:number-columns-repeated="100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table:formula="of:=[.A28]" office:value-type="float" office:value="27" calcext:value-type="float">
            <text:p>27</text:p>
          </table:table-cell>
          <table:table-cell table:style-name="ce6" table:formula="of:=1/((1-0.88)+(0.88/[.A28]))" office:value-type="float" office:value="6.55339805825243" calcext:value-type="float">
            <text:p>6.5533980582524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5395" calcext:value-type="float">
            <text:p>1.95395</text:p>
          </table:table-cell>
          <table:table-cell table:style-name="ce13" table:formula="of:=[.D28]/[.F28]" office:value-type="float" office:value="4.68282197599734" calcext:value-type="float">
            <text:p>4.68282197599734</text:p>
          </table:table-cell>
          <table:table-cell table:style-name="ce12" table:formula="of:=[.G28]/[.A28]" office:value-type="float" office:value="0.173437850962864" calcext:value-type="float">
            <text:p>0.173437850962864</text:p>
          </table:table-cell>
          <table:table-cell table:style-name="Default" office:value-type="float" office:value="0.793422" calcext:value-type="float">
            <text:p>0.793422</text:p>
          </table:table-cell>
          <table:table-cell table:style-name="ce13" table:formula="of:=[.E28]/[.I28]" office:value-type="float" office:value="6.36483485459188" calcext:value-type="float">
            <text:p>6.36483485459188</text:p>
          </table:table-cell>
          <table:table-cell table:style-name="ce12" table:formula="of:=[.J28]/[.A28]" office:value-type="float" office:value="0.235734624244144" calcext:value-type="float">
            <text:p>0.235734624244144</text:p>
          </table:table-cell>
          <table:table-cell table:style-name="Default" office:value-type="float" office:value="2.35954" calcext:value-type="float">
            <text:p>2.35954</text:p>
          </table:table-cell>
          <table:table-cell table:style-name="ce13" table:formula="of:=[.D28]/[.L28]" office:value-type="float" office:value="3.87787450096205" calcext:value-type="float">
            <text:p>3.87787450096205</text:p>
          </table:table-cell>
          <table:table-cell table:style-name="ce12" table:formula="of:=[.M28]/[.A28]" office:value-type="float" office:value="0.143624981517113" calcext:value-type="float">
            <text:p>0.143624981517113</text:p>
          </table:table-cell>
          <table:table-cell table:style-name="Default" office:value-type="float" office:value="1.019676" calcext:value-type="float">
            <text:p>1.019676</text:p>
          </table:table-cell>
          <table:table-cell table:style-name="ce13" table:formula="of:=[.E28]/[.O28]" office:value-type="float" office:value="4.95255355622766" calcext:value-type="float">
            <text:p>4.95255355622766</text:p>
          </table:table-cell>
          <table:table-cell table:style-name="ce12" table:formula="of:=[.P28]/[.A28]" office:value-type="float" office:value="0.183427909489913" calcext:value-type="float">
            <text:p>0.183427909489913</text:p>
          </table:table-cell>
          <table:table-cell table:style-name="Default" office:value-type="float" office:value="2.046995" calcext:value-type="float">
            <text:p>2.046995</text:p>
          </table:table-cell>
          <table:table-cell table:style-name="ce13" table:formula="of:=[.D28]/[.R28]" office:value-type="float" office:value="4.46996695155582" calcext:value-type="float">
            <text:p>4.46996695155582</text:p>
          </table:table-cell>
          <table:table-cell table:style-name="ce12" table:formula="of:=[.S28]/[.A28]" office:value-type="float" office:value="0.165554331539104" calcext:value-type="float">
            <text:p>0.165554331539104</text:p>
          </table:table-cell>
          <table:table-cell table:style-name="Default" office:value-type="float" office:value="0.779219" calcext:value-type="float">
            <text:p>0.779219</text:p>
          </table:table-cell>
          <table:table-cell table:style-name="ce13" table:formula="of:=[.E28]/[.U28]" office:value-type="float" office:value="6.4808481312699" calcext:value-type="float">
            <text:p>6.4808481312699</text:p>
          </table:table-cell>
          <table:table-cell table:style-name="ce12" table:formula="of:=[.V28]/[.A28]" office:value-type="float" office:value="0.240031412269255" calcext:value-type="float">
            <text:p>0.240031412269255</text:p>
          </table:table-cell>
          <table:table-cell table:number-columns-repeated="100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table:formula="of:=[.A29]" office:value-type="float" office:value="28" calcext:value-type="float">
            <text:p>28</text:p>
          </table:table-cell>
          <table:table-cell table:style-name="ce6" table:formula="of:=1/((1-0.88)+(0.88/[.A29]))" office:value-type="float" office:value="6.60377358490566" calcext:value-type="float">
            <text:p>6.6037735849056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49199" calcext:value-type="float">
            <text:p>1.949199</text:p>
          </table:table-cell>
          <table:table-cell table:style-name="ce13" table:formula="of:=[.D29]/[.F29]" office:value-type="float" office:value="4.69423593999381" calcext:value-type="float">
            <text:p>4.69423593999381</text:p>
          </table:table-cell>
          <table:table-cell table:style-name="ce12" table:formula="of:=[.G29]/[.A29]" office:value-type="float" office:value="0.167651283571208" calcext:value-type="float">
            <text:p>0.167651283571208</text:p>
          </table:table-cell>
          <table:table-cell table:style-name="Default" office:value-type="float" office:value="0.81469" calcext:value-type="float">
            <text:p>0.81469</text:p>
          </table:table-cell>
          <table:table-cell table:style-name="ce13" table:formula="of:=[.E29]/[.I29]" office:value-type="float" office:value="6.19867679730941" calcext:value-type="float">
            <text:p>6.19867679730941</text:p>
          </table:table-cell>
          <table:table-cell table:style-name="ce12" table:formula="of:=[.J29]/[.A29]" office:value-type="float" office:value="0.221381314189622" calcext:value-type="float">
            <text:p>0.221381314189622</text:p>
          </table:table-cell>
          <table:table-cell table:style-name="Default" office:value-type="float" office:value="2.396072" calcext:value-type="float">
            <text:p>2.396072</text:p>
          </table:table-cell>
          <table:table-cell table:style-name="ce13" table:formula="of:=[.D29]/[.L29]" office:value-type="float" office:value="3.81875002086749" calcext:value-type="float">
            <text:p>3.81875002086749</text:p>
          </table:table-cell>
          <table:table-cell table:style-name="ce12" table:formula="of:=[.M29]/[.A29]" office:value-type="float" office:value="0.136383929316696" calcext:value-type="float">
            <text:p>0.136383929316696</text:p>
          </table:table-cell>
          <table:table-cell table:style-name="Default" office:value-type="float" office:value="1.013812" calcext:value-type="float">
            <text:p>1.013812</text:p>
          </table:table-cell>
          <table:table-cell table:style-name="ce13" table:formula="of:=[.E29]/[.O29]" office:value-type="float" office:value="4.98119967015581" calcext:value-type="float">
            <text:p>4.98119967015581</text:p>
          </table:table-cell>
          <table:table-cell table:style-name="ce12" table:formula="of:=[.P29]/[.A29]" office:value-type="float" office:value="0.17789998821985" calcext:value-type="float">
            <text:p>0.17789998821985</text:p>
          </table:table-cell>
          <table:table-cell table:style-name="Default" office:value-type="float" office:value="1.974184" calcext:value-type="float">
            <text:p>1.974184</text:p>
          </table:table-cell>
          <table:table-cell table:style-name="ce13" table:formula="of:=[.D29]/[.R29]" office:value-type="float" office:value="4.63482633837575" calcext:value-type="float">
            <text:p>4.63482633837575</text:p>
          </table:table-cell>
          <table:table-cell table:style-name="ce12" table:formula="of:=[.S29]/[.A29]" office:value-type="float" office:value="0.165529512084848" calcext:value-type="float">
            <text:p>0.165529512084848</text:p>
          </table:table-cell>
          <table:table-cell table:style-name="Default" office:value-type="float" office:value="0.692543" calcext:value-type="float">
            <text:p>0.692543</text:p>
          </table:table-cell>
          <table:table-cell table:style-name="ce13" table:formula="of:=[.E29]/[.U29]" office:value-type="float" office:value="7.29196598622757" calcext:value-type="float">
            <text:p>7.29196598622757</text:p>
          </table:table-cell>
          <table:table-cell table:style-name="ce12" table:formula="of:=[.V29]/[.A29]" office:value-type="float" office:value="0.260427356650985" calcext:value-type="float">
            <text:p>0.260427356650985</text:p>
          </table:table-cell>
          <table:table-cell table:number-columns-repeated="100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table:formula="of:=[.A30]" office:value-type="float" office:value="29" calcext:value-type="float">
            <text:p>29</text:p>
          </table:table-cell>
          <table:table-cell table:style-name="ce6" table:formula="of:=1/((1-0.88)+(0.88/[.A30]))" office:value-type="float" office:value="6.65137614678899" calcext:value-type="float">
            <text:p>6.65137614678899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2.365045" calcext:value-type="float">
            <text:p>2.365045</text:p>
          </table:table-cell>
          <table:table-cell table:style-name="ce13" table:formula="of:=[.D30]/[.F30]" office:value-type="float" office:value="3.86884816145147" calcext:value-type="float">
            <text:p>3.86884816145147</text:p>
          </table:table-cell>
          <table:table-cell table:style-name="ce12" table:formula="of:=[.G30]/[.A30]" office:value-type="float" office:value="0.13340855729143" calcext:value-type="float">
            <text:p>0.13340855729143</text:p>
          </table:table-cell>
          <table:table-cell table:style-name="Default" office:value-type="float" office:value="0.914863" calcext:value-type="float">
            <text:p>0.914863</text:p>
          </table:table-cell>
          <table:table-cell table:style-name="ce13" table:formula="of:=[.E30]/[.I30]" office:value-type="float" office:value="5.51995216770161" calcext:value-type="float">
            <text:p>5.51995216770161</text:p>
          </table:table-cell>
          <table:table-cell table:style-name="ce12" table:formula="of:=[.J30]/[.A30]" office:value-type="float" office:value="0.190343178196607" calcext:value-type="float">
            <text:p>0.190343178196607</text:p>
          </table:table-cell>
          <table:table-cell table:style-name="Default" office:value-type="float" office:value="2.350735" calcext:value-type="float">
            <text:p>2.350735</text:p>
          </table:table-cell>
          <table:table-cell table:style-name="ce13" table:formula="of:=[.D30]/[.L30]" office:value-type="float" office:value="3.89239961118544" calcext:value-type="float">
            <text:p>3.89239961118544</text:p>
          </table:table-cell>
          <table:table-cell table:style-name="ce12" table:formula="of:=[.M30]/[.A30]" office:value-type="float" office:value="0.134220676247774" calcext:value-type="float">
            <text:p>0.134220676247774</text:p>
          </table:table-cell>
          <table:table-cell table:style-name="Default" office:value-type="float" office:value="0.991011" calcext:value-type="float">
            <text:p>0.991011</text:p>
          </table:table-cell>
          <table:table-cell table:style-name="ce13" table:formula="of:=[.E30]/[.O30]" office:value-type="float" office:value="5.09580620194932" calcext:value-type="float">
            <text:p>5.09580620194932</text:p>
          </table:table-cell>
          <table:table-cell table:style-name="ce12" table:formula="of:=[.P30]/[.A30]" office:value-type="float" office:value="0.175717455239632" calcext:value-type="float">
            <text:p>0.175717455239632</text:p>
          </table:table-cell>
          <table:table-cell table:style-name="Default" office:value-type="float" office:value="2.003465" calcext:value-type="float">
            <text:p>2.003465</text:p>
          </table:table-cell>
          <table:table-cell table:style-name="ce13" table:formula="of:=[.D30]/[.R30]" office:value-type="float" office:value="4.56708752087009" calcext:value-type="float">
            <text:p>4.56708752087009</text:p>
          </table:table-cell>
          <table:table-cell table:style-name="ce12" table:formula="of:=[.S30]/[.A30]" office:value-type="float" office:value="0.157485776581727" calcext:value-type="float">
            <text:p>0.157485776581727</text:p>
          </table:table-cell>
          <table:table-cell table:style-name="Default" office:value-type="float" office:value="0.786296" calcext:value-type="float">
            <text:p>0.786296</text:p>
          </table:table-cell>
          <table:table-cell table:style-name="ce13" table:formula="of:=[.E30]/[.U30]" office:value-type="float" office:value="6.4225177286925" calcext:value-type="float">
            <text:p>6.4225177286925</text:p>
          </table:table-cell>
          <table:table-cell table:style-name="ce12" table:formula="of:=[.V30]/[.A30]" office:value-type="float" office:value="0.221466128575604" calcext:value-type="float">
            <text:p>0.221466128575604</text:p>
          </table:table-cell>
          <table:table-cell table:number-columns-repeated="100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[.A31]" office:value-type="float" office:value="30" calcext:value-type="float">
            <text:p>30</text:p>
          </table:table-cell>
          <table:table-cell table:style-name="ce6" table:formula="of:=1/((1-0.88)+(0.88/[.A31]))" office:value-type="float" office:value="6.69642857142857" calcext:value-type="float">
            <text:p>6.69642857142857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15758" calcext:value-type="float">
            <text:p>1.915758</text:p>
          </table:table-cell>
          <table:table-cell table:style-name="ce13" table:formula="of:=[.D31]/[.F31]" office:value-type="float" office:value="4.77617736686993" calcext:value-type="float">
            <text:p>4.77617736686993</text:p>
          </table:table-cell>
          <table:table-cell table:style-name="ce12" table:formula="of:=[.G31]/[.A31]" office:value-type="float" office:value="0.159205912228998" calcext:value-type="float">
            <text:p>0.159205912228998</text:p>
          </table:table-cell>
          <table:table-cell table:style-name="Default" office:value-type="float" office:value="0.721252" calcext:value-type="float">
            <text:p>0.721252</text:p>
          </table:table-cell>
          <table:table-cell table:style-name="ce13" table:formula="of:=[.E31]/[.I31]" office:value-type="float" office:value="7.00171368675581" calcext:value-type="float">
            <text:p>7.00171368675581</text:p>
          </table:table-cell>
          <table:table-cell table:style-name="ce12" table:formula="of:=[.J31]/[.A31]" office:value-type="float" office:value="0.233390456225194" calcext:value-type="float">
            <text:p>0.233390456225194</text:p>
          </table:table-cell>
          <table:table-cell table:style-name="Default" office:value-type="float" office:value="2.275059" calcext:value-type="float">
            <text:p>2.275059</text:p>
          </table:table-cell>
          <table:table-cell table:style-name="ce13" table:formula="of:=[.D31]/[.L31]" office:value-type="float" office:value="4.02187371843983" calcext:value-type="float">
            <text:p>4.02187371843983</text:p>
          </table:table-cell>
          <table:table-cell table:style-name="ce12" table:formula="of:=[.M31]/[.A31]" office:value-type="float" office:value="0.134062457281328" calcext:value-type="float">
            <text:p>0.134062457281328</text:p>
          </table:table-cell>
          <table:table-cell table:style-name="Default" office:value-type="float" office:value="0.965151" calcext:value-type="float">
            <text:p>0.965151</text:p>
          </table:table-cell>
          <table:table-cell table:style-name="ce13" table:formula="of:=[.E31]/[.O31]" office:value-type="float" office:value="5.23234188225469" calcext:value-type="float">
            <text:p>5.23234188225469</text:p>
          </table:table-cell>
          <table:table-cell table:style-name="ce12" table:formula="of:=[.P31]/[.A31]" office:value-type="float" office:value="0.174411396075156" calcext:value-type="float">
            <text:p>0.174411396075156</text:p>
          </table:table-cell>
          <table:table-cell table:style-name="Default" office:value-type="float" office:value="2.004747" calcext:value-type="float">
            <text:p>2.004747</text:p>
          </table:table-cell>
          <table:table-cell table:style-name="ce13" table:formula="of:=[.D31]/[.R31]" office:value-type="float" office:value="4.56416694974478" calcext:value-type="float">
            <text:p>4.56416694974478</text:p>
          </table:table-cell>
          <table:table-cell table:style-name="ce12" table:formula="of:=[.S31]/[.A31]" office:value-type="float" office:value="0.152138898324826" calcext:value-type="float">
            <text:p>0.152138898324826</text:p>
          </table:table-cell>
          <table:table-cell table:style-name="Default" office:value-type="float" office:value="0.759559" calcext:value-type="float">
            <text:p>0.759559</text:p>
          </table:table-cell>
          <table:table-cell table:style-name="ce13" table:formula="of:=[.E31]/[.U31]" office:value-type="float" office:value="6.64859477670596" calcext:value-type="float">
            <text:p>6.64859477670596</text:p>
          </table:table-cell>
          <table:table-cell table:style-name="ce12" table:formula="of:=[.V31]/[.A31]" office:value-type="float" office:value="0.221619825890199" calcext:value-type="float">
            <text:p>0.221619825890199</text:p>
          </table:table-cell>
          <table:table-cell table:number-columns-repeated="100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table:formula="of:=[.A32]" office:value-type="float" office:value="31" calcext:value-type="float">
            <text:p>31</text:p>
          </table:table-cell>
          <table:table-cell table:style-name="ce6" table:formula="of:=1/((1-0.88)+(0.88/[.A32]))" office:value-type="float" office:value="6.73913043478261" calcext:value-type="float">
            <text:p>6.7391304347826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83614" calcext:value-type="float">
            <text:p>1.983614</text:p>
          </table:table-cell>
          <table:table-cell table:style-name="ce13" table:formula="of:=[.D32]/[.F32]" office:value-type="float" office:value="4.61279260985252" calcext:value-type="float">
            <text:p>4.61279260985252</text:p>
          </table:table-cell>
          <table:table-cell table:style-name="ce12" table:formula="of:=[.G32]/[.A32]" office:value-type="float" office:value="0.148799761608146" calcext:value-type="float">
            <text:p>0.148799761608146</text:p>
          </table:table-cell>
          <table:table-cell table:style-name="Default" office:value-type="float" office:value="0.787604" calcext:value-type="float">
            <text:p>0.787604</text:p>
          </table:table-cell>
          <table:table-cell table:style-name="ce13" table:formula="of:=[.E32]/[.I32]" office:value-type="float" office:value="6.41185164118009" calcext:value-type="float">
            <text:p>6.41185164118009</text:p>
          </table:table-cell>
          <table:table-cell table:style-name="ce12" table:formula="of:=[.J32]/[.A32]" office:value-type="float" office:value="0.206833923909035" calcext:value-type="float">
            <text:p>0.206833923909035</text:p>
          </table:table-cell>
          <table:table-cell table:style-name="Default" office:value-type="float" office:value="2.274565" calcext:value-type="float">
            <text:p>2.274565</text:p>
          </table:table-cell>
          <table:table-cell table:style-name="ce13" table:formula="of:=[.D32]/[.L32]" office:value-type="float" office:value="4.02274720660874" calcext:value-type="float">
            <text:p>4.02274720660874</text:p>
          </table:table-cell>
          <table:table-cell table:style-name="ce12" table:formula="of:=[.M32]/[.A32]" office:value-type="float" office:value="0.129766038922862" calcext:value-type="float">
            <text:p>0.129766038922862</text:p>
          </table:table-cell>
          <table:table-cell table:style-name="Default" office:value-type="float" office:value="0.971375" calcext:value-type="float">
            <text:p>0.971375</text:p>
          </table:table-cell>
          <table:table-cell table:style-name="ce13" table:formula="of:=[.E32]/[.O32]" office:value-type="float" office:value="5.1988161111826" calcext:value-type="float">
            <text:p>5.1988161111826</text:p>
          </table:table-cell>
          <table:table-cell table:style-name="ce12" table:formula="of:=[.P32]/[.A32]" office:value-type="float" office:value="0.167703745522019" calcext:value-type="float">
            <text:p>0.167703745522019</text:p>
          </table:table-cell>
          <table:table-cell table:style-name="Default" office:value-type="float" office:value="1.921914" calcext:value-type="float">
            <text:p>1.921914</text:p>
          </table:table-cell>
          <table:table-cell table:style-name="ce13" table:formula="of:=[.D32]/[.R32]" office:value-type="float" office:value="4.76087899874812" calcext:value-type="float">
            <text:p>4.76087899874812</text:p>
          </table:table-cell>
          <table:table-cell table:style-name="ce12" table:formula="of:=[.S32]/[.A32]" office:value-type="float" office:value="0.153576741895101" calcext:value-type="float">
            <text:p>0.153576741895101</text:p>
          </table:table-cell>
          <table:table-cell table:style-name="Default" office:value-type="float" office:value="0.752555" calcext:value-type="float">
            <text:p>0.752555</text:p>
          </table:table-cell>
          <table:table-cell table:style-name="ce13" table:formula="of:=[.E32]/[.U32]" office:value-type="float" office:value="6.71047298868521" calcext:value-type="float">
            <text:p>6.71047298868521</text:p>
          </table:table-cell>
          <table:table-cell table:style-name="ce12" table:formula="of:=[.V32]/[.A32]" office:value-type="float" office:value="0.216466870602749" calcext:value-type="float">
            <text:p>0.216466870602749</text:p>
          </table:table-cell>
          <table:table-cell table:number-columns-repeated="100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table:formula="of:=[.A33]" office:value-type="float" office:value="32" calcext:value-type="float">
            <text:p>32</text:p>
          </table:table-cell>
          <table:table-cell table:style-name="ce6" table:formula="of:=1/((1-0.88)+(0.88/[.A33]))" office:value-type="float" office:value="6.77966101694915" calcext:value-type="float">
            <text:p>6.77966101694915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89904" calcext:value-type="float">
            <text:p>1.889904</text:p>
          </table:table-cell>
          <table:table-cell table:style-name="ce13" table:formula="of:=[.D33]/[.F33]" office:value-type="float" office:value="4.84151575953064" calcext:value-type="float">
            <text:p>4.84151575953064</text:p>
          </table:table-cell>
          <table:table-cell table:style-name="ce12" table:formula="of:=[.G33]/[.A33]" office:value-type="float" office:value="0.151297367485333" calcext:value-type="float">
            <text:p>0.151297367485333</text:p>
          </table:table-cell>
          <table:table-cell table:style-name="Default" office:value-type="float" office:value="0.789551" calcext:value-type="float">
            <text:p>0.789551</text:p>
          </table:table-cell>
          <table:table-cell table:style-name="ce13" table:formula="of:=[.E33]/[.I33]" office:value-type="float" office:value="6.3960402811218" calcext:value-type="float">
            <text:p>6.3960402811218</text:p>
          </table:table-cell>
          <table:table-cell table:style-name="ce12" table:formula="of:=[.J33]/[.A33]" office:value-type="float" office:value="0.199876258785056" calcext:value-type="float">
            <text:p>0.199876258785056</text:p>
          </table:table-cell>
          <table:table-cell table:style-name="Default" office:value-type="float" office:value="2.276464" calcext:value-type="float">
            <text:p>2.276464</text:p>
          </table:table-cell>
          <table:table-cell table:style-name="ce13" table:formula="of:=[.D33]/[.L33]" office:value-type="float" office:value="4.01939147730867" calcext:value-type="float">
            <text:p>4.01939147730867</text:p>
          </table:table-cell>
          <table:table-cell table:style-name="ce12" table:formula="of:=[.M33]/[.A33]" office:value-type="float" office:value="0.125605983665896" calcext:value-type="float">
            <text:p>0.125605983665896</text:p>
          </table:table-cell>
          <table:table-cell table:style-name="Default" office:value-type="float" office:value="0.95761" calcext:value-type="float">
            <text:p>0.95761</text:p>
          </table:table-cell>
          <table:table-cell table:style-name="ce13" table:formula="of:=[.E33]/[.O33]" office:value-type="float" office:value="5.27354559789476" calcext:value-type="float">
            <text:p>5.27354559789476</text:p>
          </table:table-cell>
          <table:table-cell table:style-name="ce12" table:formula="of:=[.P33]/[.A33]" office:value-type="float" office:value="0.164798299934211" calcext:value-type="float">
            <text:p>0.164798299934211</text:p>
          </table:table-cell>
          <table:table-cell table:style-name="Default" office:value-type="float" office:value="1.911735" calcext:value-type="float">
            <text:p>1.911735</text:p>
          </table:table-cell>
          <table:table-cell table:style-name="ce13" table:formula="of:=[.D33]/[.R33]" office:value-type="float" office:value="4.78622821677691" calcext:value-type="float">
            <text:p>4.78622821677691</text:p>
          </table:table-cell>
          <table:table-cell table:style-name="ce12" table:formula="of:=[.S33]/[.A33]" office:value-type="float" office:value="0.149569631774278" calcext:value-type="float">
            <text:p>0.149569631774278</text:p>
          </table:table-cell>
          <table:table-cell table:style-name="Default" office:value-type="float" office:value="0.73072" calcext:value-type="float">
            <text:p>0.73072</text:p>
          </table:table-cell>
          <table:table-cell table:style-name="ce13" table:formula="of:=[.E33]/[.U33]" office:value-type="float" office:value="6.91099189840158" calcext:value-type="float">
            <text:p>6.91099189840158</text:p>
          </table:table-cell>
          <table:table-cell table:style-name="ce12" table:formula="of:=[.V33]/[.A33]" office:value-type="float" office:value="0.215968496825049" calcext:value-type="float">
            <text:p>0.215968496825049</text:p>
          </table:table-cell>
          <table:table-cell table:number-columns-repeated="100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table:formula="of:=[.A34]" office:value-type="float" office:value="33" calcext:value-type="float">
            <text:p>33</text:p>
          </table:table-cell>
          <table:table-cell table:style-name="ce6" table:formula="of:=1/((1-0.88)+(0.88/[.A34]))" office:value-type="float" office:value="6.81818181818182" calcext:value-type="float">
            <text:p>6.8181818181818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717144" calcext:value-type="float">
            <text:p>1.717144</text:p>
          </table:table-cell>
          <table:table-cell table:style-name="ce13" table:formula="of:=[.D34]/[.F34]" office:value-type="float" office:value="5.32861542188657" calcext:value-type="float">
            <text:p>5.32861542188657</text:p>
          </table:table-cell>
          <table:table-cell table:style-name="ce12" table:formula="of:=[.G34]/[.A34]" office:value-type="float" office:value="0.161473194602623" calcext:value-type="float">
            <text:p>0.161473194602623</text:p>
          </table:table-cell>
          <table:table-cell table:style-name="Default" office:value-type="float" office:value="0.726678" calcext:value-type="float">
            <text:p>0.726678</text:p>
          </table:table-cell>
          <table:table-cell table:style-name="ce13" table:formula="of:=[.E34]/[.I34]" office:value-type="float" office:value="6.94943289875295" calcext:value-type="float">
            <text:p>6.94943289875295</text:p>
          </table:table-cell>
          <table:table-cell table:style-name="ce12" table:formula="of:=[.J34]/[.A34]" office:value-type="float" office:value="0.210588875719786" calcext:value-type="float">
            <text:p>0.210588875719786</text:p>
          </table:table-cell>
          <table:table-cell table:style-name="Default" office:value-type="float" office:value="2.276853" calcext:value-type="float">
            <text:p>2.276853</text:p>
          </table:table-cell>
          <table:table-cell table:style-name="ce13" table:formula="of:=[.D34]/[.L34]" office:value-type="float" office:value="4.01870476486624" calcext:value-type="float">
            <text:p>4.01870476486624</text:p>
          </table:table-cell>
          <table:table-cell table:style-name="ce12" table:formula="of:=[.M34]/[.A34]" office:value-type="float" office:value="0.121778932268674" calcext:value-type="float">
            <text:p>0.121778932268674</text:p>
          </table:table-cell>
          <table:table-cell table:style-name="Default" office:value-type="float" office:value="0.969949" calcext:value-type="float">
            <text:p>0.969949</text:p>
          </table:table-cell>
          <table:table-cell table:style-name="ce13" table:formula="of:=[.E34]/[.O34]" office:value-type="float" office:value="5.2064593086853" calcext:value-type="float">
            <text:p>5.2064593086853</text:p>
          </table:table-cell>
          <table:table-cell table:style-name="ce12" table:formula="of:=[.P34]/[.A34]" office:value-type="float" office:value="0.157771494202585" calcext:value-type="float">
            <text:p>0.157771494202585</text:p>
          </table:table-cell>
          <table:table-cell table:style-name="Default" office:value-type="float" office:value="1.810164" calcext:value-type="float">
            <text:p>1.810164</text:p>
          </table:table-cell>
          <table:table-cell table:style-name="ce13" table:formula="of:=[.D34]/[.R34]" office:value-type="float" office:value="5.05479061565692" calcext:value-type="float">
            <text:p>5.05479061565692</text:p>
          </table:table-cell>
          <table:table-cell table:style-name="ce12" table:formula="of:=[.S34]/[.A34]" office:value-type="float" office:value="0.153175473201725" calcext:value-type="float">
            <text:p>0.153175473201725</text:p>
          </table:table-cell>
          <table:table-cell table:style-name="Default" office:value-type="float" office:value="0.683823" calcext:value-type="float">
            <text:p>0.683823</text:p>
          </table:table-cell>
          <table:table-cell table:style-name="ce13" table:formula="of:=[.E34]/[.U34]" office:value-type="float" office:value="7.3849519539413" calcext:value-type="float">
            <text:p>7.3849519539413</text:p>
          </table:table-cell>
          <table:table-cell table:style-name="ce12" table:formula="of:=[.V34]/[.A34]" office:value-type="float" office:value="0.223786422846706" calcext:value-type="float">
            <text:p>0.223786422846706</text:p>
          </table:table-cell>
          <table:table-cell table:number-columns-repeated="100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table:formula="of:=[.A35]" office:value-type="float" office:value="34" calcext:value-type="float">
            <text:p>34</text:p>
          </table:table-cell>
          <table:table-cell table:style-name="ce6" table:formula="of:=1/((1-0.88)+(0.88/[.A35]))" office:value-type="float" office:value="6.85483870967742" calcext:value-type="float">
            <text:p>6.8548387096774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939372" calcext:value-type="float">
            <text:p>1.939372</text:p>
          </table:table-cell>
          <table:table-cell table:style-name="ce13" table:formula="of:=[.D35]/[.F35]" office:value-type="float" office:value="4.71802212262526" calcext:value-type="float">
            <text:p>4.71802212262526</text:p>
          </table:table-cell>
          <table:table-cell table:style-name="ce12" table:formula="of:=[.G35]/[.A35]" office:value-type="float" office:value="0.138765356547802" calcext:value-type="float">
            <text:p>0.138765356547802</text:p>
          </table:table-cell>
          <table:table-cell table:style-name="Default" office:value-type="float" office:value="0.81997" calcext:value-type="float">
            <text:p>0.81997</text:p>
          </table:table-cell>
          <table:table-cell table:style-name="ce13" table:formula="of:=[.E35]/[.I35]" office:value-type="float" office:value="6.15876190592339" calcext:value-type="float">
            <text:p>6.15876190592339</text:p>
          </table:table-cell>
          <table:table-cell table:style-name="ce12" table:formula="of:=[.J35]/[.A35]" office:value-type="float" office:value="0.18114005605657" calcext:value-type="float">
            <text:p>0.18114005605657</text:p>
          </table:table-cell>
          <table:table-cell table:style-name="Default" office:value-type="float" office:value="2.162074" calcext:value-type="float">
            <text:p>2.162074</text:p>
          </table:table-cell>
          <table:table-cell table:style-name="ce13" table:formula="of:=[.D35]/[.L35]" office:value-type="float" office:value="4.23204756173933" calcext:value-type="float">
            <text:p>4.23204756173933</text:p>
          </table:table-cell>
          <table:table-cell table:style-name="ce12" table:formula="of:=[.M35]/[.A35]" office:value-type="float" office:value="0.12447198710998" calcext:value-type="float">
            <text:p>0.12447198710998</text:p>
          </table:table-cell>
          <table:table-cell table:style-name="Default" office:value-type="float" office:value="0.908599" calcext:value-type="float">
            <text:p>0.908599</text:p>
          </table:table-cell>
          <table:table-cell table:style-name="ce13" table:formula="of:=[.E35]/[.O35]" office:value-type="float" office:value="5.55800743782461" calcext:value-type="float">
            <text:p>5.55800743782461</text:p>
          </table:table-cell>
          <table:table-cell table:style-name="ce12" table:formula="of:=[.P35]/[.A35]" office:value-type="float" office:value="0.163470806994841" calcext:value-type="float">
            <text:p>0.163470806994841</text:p>
          </table:table-cell>
          <table:table-cell table:style-name="Default" office:value-type="float" office:value="1.955519" calcext:value-type="float">
            <text:p>1.955519</text:p>
          </table:table-cell>
          <table:table-cell table:style-name="ce13" table:formula="of:=[.D35]/[.R35]" office:value-type="float" office:value="4.67906473933518" calcext:value-type="float">
            <text:p>4.67906473933518</text:p>
          </table:table-cell>
          <table:table-cell table:style-name="ce12" table:formula="of:=[.S35]/[.A35]" office:value-type="float" office:value="0.137619551156917" calcext:value-type="float">
            <text:p>0.137619551156917</text:p>
          </table:table-cell>
          <table:table-cell table:style-name="Default" office:value-type="float" office:value="0.77049" calcext:value-type="float">
            <text:p>0.77049</text:p>
          </table:table-cell>
          <table:table-cell table:style-name="ce13" table:formula="of:=[.E35]/[.U35]" office:value-type="float" office:value="6.55427065893133" calcext:value-type="float">
            <text:p>6.55427065893133</text:p>
          </table:table-cell>
          <table:table-cell table:style-name="ce12" table:formula="of:=[.V35]/[.A35]" office:value-type="float" office:value="0.192772666439157" calcext:value-type="float">
            <text:p>0.192772666439157</text:p>
          </table:table-cell>
          <table:table-cell table:number-columns-repeated="100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table:formula="of:=[.A36]" office:value-type="float" office:value="35" calcext:value-type="float">
            <text:p>35</text:p>
          </table:table-cell>
          <table:table-cell table:style-name="ce6" table:formula="of:=1/((1-0.88)+(0.88/[.A36]))" office:value-type="float" office:value="6.88976377952756" calcext:value-type="float">
            <text:p>6.8897637795275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77889" calcext:value-type="float">
            <text:p>1.877889</text:p>
          </table:table-cell>
          <table:table-cell table:style-name="ce13" table:formula="of:=[.D36]/[.F36]" office:value-type="float" office:value="4.87249246361207" calcext:value-type="float">
            <text:p>4.87249246361207</text:p>
          </table:table-cell>
          <table:table-cell table:style-name="ce12" table:formula="of:=[.G36]/[.A36]" office:value-type="float" office:value="0.139214070388916" calcext:value-type="float">
            <text:p>0.139214070388916</text:p>
          </table:table-cell>
          <table:table-cell table:style-name="Default" office:value-type="float" office:value="0.841302" calcext:value-type="float">
            <text:p>0.841302</text:p>
          </table:table-cell>
          <table:table-cell table:style-name="ce13" table:formula="of:=[.E36]/[.I36]" office:value-type="float" office:value="6.00260073077207" calcext:value-type="float">
            <text:p>6.00260073077207</text:p>
          </table:table-cell>
          <table:table-cell table:style-name="ce12" table:formula="of:=[.J36]/[.A36]" office:value-type="float" office:value="0.171502878022059" calcext:value-type="float">
            <text:p>0.171502878022059</text:p>
          </table:table-cell>
          <table:table-cell table:style-name="Default" office:value-type="float" office:value="2.219965" calcext:value-type="float">
            <text:p>2.219965</text:p>
          </table:table-cell>
          <table:table-cell table:style-name="ce13" table:formula="of:=[.D36]/[.L36]" office:value-type="float" office:value="4.12168660316717" calcext:value-type="float">
            <text:p>4.12168660316717</text:p>
          </table:table-cell>
          <table:table-cell table:style-name="ce12" table:formula="of:=[.M36]/[.A36]" office:value-type="float" office:value="0.117762474376205" calcext:value-type="float">
            <text:p>0.117762474376205</text:p>
          </table:table-cell>
          <table:table-cell table:style-name="Default" office:value-type="float" office:value="1.054402" calcext:value-type="float">
            <text:p>1.054402</text:p>
          </table:table-cell>
          <table:table-cell table:style-name="ce13" table:formula="of:=[.E36]/[.O36]" office:value-type="float" office:value="4.78944463307164" calcext:value-type="float">
            <text:p>4.78944463307164</text:p>
          </table:table-cell>
          <table:table-cell table:style-name="ce12" table:formula="of:=[.P36]/[.A36]" office:value-type="float" office:value="0.136841275230618" calcext:value-type="float">
            <text:p>0.136841275230618</text:p>
          </table:table-cell>
          <table:table-cell table:style-name="Default" office:value-type="float" office:value="1.942399" calcext:value-type="float">
            <text:p>1.942399</text:p>
          </table:table-cell>
          <table:table-cell table:style-name="ce13" table:formula="of:=[.D36]/[.R36]" office:value-type="float" office:value="4.71066964099549" calcext:value-type="float">
            <text:p>4.71066964099549</text:p>
          </table:table-cell>
          <table:table-cell table:style-name="ce12" table:formula="of:=[.S36]/[.A36]" office:value-type="float" office:value="0.1345905611713" calcext:value-type="float">
            <text:p>0.1345905611713</text:p>
          </table:table-cell>
          <table:table-cell table:style-name="Default" office:value-type="float" office:value="0.77392" calcext:value-type="float">
            <text:p>0.77392</text:p>
          </table:table-cell>
          <table:table-cell table:style-name="ce13" table:formula="of:=[.E36]/[.U36]" office:value-type="float" office:value="6.5252222451933" calcext:value-type="float">
            <text:p>6.5252222451933</text:p>
          </table:table-cell>
          <table:table-cell table:style-name="ce12" table:formula="of:=[.V36]/[.A36]" office:value-type="float" office:value="0.186434921291237" calcext:value-type="float">
            <text:p>0.186434921291237</text:p>
          </table:table-cell>
          <table:table-cell table:number-columns-repeated="100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table:formula="of:=[.A37]" office:value-type="float" office:value="36" calcext:value-type="float">
            <text:p>36</text:p>
          </table:table-cell>
          <table:table-cell table:style-name="ce6" table:formula="of:=1/((1-0.88)+(0.88/[.A37]))" office:value-type="float" office:value="6.92307692307692" calcext:value-type="float">
            <text:p>6.92307692307692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37297" calcext:value-type="float">
            <text:p>1.837297</text:p>
          </table:table-cell>
          <table:table-cell table:style-name="ce13" table:formula="of:=[.D37]/[.F37]" office:value-type="float" office:value="4.98014202385352" calcext:value-type="float">
            <text:p>4.98014202385352</text:p>
          </table:table-cell>
          <table:table-cell table:style-name="ce12" table:formula="of:=[.G37]/[.A37]" office:value-type="float" office:value="0.138337278440376" calcext:value-type="float">
            <text:p>0.138337278440376</text:p>
          </table:table-cell>
          <table:table-cell table:style-name="Default" office:value-type="float" office:value="0.780573" calcext:value-type="float">
            <text:p>0.780573</text:p>
          </table:table-cell>
          <table:table-cell table:style-name="ce13" table:formula="of:=[.E37]/[.I37]" office:value-type="float" office:value="6.46960630203709" calcext:value-type="float">
            <text:p>6.46960630203709</text:p>
          </table:table-cell>
          <table:table-cell table:style-name="ce12" table:formula="of:=[.J37]/[.A37]" office:value-type="float" office:value="0.179711286167697" calcext:value-type="float">
            <text:p>0.179711286167697</text:p>
          </table:table-cell>
          <table:table-cell table:style-name="Default" office:value-type="float" office:value="2.169994" calcext:value-type="float">
            <text:p>2.169994</text:p>
          </table:table-cell>
          <table:table-cell table:style-name="ce13" table:formula="of:=[.D37]/[.L37]" office:value-type="float" office:value="4.2166015205572" calcext:value-type="float">
            <text:p>4.2166015205572</text:p>
          </table:table-cell>
          <table:table-cell table:style-name="ce12" table:formula="of:=[.M37]/[.A37]" office:value-type="float" office:value="0.117127820015478" calcext:value-type="float">
            <text:p>0.117127820015478</text:p>
          </table:table-cell>
          <table:table-cell table:style-name="Default" office:value-type="float" office:value="0.921124" calcext:value-type="float">
            <text:p>0.921124</text:p>
          </table:table-cell>
          <table:table-cell table:style-name="ce13" table:formula="of:=[.E37]/[.O37]" office:value-type="float" office:value="5.48243233267182" calcext:value-type="float">
            <text:p>5.48243233267182</text:p>
          </table:table-cell>
          <table:table-cell table:style-name="ce12" table:formula="of:=[.P37]/[.A37]" office:value-type="float" office:value="0.152289787018662" calcext:value-type="float">
            <text:p>0.152289787018662</text:p>
          </table:table-cell>
          <table:table-cell table:style-name="Default" office:value-type="float" office:value="1.959959" calcext:value-type="float">
            <text:p>1.959959</text:p>
          </table:table-cell>
          <table:table-cell table:style-name="ce13" table:formula="of:=[.D37]/[.R37]" office:value-type="float" office:value="4.66846500360467" calcext:value-type="float">
            <text:p>4.66846500360467</text:p>
          </table:table-cell>
          <table:table-cell table:style-name="ce12" table:formula="of:=[.S37]/[.A37]" office:value-type="float" office:value="0.129679583433463" calcext:value-type="float">
            <text:p>0.129679583433463</text:p>
          </table:table-cell>
          <table:table-cell table:style-name="Default" office:value-type="float" office:value="0.789709" calcext:value-type="float">
            <text:p>0.789709</text:p>
          </table:table-cell>
          <table:table-cell table:style-name="ce13" table:formula="of:=[.E37]/[.U37]" office:value-type="float" office:value="6.39476060168999" calcext:value-type="float">
            <text:p>6.39476060168999</text:p>
          </table:table-cell>
          <table:table-cell table:style-name="ce12" table:formula="of:=[.V37]/[.A37]" office:value-type="float" office:value="0.177632238935833" calcext:value-type="float">
            <text:p>0.177632238935833</text:p>
          </table:table-cell>
          <table:table-cell table:number-columns-repeated="100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table:formula="of:=[.A38]" office:value-type="float" office:value="37" calcext:value-type="float">
            <text:p>37</text:p>
          </table:table-cell>
          <table:table-cell table:style-name="ce6" table:formula="of:=1/((1-0.88)+(0.88/[.A38]))" office:value-type="float" office:value="6.95488721804511" calcext:value-type="float">
            <text:p>6.95488721804511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53666" calcext:value-type="float">
            <text:p>1.853666</text:p>
          </table:table-cell>
          <table:table-cell table:style-name="ce13" table:formula="of:=[.D38]/[.F38]" office:value-type="float" office:value="4.93616433596991" calcext:value-type="float">
            <text:p>4.93616433596991</text:p>
          </table:table-cell>
          <table:table-cell table:style-name="ce12" table:formula="of:=[.G38]/[.A38]" office:value-type="float" office:value="0.133409846918106" calcext:value-type="float">
            <text:p>0.133409846918106</text:p>
          </table:table-cell>
          <table:table-cell table:style-name="Default" office:value-type="float" office:value="0.712349" calcext:value-type="float">
            <text:p>0.712349</text:p>
          </table:table-cell>
          <table:table-cell table:style-name="ce13" table:formula="of:=[.E38]/[.I38]" office:value-type="float" office:value="7.08922171576011" calcext:value-type="float">
            <text:p>7.08922171576011</text:p>
          </table:table-cell>
          <table:table-cell table:style-name="ce12" table:formula="of:=[.J38]/[.A38]" office:value-type="float" office:value="0.191600586912435" calcext:value-type="float">
            <text:p>0.191600586912435</text:p>
          </table:table-cell>
          <table:table-cell table:style-name="Default" office:value-type="float" office:value="2.217613" calcext:value-type="float">
            <text:p>2.217613</text:p>
          </table:table-cell>
          <table:table-cell table:style-name="ce13" table:formula="of:=[.D38]/[.L38]" office:value-type="float" office:value="4.12605806333206" calcext:value-type="float">
            <text:p>4.12605806333206</text:p>
          </table:table-cell>
          <table:table-cell table:style-name="ce12" table:formula="of:=[.M38]/[.A38]" office:value-type="float" office:value="0.111515082792758" calcext:value-type="float">
            <text:p>0.111515082792758</text:p>
          </table:table-cell>
          <table:table-cell table:style-name="Default" office:value-type="float" office:value="0.937943" calcext:value-type="float">
            <text:p>0.937943</text:p>
          </table:table-cell>
          <table:table-cell table:style-name="ce13" table:formula="of:=[.E38]/[.O38]" office:value-type="float" office:value="5.38412248931971" calcext:value-type="float">
            <text:p>5.38412248931971</text:p>
          </table:table-cell>
          <table:table-cell table:style-name="ce12" table:formula="of:=[.P38]/[.A38]" office:value-type="float" office:value="0.145516824035668" calcext:value-type="float">
            <text:p>0.145516824035668</text:p>
          </table:table-cell>
          <table:table-cell table:style-name="Default" office:value-type="float" office:value="2.05352" calcext:value-type="float">
            <text:p>2.05352</text:p>
          </table:table-cell>
          <table:table-cell table:style-name="ce13" table:formula="of:=[.D38]/[.R38]" office:value-type="float" office:value="4.45576376173595" calcext:value-type="float">
            <text:p>4.45576376173595</text:p>
          </table:table-cell>
          <table:table-cell table:style-name="ce12" table:formula="of:=[.S38]/[.A38]" office:value-type="float" office:value="0.120426047614485" calcext:value-type="float">
            <text:p>0.120426047614485</text:p>
          </table:table-cell>
          <table:table-cell table:style-name="Default" office:value-type="float" office:value="0.851299" calcext:value-type="float">
            <text:p>0.851299</text:p>
          </table:table-cell>
          <table:table-cell table:style-name="ce13" table:formula="of:=[.E38]/[.U38]" office:value-type="float" office:value="5.93211080948057" calcext:value-type="float">
            <text:p>5.93211080948057</text:p>
          </table:table-cell>
          <table:table-cell table:style-name="ce12" table:formula="of:=[.V38]/[.A38]" office:value-type="float" office:value="0.160327319175151" calcext:value-type="float">
            <text:p>0.160327319175151</text:p>
          </table:table-cell>
          <table:table-cell table:number-columns-repeated="100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table:formula="of:=[.A39]" office:value-type="float" office:value="38" calcext:value-type="float">
            <text:p>38</text:p>
          </table:table-cell>
          <table:table-cell table:style-name="ce6" table:formula="of:=1/((1-0.88)+(0.88/[.A39]))" office:value-type="float" office:value="6.98529411764706" calcext:value-type="float">
            <text:p>6.9852941176470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6618" calcext:value-type="float">
            <text:p>1.86618</text:p>
          </table:table-cell>
          <table:table-cell table:style-name="ce13" table:formula="of:=[.D39]/[.F39]" office:value-type="float" office:value="4.90306401311771" calcext:value-type="float">
            <text:p>4.90306401311771</text:p>
          </table:table-cell>
          <table:table-cell table:style-name="ce12" table:formula="of:=[.G39]/[.A39]" office:value-type="float" office:value="0.129028000345203" calcext:value-type="float">
            <text:p>0.129028000345203</text:p>
          </table:table-cell>
          <table:table-cell table:style-name="Default" office:value-type="float" office:value="0.732719" calcext:value-type="float">
            <text:p>0.732719</text:p>
          </table:table-cell>
          <table:table-cell table:style-name="ce13" table:formula="of:=[.E39]/[.I39]" office:value-type="float" office:value="6.89213736780403" calcext:value-type="float">
            <text:p>6.89213736780403</text:p>
          </table:table-cell>
          <table:table-cell table:style-name="ce12" table:formula="of:=[.J39]/[.A39]" office:value-type="float" office:value="0.181372035994843" calcext:value-type="float">
            <text:p>0.181372035994843</text:p>
          </table:table-cell>
          <table:table-cell table:style-name="Default" office:value-type="float" office:value="2.224244" calcext:value-type="float">
            <text:p>2.224244</text:p>
          </table:table-cell>
          <table:table-cell table:style-name="ce13" table:formula="of:=[.D39]/[.L39]" office:value-type="float" office:value="4.11375730360518" calcext:value-type="float">
            <text:p>4.11375730360518</text:p>
          </table:table-cell>
          <table:table-cell table:style-name="ce12" table:formula="of:=[.M39]/[.A39]" office:value-type="float" office:value="0.108256771147505" calcext:value-type="float">
            <text:p>0.108256771147505</text:p>
          </table:table-cell>
          <table:table-cell table:style-name="Default" office:value-type="float" office:value="0.938659" calcext:value-type="float">
            <text:p>0.938659</text:p>
          </table:table-cell>
          <table:table-cell table:style-name="ce13" table:formula="of:=[.E39]/[.O39]" office:value-type="float" office:value="5.38001553279732" calcext:value-type="float">
            <text:p>5.38001553279732</text:p>
          </table:table-cell>
          <table:table-cell table:style-name="ce12" table:formula="of:=[.P39]/[.A39]" office:value-type="float" office:value="0.141579356126245" calcext:value-type="float">
            <text:p>0.141579356126245</text:p>
          </table:table-cell>
          <table:table-cell table:style-name="Default" office:value-type="float" office:value="1.996284" calcext:value-type="float">
            <text:p>1.996284</text:p>
          </table:table-cell>
          <table:table-cell table:style-name="ce13" table:formula="of:=[.D39]/[.R39]" office:value-type="float" office:value="4.58351617304953" calcext:value-type="float">
            <text:p>4.58351617304953</text:p>
          </table:table-cell>
          <table:table-cell table:style-name="ce12" table:formula="of:=[.S39]/[.A39]" office:value-type="float" office:value="0.120618846659198" calcext:value-type="float">
            <text:p>0.120618846659198</text:p>
          </table:table-cell>
          <table:table-cell table:style-name="Default" office:value-type="float" office:value="0.786164" calcext:value-type="float">
            <text:p>0.786164</text:p>
          </table:table-cell>
          <table:table-cell table:style-name="ce13" table:formula="of:=[.E39]/[.U39]" office:value-type="float" office:value="6.42359609445357" calcext:value-type="float">
            <text:p>6.42359609445357</text:p>
          </table:table-cell>
          <table:table-cell table:style-name="ce12" table:formula="of:=[.V39]/[.A39]" office:value-type="float" office:value="0.16904200248562" calcext:value-type="float">
            <text:p>0.16904200248562</text:p>
          </table:table-cell>
          <table:table-cell table:number-columns-repeated="100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table:formula="of:=[.A40]" office:value-type="float" office:value="39" calcext:value-type="float">
            <text:p>39</text:p>
          </table:table-cell>
          <table:table-cell table:style-name="ce6" table:formula="of:=1/((1-0.88)+(0.88/[.A40]))" office:value-type="float" office:value="7.01438848920863" calcext:value-type="float">
            <text:p>7.01438848920863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841348" calcext:value-type="float">
            <text:p>1.841348</text:p>
          </table:table-cell>
          <table:table-cell table:style-name="ce13" table:formula="of:=[.D40]/[.F40]" office:value-type="float" office:value="4.9691856183622" calcext:value-type="float">
            <text:p>4.9691856183622</text:p>
          </table:table-cell>
          <table:table-cell table:style-name="ce12" table:formula="of:=[.G40]/[.A40]" office:value-type="float" office:value="0.127415015855441" calcext:value-type="float">
            <text:p>0.127415015855441</text:p>
          </table:table-cell>
          <table:table-cell table:style-name="Default" office:value-type="float" office:value="0.747956" calcext:value-type="float">
            <text:p>0.747956</text:p>
          </table:table-cell>
          <table:table-cell table:style-name="ce13" table:formula="of:=[.E40]/[.I40]" office:value-type="float" office:value="6.75173405922274" calcext:value-type="float">
            <text:p>6.75173405922274</text:p>
          </table:table-cell>
          <table:table-cell table:style-name="ce12" table:formula="of:=[.J40]/[.A40]" office:value-type="float" office:value="0.173121386133916" calcext:value-type="float">
            <text:p>0.173121386133916</text:p>
          </table:table-cell>
          <table:table-cell table:style-name="Default" office:value-type="float" office:value="2.324278" calcext:value-type="float">
            <text:p>2.324278</text:p>
          </table:table-cell>
          <table:table-cell table:style-name="ce13" table:formula="of:=[.D40]/[.L40]" office:value-type="float" office:value="3.93670636645014" calcext:value-type="float">
            <text:p>3.93670636645014</text:p>
          </table:table-cell>
          <table:table-cell table:style-name="ce12" table:formula="of:=[.M40]/[.A40]" office:value-type="float" office:value="0.100941188883337" calcext:value-type="float">
            <text:p>0.100941188883337</text:p>
          </table:table-cell>
          <table:table-cell table:style-name="Default" office:value-type="float" office:value="1.006791" calcext:value-type="float">
            <text:p>1.006791</text:p>
          </table:table-cell>
          <table:table-cell table:style-name="ce13" table:formula="of:=[.E40]/[.O40]" office:value-type="float" office:value="5.01593677337203" calcext:value-type="float">
            <text:p>5.01593677337203</text:p>
          </table:table-cell>
          <table:table-cell table:style-name="ce12" table:formula="of:=[.P40]/[.A40]" office:value-type="float" office:value="0.128613763419796" calcext:value-type="float">
            <text:p>0.128613763419796</text:p>
          </table:table-cell>
          <table:table-cell table:style-name="Default" office:value-type="float" office:value="1.973551" calcext:value-type="float">
            <text:p>1.973551</text:p>
          </table:table-cell>
          <table:table-cell table:style-name="ce13" table:formula="of:=[.D40]/[.R40]" office:value-type="float" office:value="4.63631292021336" calcext:value-type="float">
            <text:p>4.63631292021336</text:p>
          </table:table-cell>
          <table:table-cell table:style-name="ce12" table:formula="of:=[.S40]/[.A40]" office:value-type="float" office:value="0.118879818467009" calcext:value-type="float">
            <text:p>0.118879818467009</text:p>
          </table:table-cell>
          <table:table-cell table:style-name="Default" office:value-type="float" office:value="0.827011" calcext:value-type="float">
            <text:p>0.827011</text:p>
          </table:table-cell>
          <table:table-cell table:style-name="ce13" table:formula="of:=[.E40]/[.U40]" office:value-type="float" office:value="6.10632748536597" calcext:value-type="float">
            <text:p>6.10632748536597</text:p>
          </table:table-cell>
          <table:table-cell table:style-name="ce12" table:formula="of:=[.V40]/[.A40]" office:value-type="float" office:value="0.156572499624769" calcext:value-type="float">
            <text:p>0.156572499624769</text:p>
          </table:table-cell>
          <table:table-cell table:number-columns-repeated="100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[.A41]" office:value-type="float" office:value="40" calcext:value-type="float">
            <text:p>40</text:p>
          </table:table-cell>
          <table:table-cell table:style-name="ce6" table:formula="of:=1/((1-0.88)+(0.88/[.A41]))" office:value-type="float" office:value="7.04225352112676" calcext:value-type="float">
            <text:p>7.04225352112676</text:p>
          </table:table-cell>
          <table:table-cell table:style-name="ce9" office:value-type="float" office:value="9.15" calcext:value-type="float">
            <text:p>9.15</text:p>
          </table:table-cell>
          <table:table-cell table:style-name="ce10" office:value-type="float" office:value="5.05" calcext:value-type="float">
            <text:p>5.05</text:p>
          </table:table-cell>
          <table:table-cell table:style-name="Default" office:value-type="float" office:value="1.734318" calcext:value-type="float">
            <text:p>1.734318</text:p>
          </table:table-cell>
          <table:table-cell table:style-name="ce13" table:formula="of:=[.D41]/[.F41]" office:value-type="float" office:value="5.27584906574227" calcext:value-type="float">
            <text:p>5.27584906574227</text:p>
          </table:table-cell>
          <table:table-cell table:style-name="ce12" table:formula="of:=[.G41]/[.A41]" office:value-type="float" office:value="0.131896226643557" calcext:value-type="float">
            <text:p>0.131896226643557</text:p>
          </table:table-cell>
          <table:table-cell table:style-name="Default" office:value-type="float" office:value="0.639058" calcext:value-type="float">
            <text:p>0.639058</text:p>
          </table:table-cell>
          <table:table-cell table:style-name="ce13" table:formula="of:=[.E41]/[.I41]" office:value-type="float" office:value="7.90225613324612" calcext:value-type="float">
            <text:p>7.90225613324612</text:p>
          </table:table-cell>
          <table:table-cell table:style-name="ce12" table:formula="of:=[.J41]/[.A41]" office:value-type="float" office:value="0.197556403331153" calcext:value-type="float">
            <text:p>0.197556403331153</text:p>
          </table:table-cell>
          <table:table-cell table:style-name="Default" office:value-type="float" office:value="2.235171" calcext:value-type="float">
            <text:p>2.235171</text:p>
          </table:table-cell>
          <table:table-cell table:style-name="ce13" table:formula="of:=[.D41]/[.L41]" office:value-type="float" office:value="4.09364652637315" calcext:value-type="float">
            <text:p>4.09364652637315</text:p>
          </table:table-cell>
          <table:table-cell table:style-name="ce12" table:formula="of:=[.M41]/[.A41]" office:value-type="float" office:value="0.102341163159329" calcext:value-type="float">
            <text:p>0.102341163159329</text:p>
          </table:table-cell>
          <table:table-cell table:style-name="Default" office:value-type="float" office:value="0.952631" calcext:value-type="float">
            <text:p>0.952631</text:p>
          </table:table-cell>
          <table:table-cell table:style-name="ce13" table:formula="of:=[.E41]/[.O41]" office:value-type="float" office:value="5.30110819404365" calcext:value-type="float">
            <text:p>5.30110819404365</text:p>
          </table:table-cell>
          <table:table-cell table:style-name="ce12" table:formula="of:=[.P41]/[.A41]" office:value-type="float" office:value="0.132527704851091" calcext:value-type="float">
            <text:p>0.132527704851091</text:p>
          </table:table-cell>
          <table:table-cell table:style-name="Default" office:value-type="float" office:value="1.841705" calcext:value-type="float">
            <text:p>1.841705</text:p>
          </table:table-cell>
          <table:table-cell table:style-name="ce13" table:formula="of:=[.D41]/[.R41]" office:value-type="float" office:value="4.96822238089162" calcext:value-type="float">
            <text:p>4.96822238089162</text:p>
          </table:table-cell>
          <table:table-cell table:style-name="ce12" table:formula="of:=[.S41]/[.A41]" office:value-type="float" office:value="0.12420555952229" calcext:value-type="float">
            <text:p>0.12420555952229</text:p>
          </table:table-cell>
          <table:table-cell table:style-name="Default" office:value-type="float" office:value="0.749531" calcext:value-type="float">
            <text:p>0.749531</text:p>
          </table:table-cell>
          <table:table-cell table:style-name="ce13" table:formula="of:=[.E41]/[.U41]" office:value-type="float" office:value="6.73754654577329" calcext:value-type="float">
            <text:p>6.73754654577329</text:p>
          </table:table-cell>
          <table:table-cell table:style-name="ce12" table:formula="of:=[.V41]/[.A41]" office:value-type="float" office:value="0.168438663644332" calcext:value-type="float">
            <text:p>0.168438663644332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4"/>
          <table:table-cell table:number-columns-repeated="1013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>
            <draw:frame table:end-cell-address="Sheet1.L80" table:end-x="1.7035in" table:end-y="0.111in" draw:z-index="0" draw:name="Chart 2" draw:style-name="gr1" draw:text-style-name="P1" svg:width="17.3087in" svg:height="5.0972in" svg:x="1.1465in" svg:y="0.0138in">
              <draw:object draw:notify-on-update-of-ranges="Sheet1.A2:Sheet1.A41 Sheet1.A2:Sheet1.A42 Sheet1.B1:Sheet1.B1 Sheet1.B2:Sheet1.B42 Sheet1.A2:Sheet1.A42 Sheet1.G1:Sheet1.G1 Sheet1.G2:Sheet1.G42 Sheet1.A2:Sheet1.A42 Sheet1.J1:Sheet1.J1 Sheet1.J2:Sheet1.J42 Sheet1.A2:Sheet1.A42 Sheet1.M1:Sheet1.M1 Sheet1.M2:Sheet1.M42 Sheet1.A2:Sheet1.A42 Sheet1.P1:Sheet1.P1 Sheet1.P2:Sheet1.P42 Sheet1.A2:Sheet1.A42 Sheet1.S1:Sheet1.S1 Sheet1.S2:Sheet1.S42 Sheet1.A2:Sheet1.A42 Sheet1.V1:Sheet1.V1 Sheet1.V2:Sheet1.V42 Sheet1.A2:Sheet1.A41 Sheet1.C1:Sheet1.C1 Sheet1.C2:Sheet1.C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6">
          <table:table-cell table:number-columns-repeated="1023"/>
        </table:table-row>
        <table:table-row table:style-name="ro1">
          <table:table-cell>
            <draw:frame table:end-cell-address="Sheet1.L118" table:end-x="1.7008in" table:end-y="0.0283in" draw:z-index="1" draw:name="Chart 1" draw:style-name="gr1" draw:text-style-name="P1" svg:width="17.3087in" svg:height="5.0972in" svg:x="1.1437in" svg:y="0.0976in">
              <draw:object draw:notify-on-update-of-ranges="Sheet1.A2:Sheet1.A41 Sheet1.A2:Sheet1.A42 Sheet1.B1:Sheet1.B1 Sheet1.B2:Sheet1.B42 Sheet1.A2:Sheet1.A42 Sheet1.G1:Sheet1.G1 Sheet1.G2:Sheet1.G42 Sheet1.A2:Sheet1.A42 Sheet1.J1:Sheet1.J1 Sheet1.J2:Sheet1.J42 Sheet1.A2:Sheet1.A42 Sheet1.M1:Sheet1.M1 Sheet1.M2:Sheet1.M42 Sheet1.A2:Sheet1.A42 Sheet1.P1:Sheet1.P1 Sheet1.P2:Sheet1.P42 Sheet1.A2:Sheet1.A42 Sheet1.S1:Sheet1.S1 Sheet1.S2:Sheet1.S42 Sheet1.A2:Sheet1.A42 Sheet1.V1:Sheet1.V1 Sheet1.V2:Sheet1.V42 Sheet1.A2:Sheet1.A41 Sheet1.C1:Sheet1.C1 Sheet1.C2:Sheet1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G2:Sheet1.H41 Sheet1.J2:Sheet1.K41 Sheet1.M2:Sheet1.N41 Sheet1.P2:Sheet1.Q41 Sheet1.S2:Sheet1.T41 Sheet1.V2:Sheet1.W41">
            <calcext:condition calcext:apply-style-name="Good" calcext:value="=MAX([.G$1:.G$1048576])" calcext:base-cell-address="Sheet1.G2"/>
          </calcext:conditional-format>
        </calcext:conditional-formats>
      </table:table>
      <table:table table:name="Theoritical speedup" table:style-name="ta1">
        <table:shapes>
          <draw:frame draw:z-index="0" draw:style-name="gr2" draw:text-style-name="P2" svg:width="6.3004in" svg:height="3.5469in" svg:x="4.9453in" svg:y="0.9244in">
            <draw:object draw:notify-on-update-of-ranges="'Theoritical speedup'.A2:'Theoritical speedup'.A41 'Theoritical speedup'.B1:'Theoritical speedup'.B1 'Theoritical speedup'.B2:'Theoritical speedup'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threads</text:p>
          </table:table-cell>
          <table:table-cell office:value-type="string" calcext:value-type="string">
            <text:p>Theoritical speed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/((1-0.88)+(0.88/[.A2]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/((1-0.88)+(0.88/[.A3]))" office:value-type="float" office:value="1.78571428571429" calcext:value-type="float">
            <text:p>1.785714285714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/((1-0.88)+(0.88/[.A4]))" office:value-type="float" office:value="2.41935483870968" calcext:value-type="float">
            <text:p>2.4193548387096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/((1-0.88)+(0.88/[.A5]))" office:value-type="float" office:value="2.94117647058824" calcext:value-type="float">
            <text:p>2.941176470588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/((1-0.88)+(0.88/[.A6]))" office:value-type="float" office:value="3.37837837837838" calcext:value-type="float">
            <text:p>3.3783783783783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/((1-0.88)+(0.88/[.A7]))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/((1-0.88)+(0.88/[.A8]))" office:value-type="float" office:value="4.06976744186047" calcext:value-type="float">
            <text:p>4.069767441860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/((1-0.88)+(0.88/[.A9]))" office:value-type="float" office:value="4.34782608695652" calcext:value-type="float">
            <text:p>4.3478260869565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/((1-0.88)+(0.88/[.A10]))" office:value-type="float" office:value="4.59183673469388" calcext:value-type="float">
            <text:p>4.591836734693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/((1-0.88)+(0.88/[.A11]))" office:value-type="float" office:value="4.80769230769231" calcext:value-type="float">
            <text:p>4.807692307692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/((1-0.88)+(0.88/[.A12]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/((1-0.88)+(0.88/[.A13]))" office:value-type="float" office:value="5.17241379310345" calcext:value-type="float">
            <text:p>5.172413793103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/((1-0.88)+(0.88/[.A14]))" office:value-type="float" office:value="5.32786885245902" calcext:value-type="float">
            <text:p>5.327868852459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/((1-0.88)+(0.88/[.A15]))" office:value-type="float" office:value="5.46875" calcext:value-type="float">
            <text:p>5.4687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/((1-0.88)+(0.88/[.A16]))" office:value-type="float" office:value="5.59701492537313" calcext:value-type="float">
            <text:p>5.597014925373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/((1-0.88)+(0.88/[.A17]))" office:value-type="float" office:value="5.71428571428571" calcext:value-type="float">
            <text:p>5.7142857142857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/((1-0.88)+(0.88/[.A18]))" office:value-type="float" office:value="5.82191780821918" calcext:value-type="float">
            <text:p>5.821917808219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/((1-0.88)+(0.88/[.A19]))" office:value-type="float" office:value="5.92105263157895" calcext:value-type="float">
            <text:p>5.921052631578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/((1-0.88)+(0.88/[.A20]))" office:value-type="float" office:value="6.0126582278481" calcext:value-type="float">
            <text:p>6.01265822784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/((1-0.88)+(0.88/[.A21]))" office:value-type="float" office:value="6.09756097560976" calcext:value-type="float">
            <text:p>6.097560975609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(1-0.88)+(0.88/[.A22]))" office:value-type="float" office:value="6.1764705882353" calcext:value-type="float">
            <text:p>6.176470588235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/((1-0.88)+(0.88/[.A23]))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/((1-0.88)+(0.88/[.A24]))" office:value-type="float" office:value="6.31868131868132" calcext:value-type="float">
            <text:p>6.318681318681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/((1-0.88)+(0.88/[.A25]))" office:value-type="float" office:value="6.38297872340426" calcext:value-type="float">
            <text:p>6.382978723404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/((1-0.88)+(0.88/[.A26]))" office:value-type="float" office:value="6.44329896907217" calcext:value-type="float">
            <text:p>6.4432989690721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/((1-0.88)+(0.88/[.A27]))"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/((1-0.88)+(0.88/[.A28]))" office:value-type="float" office:value="6.55339805825243" calcext:value-type="float">
            <text:p>6.553398058252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/((1-0.88)+(0.88/[.A29]))" office:value-type="float" office:value="6.60377358490566" calcext:value-type="float">
            <text:p>6.603773584905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/((1-0.88)+(0.88/[.A30]))" office:value-type="float" office:value="6.65137614678899" calcext:value-type="float">
            <text:p>6.6513761467889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/((1-0.88)+(0.88/[.A31]))" office:value-type="float" office:value="6.69642857142857" calcext:value-type="float">
            <text:p>6.69642857142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/((1-0.88)+(0.88/[.A32]))" office:value-type="float" office:value="6.73913043478261" calcext:value-type="float">
            <text:p>6.7391304347826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/((1-0.88)+(0.88/[.A33]))" office:value-type="float" office:value="6.77966101694915" calcext:value-type="float">
            <text:p>6.779661016949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/((1-0.88)+(0.88/[.A34]))" office:value-type="float" office:value="6.81818181818182" calcext:value-type="float">
            <text:p>6.8181818181818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/((1-0.88)+(0.88/[.A35]))" office:value-type="float" office:value="6.85483870967742" calcext:value-type="float">
            <text:p>6.8548387096774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/((1-0.88)+(0.88/[.A36]))" office:value-type="float" office:value="6.88976377952756" calcext:value-type="float">
            <text:p>6.889763779527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/((1-0.88)+(0.88/[.A37]))" office:value-type="float" office:value="6.92307692307692" calcext:value-type="float">
            <text:p>6.923076923076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/((1-0.88)+(0.88/[.A38]))" office:value-type="float" office:value="6.95488721804511" calcext:value-type="float">
            <text:p>6.954887218045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/((1-0.88)+(0.88/[.A39]))" office:value-type="float" office:value="6.98529411764706" calcext:value-type="float">
            <text:p>6.985294117647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/((1-0.88)+(0.88/[.A40]))" office:value-type="float" office:value="7.01438848920863" calcext:value-type="float">
            <text:p>7.0143884892086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/((1-0.88)+(0.88/[.A41]))" office:value-type="float" office:value="7.04225352112676" calcext:value-type="float">
            <text:p>7.04225352112676</text:p>
          </table:table-cell>
        </table:table-row>
      </table:table>
      <table:table table:name="Speedups" table:style-name="ta1">
        <table:table-column table:style-name="co20" table:number-columns-repeated="2" table:default-cell-style-name="Default"/>
        <table:table-column table:style-name="co20" table:default-cell-style-name="ce7"/>
        <table:table-column table:style-name="co21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7" table:default-cell-style-name="ce7"/>
        <table:table-column table:style-name="co12" table:default-cell-style-name="ce7"/>
        <table:table-column table:style-name="co7" table:default-cell-style-name="ce7"/>
        <table:table-column table:style-name="co14" table:default-cell-style-name="ce7"/>
        <table:table-column table:style-name="co7" table:default-cell-style-name="ce7"/>
        <table:table-column table:style-name="co16" table:default-cell-style-name="ce4"/>
        <table:table-column table:style-name="co7" table:default-cell-style-name="ce7"/>
        <table:table-row table:style-name="ro2">
          <table:table-cell table:style-name="ce1" office:value-type="string" calcext:value-type="string">
            <text:p>Number of Threads</text:p>
          </table:table-cell>
          <table:table-cell table:style-name="ce5" office:value-type="string" calcext:value-type="string">
            <text:p>Ideal Speed up</text:p>
          </table:table-cell>
          <table:table-cell table:style-name="ce5" office:value-type="string" calcext:value-type="string">
            <text:p>Theoritiacal speedup</text:p>
          </table:table-cell>
          <table:table-cell table:style-name="ce11" office:value-type="string" calcext:value-type="string">
            <text:p>OMP - Static -O0 Speedup</text:p>
          </table:table-cell>
          <table:table-cell table:style-name="ce11" office:value-type="string" calcext:value-type="string">
            <text:p>OMP – Static -O0 Efficiency</text:p>
          </table:table-cell>
          <table:table-cell table:style-name="ce15" office:value-type="string" calcext:value-type="string">
            <text:p>OMP-Static -O3 Speedup</text:p>
          </table:table-cell>
          <table:table-cell table:style-name="ce11" office:value-type="string" calcext:value-type="string">
            <text:p>OMP – Static -O3 Efficiency</text:p>
          </table:table-cell>
          <table:table-cell table:style-name="ce16" office:value-type="string" calcext:value-type="string">
            <text:p>OMP - Dynamic -O0 Speedup</text:p>
          </table:table-cell>
          <table:table-cell table:style-name="ce11" office:value-type="string" calcext:value-type="string">
            <text:p>OMP – Dynamic-O0 Efficiency</text:p>
          </table:table-cell>
          <table:table-cell table:style-name="ce17" office:value-type="string" calcext:value-type="string">
            <text:p>OMP-Dynamic -O3 Speedup</text:p>
          </table:table-cell>
          <table:table-cell table:style-name="ce11" office:value-type="string" calcext:value-type="string">
            <text:p>OMP – Dynamic-O3 Efficiency</text:p>
          </table:table-cell>
          <table:table-cell table:style-name="ce18" office:value-type="string" calcext:value-type="string">
            <text:p>OMP - <text:s/>Guided -O0 Speedup</text:p>
          </table:table-cell>
          <table:table-cell table:style-name="ce11" office:value-type="string" calcext:value-type="string">
            <text:p>OMP – guided-O3 Efficiency</text:p>
          </table:table-cell>
          <table:table-cell table:style-name="ce21" office:value-type="string" calcext:value-type="string">
            <text:p>OMP- Guided -O3 Speedup</text:p>
          </table:table-cell>
          <table:table-cell table:style-name="ce11" office:value-type="string" calcext:value-type="string">
            <text:p>OMP – guided-O3 Efficiency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43" office:value-type="float" office:value="0.981062491750765" calcext:value-type="float">
            <text:p>0.981062491750765</text:p>
          </table:table-cell>
          <table:table-cell table:number-columns-repeated="2" table:style-name="ce43" office:value-type="float" office:value="0.998253747800382" calcext:value-type="float">
            <text:p>0.998253747800382</text:p>
          </table:table-cell>
          <table:table-cell table:number-columns-repeated="2" table:style-name="ce43" office:value-type="float" office:value="0.980612066972696" calcext:value-type="float">
            <text:p>0.980612066972696</text:p>
          </table:table-cell>
          <table:table-cell table:number-columns-repeated="2" table:style-name="ce43" office:value-type="float" office:value="0.997989199978261" calcext:value-type="float">
            <text:p>0.997989199978261</text:p>
          </table:table-cell>
          <table:table-cell table:number-columns-repeated="2" table:style-name="ce43" office:value-type="float" office:value="0.994591163247737" calcext:value-type="float">
            <text:p>0.994591163247737</text:p>
          </table:table-cell>
          <table:table-cell table:number-columns-repeated="2" table:style-name="ce43" office:value-type="float" office:value="0.998542720821297" calcext:value-type="float">
            <text:p>0.99854272082129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78571428571429" calcext:value-type="float">
            <text:p>1.78571428571429</text:p>
          </table:table-cell>
          <table:table-cell table:style-name="ce44" office:value-type="float" office:value="1.45044035527704" calcext:value-type="float">
            <text:p>1.45044035527704</text:p>
          </table:table-cell>
          <table:table-cell table:style-name="ce43" office:value-type="float" office:value="0.725220177638521" calcext:value-type="float">
            <text:p>0.725220177638521</text:p>
          </table:table-cell>
          <table:table-cell table:style-name="ce44" office:value-type="float" office:value="1.31943045543343" calcext:value-type="float">
            <text:p>1.31943045543343</text:p>
          </table:table-cell>
          <table:table-cell table:style-name="ce43" office:value-type="float" office:value="0.659715227716714" calcext:value-type="float">
            <text:p>0.659715227716714</text:p>
          </table:table-cell>
          <table:table-cell table:style-name="ce44" office:value-type="float" office:value="1.32319338189284" calcext:value-type="float">
            <text:p>1.32319338189284</text:p>
          </table:table-cell>
          <table:table-cell table:style-name="ce43" office:value-type="float" office:value="0.661596690946422" calcext:value-type="float">
            <text:p>0.661596690946422</text:p>
          </table:table-cell>
          <table:table-cell table:style-name="ce44" office:value-type="float" office:value="1.29789489158851" calcext:value-type="float">
            <text:p>1.29789489158851</text:p>
          </table:table-cell>
          <table:table-cell table:style-name="ce43" office:value-type="float" office:value="0.648947445794255" calcext:value-type="float">
            <text:p>0.648947445794255</text:p>
          </table:table-cell>
          <table:table-cell table:style-name="ce44" office:value-type="float" office:value="1.53582139756726" calcext:value-type="float">
            <text:p>1.53582139756726</text:p>
          </table:table-cell>
          <table:table-cell table:style-name="ce43" office:value-type="float" office:value="0.767910698783629" calcext:value-type="float">
            <text:p>0.767910698783629</text:p>
          </table:table-cell>
          <table:table-cell table:style-name="ce44" office:value-type="float" office:value="1.49178425668378" calcext:value-type="float">
            <text:p>1.49178425668378</text:p>
          </table:table-cell>
          <table:table-cell table:style-name="ce43" office:value-type="float" office:value="0.745892128341892" calcext:value-type="float">
            <text:p>0.745892128341892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41935483870968" calcext:value-type="float">
            <text:p>2.41935483870968</text:p>
          </table:table-cell>
          <table:table-cell table:style-name="ce44" office:value-type="float" office:value="1.73774420291383" calcext:value-type="float">
            <text:p>1.73774420291383</text:p>
          </table:table-cell>
          <table:table-cell table:style-name="ce43" office:value-type="float" office:value="0.579248067637942" calcext:value-type="float">
            <text:p>0.579248067637942</text:p>
          </table:table-cell>
          <table:table-cell table:style-name="ce44" office:value-type="float" office:value="2.03653092885571" calcext:value-type="float">
            <text:p>2.03653092885571</text:p>
          </table:table-cell>
          <table:table-cell table:style-name="ce43" office:value-type="float" office:value="0.678843642951903" calcext:value-type="float">
            <text:p>0.678843642951903</text:p>
          </table:table-cell>
          <table:table-cell table:style-name="ce44" office:value-type="float" office:value="2.07896192773165" calcext:value-type="float">
            <text:p>2.07896192773165</text:p>
          </table:table-cell>
          <table:table-cell table:style-name="ce43" office:value-type="float" office:value="0.692987309243883" calcext:value-type="float">
            <text:p>0.692987309243883</text:p>
          </table:table-cell>
          <table:table-cell table:style-name="ce44" office:value-type="float" office:value="1.94792220345874" calcext:value-type="float">
            <text:p>1.94792220345874</text:p>
          </table:table-cell>
          <table:table-cell table:style-name="ce43" office:value-type="float" office:value="0.649307401152913" calcext:value-type="float">
            <text:p>0.649307401152913</text:p>
          </table:table-cell>
          <table:table-cell table:style-name="ce44" office:value-type="float" office:value="1.8901041788241" calcext:value-type="float">
            <text:p>1.8901041788241</text:p>
          </table:table-cell>
          <table:table-cell table:style-name="ce43" office:value-type="float" office:value="0.6300347262747" calcext:value-type="float">
            <text:p>0.6300347262747</text:p>
          </table:table-cell>
          <table:table-cell table:style-name="ce44" office:value-type="float" office:value="2.09706809117803" calcext:value-type="float">
            <text:p>2.09706809117803</text:p>
          </table:table-cell>
          <table:table-cell table:style-name="ce43" office:value-type="float" office:value="0.699022697059343" calcext:value-type="float">
            <text:p>0.699022697059343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94117647058824" calcext:value-type="float">
            <text:p>2.94117647058824</text:p>
          </table:table-cell>
          <table:table-cell table:style-name="ce44" office:value-type="float" office:value="2.64686637056476" calcext:value-type="float">
            <text:p>2.64686637056476</text:p>
          </table:table-cell>
          <table:table-cell table:style-name="ce43" office:value-type="float" office:value="0.661716592641191" calcext:value-type="float">
            <text:p>0.661716592641191</text:p>
          </table:table-cell>
          <table:table-cell table:style-name="ce44" office:value-type="float" office:value="2.96062312616007" calcext:value-type="float">
            <text:p>2.96062312616007</text:p>
          </table:table-cell>
          <table:table-cell table:style-name="ce43" office:value-type="float" office:value="0.740155781540016" calcext:value-type="float">
            <text:p>0.740155781540016</text:p>
          </table:table-cell>
          <table:table-cell table:style-name="ce44" office:value-type="float" office:value="1.98132358911896" calcext:value-type="float">
            <text:p>1.98132358911896</text:p>
          </table:table-cell>
          <table:table-cell table:style-name="ce43" office:value-type="float" office:value="0.49533089727974" calcext:value-type="float">
            <text:p>0.49533089727974</text:p>
          </table:table-cell>
          <table:table-cell table:style-name="ce44" office:value-type="float" office:value="2.03553520468213" calcext:value-type="float">
            <text:p>2.03553520468213</text:p>
          </table:table-cell>
          <table:table-cell table:style-name="ce43" office:value-type="float" office:value="0.508883801170534" calcext:value-type="float">
            <text:p>0.508883801170534</text:p>
          </table:table-cell>
          <table:table-cell table:style-name="ce44" office:value-type="float" office:value="2.45302326404369" calcext:value-type="float">
            <text:p>2.45302326404369</text:p>
          </table:table-cell>
          <table:table-cell table:style-name="ce43" office:value-type="float" office:value="0.613255816010923" calcext:value-type="float">
            <text:p>0.613255816010923</text:p>
          </table:table-cell>
          <table:table-cell table:style-name="ce44" office:value-type="float" office:value="2.58304753574708" calcext:value-type="float">
            <text:p>2.58304753574708</text:p>
          </table:table-cell>
          <table:table-cell table:style-name="ce43" office:value-type="float" office:value="0.645761883936769" calcext:value-type="float">
            <text:p>0.645761883936769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37837837837838" calcext:value-type="float">
            <text:p>3.37837837837838</text:p>
          </table:table-cell>
          <table:table-cell table:style-name="ce44" office:value-type="float" office:value="2.56932978400782" calcext:value-type="float">
            <text:p>2.56932978400782</text:p>
          </table:table-cell>
          <table:table-cell table:style-name="ce43" office:value-type="float" office:value="0.513865956801564" calcext:value-type="float">
            <text:p>0.513865956801564</text:p>
          </table:table-cell>
          <table:table-cell table:style-name="ce44" office:value-type="float" office:value="2.75335350278361" calcext:value-type="float">
            <text:p>2.75335350278361</text:p>
          </table:table-cell>
          <table:table-cell table:style-name="ce43" office:value-type="float" office:value="0.550670700556723" calcext:value-type="float">
            <text:p>0.550670700556723</text:p>
          </table:table-cell>
          <table:table-cell table:style-name="ce44" office:value-type="float" office:value="1.98287317673186" calcext:value-type="float">
            <text:p>1.98287317673186</text:p>
          </table:table-cell>
          <table:table-cell table:style-name="ce43" office:value-type="float" office:value="0.396574635346372" calcext:value-type="float">
            <text:p>0.396574635346372</text:p>
          </table:table-cell>
          <table:table-cell table:style-name="ce44" office:value-type="float" office:value="2.22032578554467" calcext:value-type="float">
            <text:p>2.22032578554467</text:p>
          </table:table-cell>
          <table:table-cell table:style-name="ce43" office:value-type="float" office:value="0.444065157108934" calcext:value-type="float">
            <text:p>0.444065157108934</text:p>
          </table:table-cell>
          <table:table-cell table:style-name="ce44" office:value-type="float" office:value="2.68252060776829" calcext:value-type="float">
            <text:p>2.68252060776829</text:p>
          </table:table-cell>
          <table:table-cell table:style-name="ce43" office:value-type="float" office:value="0.536504121553657" calcext:value-type="float">
            <text:p>0.536504121553657</text:p>
          </table:table-cell>
          <table:table-cell table:style-name="ce44" office:value-type="float" office:value="2.68529177955084" calcext:value-type="float">
            <text:p>2.68529177955084</text:p>
          </table:table-cell>
          <table:table-cell table:style-name="ce43" office:value-type="float" office:value="0.537058355910168" calcext:value-type="float">
            <text:p>0.53705835591016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75" calcext:value-type="float">
            <text:p>3.75</text:p>
          </table:table-cell>
          <table:table-cell table:style-name="ce44" office:value-type="float" office:value="3.25059070160537" calcext:value-type="float">
            <text:p>3.25059070160537</text:p>
          </table:table-cell>
          <table:table-cell table:style-name="ce43" office:value-type="float" office:value="0.541765116934228" calcext:value-type="float">
            <text:p>0.541765116934228</text:p>
          </table:table-cell>
          <table:table-cell table:style-name="ce44" office:value-type="float" office:value="3.86693753096421" calcext:value-type="float">
            <text:p>3.86693753096421</text:p>
          </table:table-cell>
          <table:table-cell table:style-name="ce43" office:value-type="float" office:value="0.644489588494036" calcext:value-type="float">
            <text:p>0.644489588494036</text:p>
          </table:table-cell>
          <table:table-cell table:style-name="ce44" office:value-type="float" office:value="2.22295105863489" calcext:value-type="float">
            <text:p>2.22295105863489</text:p>
          </table:table-cell>
          <table:table-cell table:style-name="ce43" office:value-type="float" office:value="0.370491843105815" calcext:value-type="float">
            <text:p>0.370491843105815</text:p>
          </table:table-cell>
          <table:table-cell table:style-name="ce44" office:value-type="float" office:value="2.41505463762225" calcext:value-type="float">
            <text:p>2.41505463762225</text:p>
          </table:table-cell>
          <table:table-cell table:style-name="ce43" office:value-type="float" office:value="0.402509106270375" calcext:value-type="float">
            <text:p>0.402509106270375</text:p>
          </table:table-cell>
          <table:table-cell table:style-name="ce44" office:value-type="float" office:value="3.23244912601994" calcext:value-type="float">
            <text:p>3.23244912601994</text:p>
          </table:table-cell>
          <table:table-cell table:style-name="ce43" office:value-type="float" office:value="0.538741521003324" calcext:value-type="float">
            <text:p>0.538741521003324</text:p>
          </table:table-cell>
          <table:table-cell table:style-name="ce44" office:value-type="float" office:value="3.77326065759341" calcext:value-type="float">
            <text:p>3.77326065759341</text:p>
          </table:table-cell>
          <table:table-cell table:style-name="ce43" office:value-type="float" office:value="0.628876776265568" calcext:value-type="float">
            <text:p>0.628876776265568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.06976744186047" calcext:value-type="float">
            <text:p>4.06976744186047</text:p>
          </table:table-cell>
          <table:table-cell table:style-name="ce44" office:value-type="float" office:value="3.04385850815006" calcext:value-type="float">
            <text:p>3.04385850815006</text:p>
          </table:table-cell>
          <table:table-cell table:style-name="ce43" office:value-type="float" office:value="0.434836929735722" calcext:value-type="float">
            <text:p>0.434836929735722</text:p>
          </table:table-cell>
          <table:table-cell table:style-name="ce44" office:value-type="float" office:value="3.61022702251352" calcext:value-type="float">
            <text:p>3.61022702251352</text:p>
          </table:table-cell>
          <table:table-cell table:style-name="ce43" office:value-type="float" office:value="0.515746717501931" calcext:value-type="float">
            <text:p>0.515746717501931</text:p>
          </table:table-cell>
          <table:table-cell table:style-name="ce44" office:value-type="float" office:value="2.3393774494752" calcext:value-type="float">
            <text:p>2.3393774494752</text:p>
          </table:table-cell>
          <table:table-cell table:style-name="ce43" office:value-type="float" office:value="0.334196778496457" calcext:value-type="float">
            <text:p>0.334196778496457</text:p>
          </table:table-cell>
          <table:table-cell table:style-name="ce44" office:value-type="float" office:value="2.72748140046718" calcext:value-type="float">
            <text:p>2.72748140046718</text:p>
          </table:table-cell>
          <table:table-cell table:style-name="ce43" office:value-type="float" office:value="0.38964020006674" calcext:value-type="float">
            <text:p>0.38964020006674</text:p>
          </table:table-cell>
          <table:table-cell table:style-name="ce44" office:value-type="float" office:value="3.21119897747002" calcext:value-type="float">
            <text:p>3.21119897747002</text:p>
          </table:table-cell>
          <table:table-cell table:style-name="ce43" office:value-type="float" office:value="0.458742711067145" calcext:value-type="float">
            <text:p>0.458742711067145</text:p>
          </table:table-cell>
          <table:table-cell table:style-name="ce44" office:value-type="float" office:value="4.48685086151979" calcext:value-type="float">
            <text:p>4.48685086151979</text:p>
          </table:table-cell>
          <table:table-cell table:style-name="ce43" office:value-type="float" office:value="0.640978694502827" calcext:value-type="float">
            <text:p>0.640978694502827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34782608695652" calcext:value-type="float">
            <text:p>4.34782608695652</text:p>
          </table:table-cell>
          <table:table-cell table:style-name="ce44" office:value-type="float" office:value="3.75504468708371" calcext:value-type="float">
            <text:p>3.75504468708371</text:p>
          </table:table-cell>
          <table:table-cell table:style-name="ce43" office:value-type="float" office:value="0.469380585885464" calcext:value-type="float">
            <text:p>0.469380585885464</text:p>
          </table:table-cell>
          <table:table-cell table:style-name="ce44" office:value-type="float" office:value="4.11534706636873" calcext:value-type="float">
            <text:p>4.11534706636873</text:p>
          </table:table-cell>
          <table:table-cell table:style-name="ce43" office:value-type="float" office:value="0.514418383296091" calcext:value-type="float">
            <text:p>0.514418383296091</text:p>
          </table:table-cell>
          <table:table-cell table:style-name="ce44" office:value-type="float" office:value="2.62853009437141" calcext:value-type="float">
            <text:p>2.62853009437141</text:p>
          </table:table-cell>
          <table:table-cell table:style-name="ce43" office:value-type="float" office:value="0.328566261796426" calcext:value-type="float">
            <text:p>0.328566261796426</text:p>
          </table:table-cell>
          <table:table-cell table:style-name="ce44" office:value-type="float" office:value="2.94314942631898" calcext:value-type="float">
            <text:p>2.94314942631898</text:p>
          </table:table-cell>
          <table:table-cell table:style-name="ce43" office:value-type="float" office:value="0.367893678289873" calcext:value-type="float">
            <text:p>0.367893678289873</text:p>
          </table:table-cell>
          <table:table-cell table:style-name="ce44" office:value-type="float" office:value="3.81568450669455" calcext:value-type="float">
            <text:p>3.81568450669455</text:p>
          </table:table-cell>
          <table:table-cell table:style-name="ce43" office:value-type="float" office:value="0.476960563336818" calcext:value-type="float">
            <text:p>0.476960563336818</text:p>
          </table:table-cell>
          <table:table-cell table:style-name="ce44" office:value-type="float" office:value="4.83647448783651" calcext:value-type="float">
            <text:p>4.83647448783651</text:p>
          </table:table-cell>
          <table:table-cell table:style-name="ce43" office:value-type="float" office:value="0.604559310979563" calcext:value-type="float">
            <text:p>0.604559310979563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.59183673469388" calcext:value-type="float">
            <text:p>4.59183673469388</text:p>
          </table:table-cell>
          <table:table-cell table:style-name="ce44" office:value-type="float" office:value="3.47335707363403" calcext:value-type="float">
            <text:p>3.47335707363403</text:p>
          </table:table-cell>
          <table:table-cell table:style-name="ce43" office:value-type="float" office:value="0.385928563737114" calcext:value-type="float">
            <text:p>0.385928563737114</text:p>
          </table:table-cell>
          <table:table-cell table:style-name="ce44" office:value-type="float" office:value="4.20816150007208" calcext:value-type="float">
            <text:p>4.20816150007208</text:p>
          </table:table-cell>
          <table:table-cell table:style-name="ce43" office:value-type="float" office:value="0.467573500008009" calcext:value-type="float">
            <text:p>0.467573500008009</text:p>
          </table:table-cell>
          <table:table-cell table:style-name="ce44" office:value-type="float" office:value="2.59570786229983" calcext:value-type="float">
            <text:p>2.59570786229983</text:p>
          </table:table-cell>
          <table:table-cell table:style-name="ce43" office:value-type="float" office:value="0.288411984699981" calcext:value-type="float">
            <text:p>0.288411984699981</text:p>
          </table:table-cell>
          <table:table-cell table:style-name="ce44" office:value-type="float" office:value="2.86519295514299" calcext:value-type="float">
            <text:p>2.86519295514299</text:p>
          </table:table-cell>
          <table:table-cell table:style-name="ce43" office:value-type="float" office:value="0.318354772793666" calcext:value-type="float">
            <text:p>0.318354772793666</text:p>
          </table:table-cell>
          <table:table-cell table:style-name="ce44" office:value-type="float" office:value="3.484210434125" calcext:value-type="float">
            <text:p>3.484210434125</text:p>
          </table:table-cell>
          <table:table-cell table:style-name="ce43" office:value-type="float" office:value="0.387134492680556" calcext:value-type="float">
            <text:p>0.387134492680556</text:p>
          </table:table-cell>
          <table:table-cell table:style-name="ce44" office:value-type="float" office:value="4.43181499059227" calcext:value-type="float">
            <text:p>4.43181499059227</text:p>
          </table:table-cell>
          <table:table-cell table:style-name="ce43" office:value-type="float" office:value="0.492423887843585" calcext:value-type="float">
            <text:p>0.492423887843585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.80769230769231" calcext:value-type="float">
            <text:p>4.80769230769231</text:p>
          </table:table-cell>
          <table:table-cell table:style-name="ce45" office:value-type="float" office:value="3.88186405839342" calcext:value-type="float">
            <text:p>3.88186405839342</text:p>
          </table:table-cell>
          <table:table-cell table:style-name="ce43" office:value-type="float" office:value="0.388186405839342" calcext:value-type="float">
            <text:p>0.388186405839342</text:p>
          </table:table-cell>
          <table:table-cell table:style-name="ce44" office:value-type="float" office:value="4.98159276810834" calcext:value-type="float">
            <text:p>4.98159276810834</text:p>
          </table:table-cell>
          <table:table-cell table:style-name="ce43" office:value-type="float" office:value="0.498159276810834" calcext:value-type="float">
            <text:p>0.498159276810834</text:p>
          </table:table-cell>
          <table:table-cell table:style-name="ce44" office:value-type="float" office:value="2.59321473320072" calcext:value-type="float">
            <text:p>2.59321473320072</text:p>
          </table:table-cell>
          <table:table-cell table:style-name="ce43" office:value-type="float" office:value="0.259321473320072" calcext:value-type="float">
            <text:p>0.259321473320072</text:p>
          </table:table-cell>
          <table:table-cell table:style-name="ce44" office:value-type="float" office:value="3.0700431873006" calcext:value-type="float">
            <text:p>3.0700431873006</text:p>
          </table:table-cell>
          <table:table-cell table:style-name="ce43" office:value-type="float" office:value="0.30700431873006" calcext:value-type="float">
            <text:p>0.30700431873006</text:p>
          </table:table-cell>
          <table:table-cell table:style-name="ce44" office:value-type="float" office:value="3.89671283526104" calcext:value-type="float">
            <text:p>3.89671283526104</text:p>
          </table:table-cell>
          <table:table-cell table:style-name="ce43" office:value-type="float" office:value="0.389671283526103" calcext:value-type="float">
            <text:p>0.389671283526103</text:p>
          </table:table-cell>
          <table:table-cell table:style-name="ce44" office:value-type="float" office:value="4.83045578459037" calcext:value-type="float">
            <text:p>4.83045578459037</text:p>
          </table:table-cell>
          <table:table-cell table:style-name="ce43" office:value-type="float" office:value="0.483045578459037" calcext:value-type="float">
            <text:p>0.483045578459037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44" office:value-type="float" office:value="3.69717434864071" calcext:value-type="float">
            <text:p>3.69717434864071</text:p>
          </table:table-cell>
          <table:table-cell table:style-name="ce43" office:value-type="float" office:value="0.336106758967337" calcext:value-type="float">
            <text:p>0.336106758967337</text:p>
          </table:table-cell>
          <table:table-cell table:style-name="ce44" office:value-type="float" office:value="4.23684731576846" calcext:value-type="float">
            <text:p>4.23684731576846</text:p>
          </table:table-cell>
          <table:table-cell table:style-name="ce43" office:value-type="float" office:value="0.385167937797132" calcext:value-type="float">
            <text:p>0.385167937797132</text:p>
          </table:table-cell>
          <table:table-cell table:style-name="ce44" office:value-type="float" office:value="2.6553279808886" calcext:value-type="float">
            <text:p>2.6553279808886</text:p>
          </table:table-cell>
          <table:table-cell table:style-name="ce43" office:value-type="float" office:value="0.241393452808055" calcext:value-type="float">
            <text:p>0.241393452808055</text:p>
          </table:table-cell>
          <table:table-cell table:style-name="ce44" office:value-type="float" office:value="2.89225574184355" calcext:value-type="float">
            <text:p>2.89225574184355</text:p>
          </table:table-cell>
          <table:table-cell table:style-name="ce43" office:value-type="float" office:value="0.262932340167596" calcext:value-type="float">
            <text:p>0.262932340167596</text:p>
          </table:table-cell>
          <table:table-cell table:style-name="ce44" office:value-type="float" office:value="3.9950051520285" calcext:value-type="float">
            <text:p>3.9950051520285</text:p>
          </table:table-cell>
          <table:table-cell table:style-name="ce43" office:value-type="float" office:value="0.363182286548046" calcext:value-type="float">
            <text:p>0.363182286548046</text:p>
          </table:table-cell>
          <table:table-cell table:style-name="ce44" office:value-type="float" office:value="4.99300978629918" calcext:value-type="float">
            <text:p>4.99300978629918</text:p>
          </table:table-cell>
          <table:table-cell table:style-name="ce43" office:value-type="float" office:value="0.453909980572653" calcext:value-type="float">
            <text:p>0.45390998057265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.17241379310345" calcext:value-type="float">
            <text:p>5.17241379310345</text:p>
          </table:table-cell>
          <table:table-cell table:style-name="ce44" office:value-type="float" office:value="3.80051570713683" calcext:value-type="float">
            <text:p>3.80051570713683</text:p>
          </table:table-cell>
          <table:table-cell table:style-name="ce43" office:value-type="float" office:value="0.316709642261402" calcext:value-type="float">
            <text:p>0.316709642261402</text:p>
          </table:table-cell>
          <table:table-cell table:style-name="ce44" office:value-type="float" office:value="4.87361885984341" calcext:value-type="float">
            <text:p>4.87361885984341</text:p>
          </table:table-cell>
          <table:table-cell table:style-name="ce43" office:value-type="float" office:value="0.406134904986951" calcext:value-type="float">
            <text:p>0.406134904986951</text:p>
          </table:table-cell>
          <table:table-cell table:style-name="ce44" office:value-type="float" office:value="3.03471515135435" calcext:value-type="float">
            <text:p>3.03471515135435</text:p>
          </table:table-cell>
          <table:table-cell table:style-name="ce43" office:value-type="float" office:value="0.252892929279529" calcext:value-type="float">
            <text:p>0.252892929279529</text:p>
          </table:table-cell>
          <table:table-cell table:style-name="ce46" office:value-type="float" office:value="3.654526402325" calcext:value-type="float">
            <text:p>3.654526402325</text:p>
          </table:table-cell>
          <table:table-cell table:style-name="ce43" office:value-type="float" office:value="0.304543866860417" calcext:value-type="float">
            <text:p>0.304543866860417</text:p>
          </table:table-cell>
          <table:table-cell table:style-name="ce45" office:value-type="float" office:value="3.90513467593144" calcext:value-type="float">
            <text:p>3.90513467593144</text:p>
          </table:table-cell>
          <table:table-cell table:style-name="ce43" office:value-type="float" office:value="0.325427889660953" calcext:value-type="float">
            <text:p>0.325427889660953</text:p>
          </table:table-cell>
          <table:table-cell table:style-name="ce44" office:value-type="float" office:value="5.22113847699908" calcext:value-type="float">
            <text:p>5.22113847699908</text:p>
          </table:table-cell>
          <table:table-cell table:style-name="ce43" office:value-type="float" office:value="0.435094873083256" calcext:value-type="float">
            <text:p>0.435094873083256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.32786885245902" calcext:value-type="float">
            <text:p>5.32786885245902</text:p>
          </table:table-cell>
          <table:table-cell table:style-name="ce44" office:value-type="float" office:value="3.85107817562432" calcext:value-type="float">
            <text:p>3.85107817562432</text:p>
          </table:table-cell>
          <table:table-cell table:style-name="ce43" office:value-type="float" office:value="0.296236782740332" calcext:value-type="float">
            <text:p>0.296236782740332</text:p>
          </table:table-cell>
          <table:table-cell table:style-name="ce44" office:value-type="float" office:value="4.56424559798848" calcext:value-type="float">
            <text:p>4.56424559798848</text:p>
          </table:table-cell>
          <table:table-cell table:style-name="ce43" office:value-type="float" office:value="0.351095815229883" calcext:value-type="float">
            <text:p>0.351095815229883</text:p>
          </table:table-cell>
          <table:table-cell table:style-name="ce44" office:value-type="float" office:value="2.82469829752501" calcext:value-type="float">
            <text:p>2.82469829752501</text:p>
          </table:table-cell>
          <table:table-cell table:style-name="ce43" office:value-type="float" office:value="0.217284484425001" calcext:value-type="float">
            <text:p>0.217284484425001</text:p>
          </table:table-cell>
          <table:table-cell table:style-name="ce44" office:value-type="float" office:value="3.38883870872495" calcext:value-type="float">
            <text:p>3.38883870872495</text:p>
          </table:table-cell>
          <table:table-cell table:style-name="ce43" office:value-type="float" office:value="0.26067990067115" calcext:value-type="float">
            <text:p>0.26067990067115</text:p>
          </table:table-cell>
          <table:table-cell table:style-name="ce44" office:value-type="float" office:value="4.01212670778475" calcext:value-type="float">
            <text:p>4.01212670778475</text:p>
          </table:table-cell>
          <table:table-cell table:style-name="ce43" office:value-type="float" office:value="0.308625131368058" calcext:value-type="float">
            <text:p>0.308625131368058</text:p>
          </table:table-cell>
          <table:table-cell table:style-name="ce46" office:value-type="float" office:value="5.31268015771822" calcext:value-type="float">
            <text:p>5.31268015771822</text:p>
          </table:table-cell>
          <table:table-cell table:style-name="ce43" office:value-type="float" office:value="0.408667704439863" calcext:value-type="float">
            <text:p>0.408667704439863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.46875" calcext:value-type="float">
            <text:p>5.46875</text:p>
          </table:table-cell>
          <table:table-cell table:style-name="ce46" office:value-type="float" office:value="4.20630863548267" calcext:value-type="float">
            <text:p>4.20630863548267</text:p>
          </table:table-cell>
          <table:table-cell table:style-name="ce43" office:value-type="float" office:value="0.300450616820191" calcext:value-type="float">
            <text:p>0.300450616820191</text:p>
          </table:table-cell>
          <table:table-cell table:style-name="ce46" office:value-type="float" office:value="5.91448474882764" calcext:value-type="float">
            <text:p>5.91448474882764</text:p>
          </table:table-cell>
          <table:table-cell table:style-name="ce43" office:value-type="float" office:value="0.422463196344832" calcext:value-type="float">
            <text:p>0.422463196344832</text:p>
          </table:table-cell>
          <table:table-cell table:style-name="ce46" office:value-type="float" office:value="3.09086014077432" calcext:value-type="float">
            <text:p>3.09086014077432</text:p>
          </table:table-cell>
          <table:table-cell table:style-name="ce43" office:value-type="float" office:value="0.220775724341023" calcext:value-type="float">
            <text:p>0.220775724341023</text:p>
          </table:table-cell>
          <table:table-cell table:style-name="ce44" office:value-type="float" office:value="3.5305229438549" calcext:value-type="float">
            <text:p>3.5305229438549</text:p>
          </table:table-cell>
          <table:table-cell table:style-name="ce43" office:value-type="float" office:value="0.25218021027535" calcext:value-type="float">
            <text:p>0.25218021027535</text:p>
          </table:table-cell>
          <table:table-cell table:style-name="ce46" office:value-type="float" office:value="4.23938878670083" calcext:value-type="float">
            <text:p>4.23938878670083</text:p>
          </table:table-cell>
          <table:table-cell table:style-name="ce43" office:value-type="float" office:value="0.302813484764345" calcext:value-type="float">
            <text:p>0.302813484764345</text:p>
          </table:table-cell>
          <table:table-cell table:style-name="ce44" office:value-type="float" office:value="5.42626246562919" calcext:value-type="float">
            <text:p>5.42626246562919</text:p>
          </table:table-cell>
          <table:table-cell table:style-name="ce43" office:value-type="float" office:value="0.387590176116371" calcext:value-type="float">
            <text:p>0.387590176116371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.59701492537313" calcext:value-type="float">
            <text:p>5.59701492537313</text:p>
          </table:table-cell>
          <table:table-cell table:style-name="ce44" office:value-type="float" office:value="3.81996325320595" calcext:value-type="float">
            <text:p>3.81996325320595</text:p>
          </table:table-cell>
          <table:table-cell table:style-name="ce43" office:value-type="float" office:value="0.254664216880397" calcext:value-type="float">
            <text:p>0.254664216880397</text:p>
          </table:table-cell>
          <table:table-cell table:style-name="ce44" office:value-type="float" office:value="4.42797956991604" calcext:value-type="float">
            <text:p>4.42797956991604</text:p>
          </table:table-cell>
          <table:table-cell table:style-name="ce43" office:value-type="float" office:value="0.295198637994403" calcext:value-type="float">
            <text:p>0.295198637994403</text:p>
          </table:table-cell>
          <table:table-cell table:style-name="ce44" office:value-type="float" office:value="3.08537381074014" calcext:value-type="float">
            <text:p>3.08537381074014</text:p>
          </table:table-cell>
          <table:table-cell table:style-name="ce43" office:value-type="float" office:value="0.205691587382676" calcext:value-type="float">
            <text:p>0.205691587382676</text:p>
          </table:table-cell>
          <table:table-cell table:style-name="ce44" office:value-type="float" office:value="3.37082626627926" calcext:value-type="float">
            <text:p>3.37082626627926</text:p>
          </table:table-cell>
          <table:table-cell table:style-name="ce43" office:value-type="float" office:value="0.224721751085284" calcext:value-type="float">
            <text:p>0.224721751085284</text:p>
          </table:table-cell>
          <table:table-cell table:style-name="ce44" office:value-type="float" office:value="3.8222978234207" calcext:value-type="float">
            <text:p>3.8222978234207</text:p>
          </table:table-cell>
          <table:table-cell table:style-name="ce43" office:value-type="float" office:value="0.254819854894713" calcext:value-type="float">
            <text:p>0.254819854894713</text:p>
          </table:table-cell>
          <table:table-cell table:style-name="ce44" office:value-type="float" office:value="4.85453692524205" calcext:value-type="float">
            <text:p>4.85453692524205</text:p>
          </table:table-cell>
          <table:table-cell table:style-name="ce43" office:value-type="float" office:value="0.323635795016137" calcext:value-type="float">
            <text:p>0.323635795016137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.71428571428571" calcext:value-type="float">
            <text:p>5.71428571428571</text:p>
          </table:table-cell>
          <table:table-cell table:style-name="ce44" office:value-type="float" office:value="4.12239782085095" calcext:value-type="float">
            <text:p>4.12239782085095</text:p>
          </table:table-cell>
          <table:table-cell table:style-name="ce43" office:value-type="float" office:value="0.257649863803185" calcext:value-type="float">
            <text:p>0.257649863803185</text:p>
          </table:table-cell>
          <table:table-cell table:style-name="ce44" office:value-type="float" office:value="5.62848436618808" calcext:value-type="float">
            <text:p>5.62848436618808</text:p>
          </table:table-cell>
          <table:table-cell table:style-name="ce43" office:value-type="float" office:value="0.351780272886755" calcext:value-type="float">
            <text:p>0.351780272886755</text:p>
          </table:table-cell>
          <table:table-cell table:style-name="ce44" office:value-type="float" office:value="3.20658727647195" calcext:value-type="float">
            <text:p>3.20658727647195</text:p>
          </table:table-cell>
          <table:table-cell table:style-name="ce43" office:value-type="float" office:value="0.200411704779497" calcext:value-type="float">
            <text:p>0.200411704779497</text:p>
          </table:table-cell>
          <table:table-cell table:style-name="ce44" office:value-type="float" office:value="3.8937957569192" calcext:value-type="float">
            <text:p>3.8937957569192</text:p>
          </table:table-cell>
          <table:table-cell table:style-name="ce43" office:value-type="float" office:value="0.24336223480745" calcext:value-type="float">
            <text:p>0.24336223480745</text:p>
          </table:table-cell>
          <table:table-cell table:style-name="ce44" office:value-type="float" office:value="4.11145780161475" calcext:value-type="float">
            <text:p>4.11145780161475</text:p>
          </table:table-cell>
          <table:table-cell table:style-name="ce43" office:value-type="float" office:value="0.256966112600922" calcext:value-type="float">
            <text:p>0.256966112600922</text:p>
          </table:table-cell>
          <table:table-cell table:style-name="ce44" office:value-type="float" office:value="5.38839095177123" calcext:value-type="float">
            <text:p>5.38839095177123</text:p>
          </table:table-cell>
          <table:table-cell table:style-name="ce43" office:value-type="float" office:value="0.336774434485702" calcext:value-type="float">
            <text:p>0.336774434485702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5.82191780821918" calcext:value-type="float">
            <text:p>5.82191780821918</text:p>
          </table:table-cell>
          <table:table-cell table:style-name="ce44" office:value-type="float" office:value="3.46646582632968" calcext:value-type="float">
            <text:p>3.46646582632968</text:p>
          </table:table-cell>
          <table:table-cell table:style-name="ce43" office:value-type="float" office:value="0.203909754489981" calcext:value-type="float">
            <text:p>0.203909754489981</text:p>
          </table:table-cell>
          <table:table-cell table:style-name="ce44" office:value-type="float" office:value="4.92878635711936" calcext:value-type="float">
            <text:p>4.92878635711936</text:p>
          </table:table-cell>
          <table:table-cell table:style-name="ce43" office:value-type="float" office:value="0.289928609242315" calcext:value-type="float">
            <text:p>0.289928609242315</text:p>
          </table:table-cell>
          <table:table-cell table:style-name="ce44" office:value-type="float" office:value="3.21134436351155" calcext:value-type="float">
            <text:p>3.21134436351155</text:p>
          </table:table-cell>
          <table:table-cell table:style-name="ce43" office:value-type="float" office:value="0.188902609618326" calcext:value-type="float">
            <text:p>0.188902609618326</text:p>
          </table:table-cell>
          <table:table-cell table:style-name="ce44" office:value-type="float" office:value="4.22731751172557" calcext:value-type="float">
            <text:p>4.22731751172557</text:p>
          </table:table-cell>
          <table:table-cell table:style-name="ce43" office:value-type="float" office:value="0.248665735983857" calcext:value-type="float">
            <text:p>0.248665735983857</text:p>
          </table:table-cell>
          <table:table-cell table:style-name="ce44" office:value-type="float" office:value="3.8781604888771" calcext:value-type="float">
            <text:p>3.8781604888771</text:p>
          </table:table-cell>
          <table:table-cell table:style-name="ce43" office:value-type="float" office:value="0.228127087581006" calcext:value-type="float">
            <text:p>0.228127087581006</text:p>
          </table:table-cell>
          <table:table-cell table:style-name="ce44" office:value-type="float" office:value="5.19229484009274" calcext:value-type="float">
            <text:p>5.19229484009274</text:p>
          </table:table-cell>
          <table:table-cell table:style-name="ce43" office:value-type="float" office:value="0.305429108240749" calcext:value-type="float">
            <text:p>0.305429108240749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.92105263157895" calcext:value-type="float">
            <text:p>5.92105263157895</text:p>
          </table:table-cell>
          <table:table-cell table:style-name="ce44" office:value-type="float" office:value="4.43446729689413" calcext:value-type="float">
            <text:p>4.43446729689413</text:p>
          </table:table-cell>
          <table:table-cell table:style-name="ce43" office:value-type="float" office:value="0.246359294271896" calcext:value-type="float">
            <text:p>0.246359294271896</text:p>
          </table:table-cell>
          <table:table-cell table:style-name="ce44" office:value-type="float" office:value="6.47170391634201" calcext:value-type="float">
            <text:p>6.47170391634201</text:p>
          </table:table-cell>
          <table:table-cell table:style-name="ce43" office:value-type="float" office:value="0.359539106463445" calcext:value-type="float">
            <text:p>0.359539106463445</text:p>
          </table:table-cell>
          <table:table-cell table:style-name="ce44" office:value-type="float" office:value="3.40712711414099" calcext:value-type="float">
            <text:p>3.40712711414099</text:p>
          </table:table-cell>
          <table:table-cell table:style-name="ce43" office:value-type="float" office:value="0.1892848396745" calcext:value-type="float">
            <text:p>0.1892848396745</text:p>
          </table:table-cell>
          <table:table-cell table:style-name="ce44" office:value-type="float" office:value="4.11555500500386" calcext:value-type="float">
            <text:p>4.11555500500386</text:p>
          </table:table-cell>
          <table:table-cell table:style-name="ce43" office:value-type="float" office:value="0.228641944722437" calcext:value-type="float">
            <text:p>0.228641944722437</text:p>
          </table:table-cell>
          <table:table-cell table:style-name="ce45" office:value-type="float" office:value="4.73505430563922" calcext:value-type="float">
            <text:p>4.73505430563922</text:p>
          </table:table-cell>
          <table:table-cell table:style-name="ce43" office:value-type="float" office:value="0.263058572535512" calcext:value-type="float">
            <text:p>0.263058572535512</text:p>
          </table:table-cell>
          <table:table-cell table:style-name="ce44" office:value-type="float" office:value="6.85749048438325" calcext:value-type="float">
            <text:p>6.85749048438325</text:p>
          </table:table-cell>
          <table:table-cell table:style-name="ce43" office:value-type="float" office:value="0.380971693576847" calcext:value-type="float">
            <text:p>0.380971693576847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.0126582278481" calcext:value-type="float">
            <text:p>6.0126582278481</text:p>
          </table:table-cell>
          <table:table-cell table:style-name="ce44" office:value-type="float" office:value="3.41884812841418" calcext:value-type="float">
            <text:p>3.41884812841418</text:p>
          </table:table-cell>
          <table:table-cell table:style-name="ce43" office:value-type="float" office:value="0.179939375179694" calcext:value-type="float">
            <text:p>0.179939375179694</text:p>
          </table:table-cell>
          <table:table-cell table:style-name="ce44" office:value-type="float" office:value="4.8300353596846" calcext:value-type="float">
            <text:p>4.8300353596846</text:p>
          </table:table-cell>
          <table:table-cell table:style-name="ce43" office:value-type="float" office:value="0.254212387351821" calcext:value-type="float">
            <text:p>0.254212387351821</text:p>
          </table:table-cell>
          <table:table-cell table:style-name="ce44" office:value-type="float" office:value="3.28367389637156" calcext:value-type="float">
            <text:p>3.28367389637156</text:p>
          </table:table-cell>
          <table:table-cell table:style-name="ce43" office:value-type="float" office:value="0.172824941914293" calcext:value-type="float">
            <text:p>0.172824941914293</text:p>
          </table:table-cell>
          <table:table-cell table:style-name="ce44" office:value-type="float" office:value="3.56906602136068" calcext:value-type="float">
            <text:p>3.56906602136068</text:p>
          </table:table-cell>
          <table:table-cell table:style-name="ce43" office:value-type="float" office:value="0.187845580071615" calcext:value-type="float">
            <text:p>0.187845580071615</text:p>
          </table:table-cell>
          <table:table-cell table:style-name="ce44" office:value-type="float" office:value="3.8782887040497" calcext:value-type="float">
            <text:p>3.8782887040497</text:p>
          </table:table-cell>
          <table:table-cell table:style-name="ce43" office:value-type="float" office:value="0.204120458107879" calcext:value-type="float">
            <text:p>0.204120458107879</text:p>
          </table:table-cell>
          <table:table-cell table:style-name="ce44" office:value-type="float" office:value="4.98945298799073" calcext:value-type="float">
            <text:p>4.98945298799073</text:p>
          </table:table-cell>
          <table:table-cell table:style-name="ce43" office:value-type="float" office:value="0.262602788841617" calcext:value-type="float">
            <text:p>0.262602788841617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.09756097560976" calcext:value-type="float">
            <text:p>6.09756097560976</text:p>
          </table:table-cell>
          <table:table-cell table:style-name="ce44" office:value-type="float" office:value="4.70812699902441" calcext:value-type="float">
            <text:p>4.70812699902441</text:p>
          </table:table-cell>
          <table:table-cell table:style-name="ce43" office:value-type="float" office:value="0.235406349951221" calcext:value-type="float">
            <text:p>0.235406349951221</text:p>
          </table:table-cell>
          <table:table-cell table:style-name="ce44" office:value-type="float" office:value="7.16143432893815" calcext:value-type="float">
            <text:p>7.16143432893815</text:p>
          </table:table-cell>
          <table:table-cell table:style-name="ce43" office:value-type="float" office:value="0.358071716446908" calcext:value-type="float">
            <text:p>0.358071716446908</text:p>
          </table:table-cell>
          <table:table-cell table:style-name="ce44" office:value-type="float" office:value="3.4295635121429" calcext:value-type="float">
            <text:p>3.4295635121429</text:p>
          </table:table-cell>
          <table:table-cell table:style-name="ce43" office:value-type="float" office:value="0.171478175607145" calcext:value-type="float">
            <text:p>0.171478175607145</text:p>
          </table:table-cell>
          <table:table-cell table:style-name="ce44" office:value-type="float" office:value="4.18403801923498" calcext:value-type="float">
            <text:p>4.18403801923498</text:p>
          </table:table-cell>
          <table:table-cell table:style-name="ce43" office:value-type="float" office:value="0.209201900961749" calcext:value-type="float">
            <text:p>0.209201900961749</text:p>
          </table:table-cell>
          <table:table-cell table:style-name="ce44" office:value-type="float" office:value="4.78462894810325" calcext:value-type="float">
            <text:p>4.78462894810325</text:p>
          </table:table-cell>
          <table:table-cell table:style-name="ce43" office:value-type="float" office:value="0.239231447405162" calcext:value-type="float">
            <text:p>0.239231447405162</text:p>
          </table:table-cell>
          <table:table-cell table:style-name="ce44" office:value-type="float" office:value="6.59262044260634" calcext:value-type="float">
            <text:p>6.59262044260634</text:p>
          </table:table-cell>
          <table:table-cell table:style-name="ce43" office:value-type="float" office:value="0.329631022130317" calcext:value-type="float">
            <text:p>0.329631022130317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.1764705882353" calcext:value-type="float">
            <text:p>6.1764705882353</text:p>
          </table:table-cell>
          <table:table-cell table:style-name="ce44" office:value-type="float" office:value="3.7857160588834" calcext:value-type="float">
            <text:p>3.7857160588834</text:p>
          </table:table-cell>
          <table:table-cell table:style-name="ce43" office:value-type="float" office:value="0.180272193280162" calcext:value-type="float">
            <text:p>0.180272193280162</text:p>
          </table:table-cell>
          <table:table-cell table:style-name="ce44" office:value-type="float" office:value="5.03237160227722" calcext:value-type="float">
            <text:p>5.03237160227722</text:p>
          </table:table-cell>
          <table:table-cell table:style-name="ce43" office:value-type="float" office:value="0.239636742965582" calcext:value-type="float">
            <text:p>0.239636742965582</text:p>
          </table:table-cell>
          <table:table-cell table:style-name="ce44" office:value-type="float" office:value="3.4135460700012" calcext:value-type="float">
            <text:p>3.4135460700012</text:p>
          </table:table-cell>
          <table:table-cell table:style-name="ce43" office:value-type="float" office:value="0.1625498128572" calcext:value-type="float">
            <text:p>0.1625498128572</text:p>
          </table:table-cell>
          <table:table-cell table:style-name="ce44" office:value-type="float" office:value="4.16736810486253" calcext:value-type="float">
            <text:p>4.16736810486253</text:p>
          </table:table-cell>
          <table:table-cell table:style-name="ce43" office:value-type="float" office:value="0.198446100231549" calcext:value-type="float">
            <text:p>0.198446100231549</text:p>
          </table:table-cell>
          <table:table-cell table:style-name="ce44" office:value-type="float" office:value="4.10828265703069" calcext:value-type="float">
            <text:p>4.10828265703069</text:p>
          </table:table-cell>
          <table:table-cell table:style-name="ce43" office:value-type="float" office:value="0.195632507477652" calcext:value-type="float">
            <text:p>0.195632507477652</text:p>
          </table:table-cell>
          <table:table-cell table:style-name="ce44" office:value-type="float" office:value="5.42212592431142" calcext:value-type="float">
            <text:p>5.42212592431142</text:p>
          </table:table-cell>
          <table:table-cell table:style-name="ce43" office:value-type="float" office:value="0.258196472586258" calcext:value-type="float">
            <text:p>0.258196472586258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.25" calcext:value-type="float">
            <text:p>6.25</text:p>
          </table:table-cell>
          <table:table-cell table:style-name="ce44" office:value-type="float" office:value="4.89919176721611" calcext:value-type="float">
            <text:p>4.89919176721611</text:p>
          </table:table-cell>
          <table:table-cell table:style-name="ce43" office:value-type="float" office:value="0.222690534873459" calcext:value-type="float">
            <text:p>0.222690534873459</text:p>
          </table:table-cell>
          <table:table-cell table:style-name="ce44" office:value-type="float" office:value="6.64015862747264" calcext:value-type="float">
            <text:p>6.64015862747264</text:p>
          </table:table-cell>
          <table:table-cell table:style-name="ce43" office:value-type="float" office:value="0.301825392157847" calcext:value-type="float">
            <text:p>0.301825392157847</text:p>
          </table:table-cell>
          <table:table-cell table:style-name="ce44" office:value-type="float" office:value="3.60115284119152" calcext:value-type="float">
            <text:p>3.60115284119152</text:p>
          </table:table-cell>
          <table:table-cell table:style-name="ce43" office:value-type="float" office:value="0.163688765508706" calcext:value-type="float">
            <text:p>0.163688765508706</text:p>
          </table:table-cell>
          <table:table-cell table:style-name="ce44" office:value-type="float" office:value="4.58688514167117" calcext:value-type="float">
            <text:p>4.58688514167117</text:p>
          </table:table-cell>
          <table:table-cell table:style-name="ce43" office:value-type="float" office:value="0.208494779166871" calcext:value-type="float">
            <text:p>0.208494779166871</text:p>
          </table:table-cell>
          <table:table-cell table:style-name="ce44" office:value-type="float" office:value="4.93062369964904" calcext:value-type="float">
            <text:p>4.93062369964904</text:p>
          </table:table-cell>
          <table:table-cell table:style-name="ce43" office:value-type="float" office:value="0.224119259074956" calcext:value-type="float">
            <text:p>0.224119259074956</text:p>
          </table:table-cell>
          <table:table-cell table:style-name="ce45" office:value-type="float" office:value="7.23404499146239" calcext:value-type="float">
            <text:p>7.23404499146239</text:p>
          </table:table-cell>
          <table:table-cell table:style-name="ce43" office:value-type="float" office:value="0.328820226884654" calcext:value-type="float">
            <text:p>0.328820226884654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.31868131868132" calcext:value-type="float">
            <text:p>6.31868131868132</text:p>
          </table:table-cell>
          <table:table-cell table:style-name="ce44" office:value-type="float" office:value="3.68583623769172" calcext:value-type="float">
            <text:p>3.68583623769172</text:p>
          </table:table-cell>
          <table:table-cell table:style-name="ce43" office:value-type="float" office:value="0.160253749464858" calcext:value-type="float">
            <text:p>0.160253749464858</text:p>
          </table:table-cell>
          <table:table-cell table:style-name="ce44" office:value-type="float" office:value="5.74191186335842" calcext:value-type="float">
            <text:p>5.74191186335842</text:p>
          </table:table-cell>
          <table:table-cell table:style-name="ce43" office:value-type="float" office:value="0.249648341885148" calcext:value-type="float">
            <text:p>0.249648341885148</text:p>
          </table:table-cell>
          <table:table-cell table:style-name="ce44" office:value-type="float" office:value="3.49898777916378" calcext:value-type="float">
            <text:p>3.49898777916378</text:p>
          </table:table-cell>
          <table:table-cell table:style-name="ce43" office:value-type="float" office:value="0.152129903441903" calcext:value-type="float">
            <text:p>0.152129903441903</text:p>
          </table:table-cell>
          <table:table-cell table:style-name="ce44" office:value-type="float" office:value="4.50788209879849" calcext:value-type="float">
            <text:p>4.50788209879849</text:p>
          </table:table-cell>
          <table:table-cell table:style-name="ce43" office:value-type="float" office:value="0.195994873860804" calcext:value-type="float">
            <text:p>0.195994873860804</text:p>
          </table:table-cell>
          <table:table-cell table:style-name="ce44" office:value-type="float" office:value="3.93020640670893" calcext:value-type="float">
            <text:p>3.93020640670893</text:p>
          </table:table-cell>
          <table:table-cell table:style-name="ce43" office:value-type="float" office:value="0.170878539422127" calcext:value-type="float">
            <text:p>0.170878539422127</text:p>
          </table:table-cell>
          <table:table-cell table:style-name="ce44" office:value-type="float" office:value="5.79389564333467" calcext:value-type="float">
            <text:p>5.79389564333467</text:p>
          </table:table-cell>
          <table:table-cell table:style-name="ce43" office:value-type="float" office:value="0.251908506231942" calcext:value-type="float">
            <text:p>0.251908506231942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.38297872340426" calcext:value-type="float">
            <text:p>6.38297872340426</text:p>
          </table:table-cell>
          <table:table-cell table:style-name="ce44" office:value-type="float" office:value="4.36017629407888" calcext:value-type="float">
            <text:p>4.36017629407888</text:p>
          </table:table-cell>
          <table:table-cell table:style-name="ce43" office:value-type="float" office:value="0.181674012253287" calcext:value-type="float">
            <text:p>0.181674012253287</text:p>
          </table:table-cell>
          <table:table-cell table:style-name="ce44" office:value-type="float" office:value="6.16558189052613" calcext:value-type="float">
            <text:p>6.16558189052613</text:p>
          </table:table-cell>
          <table:table-cell table:style-name="ce43" office:value-type="float" office:value="0.256899245438589" calcext:value-type="float">
            <text:p>0.256899245438589</text:p>
          </table:table-cell>
          <table:table-cell table:style-name="ce44" office:value-type="float" office:value="3.64818280625398" calcext:value-type="float">
            <text:p>3.64818280625398</text:p>
          </table:table-cell>
          <table:table-cell table:style-name="ce43" office:value-type="float" office:value="0.152007616927249" calcext:value-type="float">
            <text:p>0.152007616927249</text:p>
          </table:table-cell>
          <table:table-cell table:style-name="ce44" office:value-type="float" office:value="4.42633784965878" calcext:value-type="float">
            <text:p>4.42633784965878</text:p>
          </table:table-cell>
          <table:table-cell table:style-name="ce43" office:value-type="float" office:value="0.184430743735782" calcext:value-type="float">
            <text:p>0.184430743735782</text:p>
          </table:table-cell>
          <table:table-cell table:style-name="ce44" office:value-type="float" office:value="4.31123640134737" calcext:value-type="float">
            <text:p>4.31123640134737</text:p>
          </table:table-cell>
          <table:table-cell table:style-name="ce43" office:value-type="float" office:value="0.17963485005614" calcext:value-type="float">
            <text:p>0.17963485005614</text:p>
          </table:table-cell>
          <table:table-cell table:style-name="ce44" office:value-type="float" office:value="5.80911812985507" calcext:value-type="float">
            <text:p>5.80911812985507</text:p>
          </table:table-cell>
          <table:table-cell table:style-name="ce43" office:value-type="float" office:value="0.242046588743961" calcext:value-type="float">
            <text:p>0.242046588743961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.44329896907217" calcext:value-type="float">
            <text:p>6.44329896907217</text:p>
          </table:table-cell>
          <table:table-cell table:style-name="ce44" office:value-type="float" office:value="4.40198228719302" calcext:value-type="float">
            <text:p>4.40198228719302</text:p>
          </table:table-cell>
          <table:table-cell table:style-name="ce43" office:value-type="float" office:value="0.176079291487721" calcext:value-type="float">
            <text:p>0.176079291487721</text:p>
          </table:table-cell>
          <table:table-cell table:style-name="ce44" office:value-type="float" office:value="6.98230366246023" calcext:value-type="float">
            <text:p>6.98230366246023</text:p>
          </table:table-cell>
          <table:table-cell table:style-name="ce43" office:value-type="float" office:value="0.279292146498409" calcext:value-type="float">
            <text:p>0.279292146498409</text:p>
          </table:table-cell>
          <table:table-cell table:style-name="ce44" office:value-type="float" office:value="3.6429074781127" calcext:value-type="float">
            <text:p>3.6429074781127</text:p>
          </table:table-cell>
          <table:table-cell table:style-name="ce43" office:value-type="float" office:value="0.145716299124508" calcext:value-type="float">
            <text:p>0.145716299124508</text:p>
          </table:table-cell>
          <table:table-cell table:style-name="ce44" office:value-type="float" office:value="4.40409153184769" calcext:value-type="float">
            <text:p>4.40409153184769</text:p>
          </table:table-cell>
          <table:table-cell table:style-name="ce43" office:value-type="float" office:value="0.176163661273907" calcext:value-type="float">
            <text:p>0.176163661273907</text:p>
          </table:table-cell>
          <table:table-cell table:style-name="ce44" office:value-type="float" office:value="4.36517269625029" calcext:value-type="float">
            <text:p>4.36517269625029</text:p>
          </table:table-cell>
          <table:table-cell table:style-name="ce43" office:value-type="float" office:value="0.174606907850012" calcext:value-type="float">
            <text:p>0.174606907850012</text:p>
          </table:table-cell>
          <table:table-cell table:style-name="ce44" office:value-type="float" office:value="6.68293509215834" calcext:value-type="float">
            <text:p>6.68293509215834</text:p>
          </table:table-cell>
          <table:table-cell table:style-name="ce43" office:value-type="float" office:value="0.267317403686333" calcext:value-type="float">
            <text:p>0.267317403686333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.5" calcext:value-type="float">
            <text:p>6.5</text:p>
          </table:table-cell>
          <table:table-cell table:style-name="ce44" office:value-type="float" office:value="4.6307261585925" calcext:value-type="float">
            <text:p>4.6307261585925</text:p>
          </table:table-cell>
          <table:table-cell table:style-name="ce43" office:value-type="float" office:value="0.178104852253558" calcext:value-type="float">
            <text:p>0.178104852253558</text:p>
          </table:table-cell>
          <table:table-cell table:style-name="ce44" office:value-type="float" office:value="5.41218910724601" calcext:value-type="float">
            <text:p>5.41218910724601</text:p>
          </table:table-cell>
          <table:table-cell table:style-name="ce43" office:value-type="float" office:value="0.208161119509462" calcext:value-type="float">
            <text:p>0.208161119509462</text:p>
          </table:table-cell>
          <table:table-cell table:style-name="ce44" office:value-type="float" office:value="3.8950872095127" calcext:value-type="float">
            <text:p>3.8950872095127</text:p>
          </table:table-cell>
          <table:table-cell table:style-name="ce43" office:value-type="float" office:value="0.149811046519719" calcext:value-type="float">
            <text:p>0.149811046519719</text:p>
          </table:table-cell>
          <table:table-cell table:style-name="ce44" office:value-type="float" office:value="4.9006478559423" calcext:value-type="float">
            <text:p>4.9006478559423</text:p>
          </table:table-cell>
          <table:table-cell table:style-name="ce43" office:value-type="float" office:value="0.188486455997781" calcext:value-type="float">
            <text:p>0.188486455997781</text:p>
          </table:table-cell>
          <table:table-cell table:style-name="ce44" office:value-type="float" office:value="4.27953251602837" calcext:value-type="float">
            <text:p>4.27953251602837</text:p>
          </table:table-cell>
          <table:table-cell table:style-name="ce43" office:value-type="float" office:value="0.16459740446263" calcext:value-type="float">
            <text:p>0.16459740446263</text:p>
          </table:table-cell>
          <table:table-cell table:style-name="ce44" office:value-type="float" office:value="6.00787805316199" calcext:value-type="float">
            <text:p>6.00787805316199</text:p>
          </table:table-cell>
          <table:table-cell table:style-name="ce43" office:value-type="float" office:value="0.231072232813923" calcext:value-type="float">
            <text:p>0.231072232813923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.55339805825243" calcext:value-type="float">
            <text:p>6.55339805825243</text:p>
          </table:table-cell>
          <table:table-cell table:style-name="ce44" office:value-type="float" office:value="4.68282197599734" calcext:value-type="float">
            <text:p>4.68282197599734</text:p>
          </table:table-cell>
          <table:table-cell table:style-name="ce43" office:value-type="float" office:value="0.173437850962864" calcext:value-type="float">
            <text:p>0.173437850962864</text:p>
          </table:table-cell>
          <table:table-cell table:style-name="ce44" office:value-type="float" office:value="6.36483485459188" calcext:value-type="float">
            <text:p>6.36483485459188</text:p>
          </table:table-cell>
          <table:table-cell table:style-name="ce43" office:value-type="float" office:value="0.235734624244144" calcext:value-type="float">
            <text:p>0.235734624244144</text:p>
          </table:table-cell>
          <table:table-cell table:style-name="ce44" office:value-type="float" office:value="3.87787450096205" calcext:value-type="float">
            <text:p>3.87787450096205</text:p>
          </table:table-cell>
          <table:table-cell table:style-name="ce43" office:value-type="float" office:value="0.143624981517113" calcext:value-type="float">
            <text:p>0.143624981517113</text:p>
          </table:table-cell>
          <table:table-cell table:style-name="ce44" office:value-type="float" office:value="4.95255355622766" calcext:value-type="float">
            <text:p>4.95255355622766</text:p>
          </table:table-cell>
          <table:table-cell table:style-name="ce43" office:value-type="float" office:value="0.183427909489913" calcext:value-type="float">
            <text:p>0.183427909489913</text:p>
          </table:table-cell>
          <table:table-cell table:style-name="ce44" office:value-type="float" office:value="4.46996695155582" calcext:value-type="float">
            <text:p>4.46996695155582</text:p>
          </table:table-cell>
          <table:table-cell table:style-name="ce43" office:value-type="float" office:value="0.165554331539104" calcext:value-type="float">
            <text:p>0.165554331539104</text:p>
          </table:table-cell>
          <table:table-cell table:style-name="ce44" office:value-type="float" office:value="6.4808481312699" calcext:value-type="float">
            <text:p>6.4808481312699</text:p>
          </table:table-cell>
          <table:table-cell table:style-name="ce43" office:value-type="float" office:value="0.240031412269255" calcext:value-type="float">
            <text:p>0.240031412269255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.60377358490566" calcext:value-type="float">
            <text:p>6.60377358490566</text:p>
          </table:table-cell>
          <table:table-cell table:style-name="ce44" office:value-type="float" office:value="4.69423593999381" calcext:value-type="float">
            <text:p>4.69423593999381</text:p>
          </table:table-cell>
          <table:table-cell table:style-name="ce43" office:value-type="float" office:value="0.167651283571208" calcext:value-type="float">
            <text:p>0.167651283571208</text:p>
          </table:table-cell>
          <table:table-cell table:style-name="ce44" office:value-type="float" office:value="6.19867679730941" calcext:value-type="float">
            <text:p>6.19867679730941</text:p>
          </table:table-cell>
          <table:table-cell table:style-name="ce43" office:value-type="float" office:value="0.221381314189622" calcext:value-type="float">
            <text:p>0.221381314189622</text:p>
          </table:table-cell>
          <table:table-cell table:style-name="ce44" office:value-type="float" office:value="3.81875002086749" calcext:value-type="float">
            <text:p>3.81875002086749</text:p>
          </table:table-cell>
          <table:table-cell table:style-name="ce43" office:value-type="float" office:value="0.136383929316696" calcext:value-type="float">
            <text:p>0.136383929316696</text:p>
          </table:table-cell>
          <table:table-cell table:style-name="ce44" office:value-type="float" office:value="4.98119967015581" calcext:value-type="float">
            <text:p>4.98119967015581</text:p>
          </table:table-cell>
          <table:table-cell table:style-name="ce43" office:value-type="float" office:value="0.17789998821985" calcext:value-type="float">
            <text:p>0.17789998821985</text:p>
          </table:table-cell>
          <table:table-cell table:style-name="ce44" office:value-type="float" office:value="4.63482633837575" calcext:value-type="float">
            <text:p>4.63482633837575</text:p>
          </table:table-cell>
          <table:table-cell table:style-name="ce43" office:value-type="float" office:value="0.165529512084848" calcext:value-type="float">
            <text:p>0.165529512084848</text:p>
          </table:table-cell>
          <table:table-cell table:style-name="ce44" office:value-type="float" office:value="7.29196598622757" calcext:value-type="float">
            <text:p>7.29196598622757</text:p>
          </table:table-cell>
          <table:table-cell table:style-name="ce43" office:value-type="float" office:value="0.260427356650985" calcext:value-type="float">
            <text:p>0.260427356650985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.65137614678899" calcext:value-type="float">
            <text:p>6.65137614678899</text:p>
          </table:table-cell>
          <table:table-cell table:style-name="ce44" office:value-type="float" office:value="3.86884816145147" calcext:value-type="float">
            <text:p>3.86884816145147</text:p>
          </table:table-cell>
          <table:table-cell table:style-name="ce43" office:value-type="float" office:value="0.13340855729143" calcext:value-type="float">
            <text:p>0.13340855729143</text:p>
          </table:table-cell>
          <table:table-cell table:style-name="ce44" office:value-type="float" office:value="5.51995216770161" calcext:value-type="float">
            <text:p>5.51995216770161</text:p>
          </table:table-cell>
          <table:table-cell table:style-name="ce43" office:value-type="float" office:value="0.190343178196607" calcext:value-type="float">
            <text:p>0.190343178196607</text:p>
          </table:table-cell>
          <table:table-cell table:style-name="ce44" office:value-type="float" office:value="3.89239961118544" calcext:value-type="float">
            <text:p>3.89239961118544</text:p>
          </table:table-cell>
          <table:table-cell table:style-name="ce43" office:value-type="float" office:value="0.134220676247774" calcext:value-type="float">
            <text:p>0.134220676247774</text:p>
          </table:table-cell>
          <table:table-cell table:style-name="ce44" office:value-type="float" office:value="5.09580620194932" calcext:value-type="float">
            <text:p>5.09580620194932</text:p>
          </table:table-cell>
          <table:table-cell table:style-name="ce43" office:value-type="float" office:value="0.175717455239632" calcext:value-type="float">
            <text:p>0.175717455239632</text:p>
          </table:table-cell>
          <table:table-cell table:style-name="ce44" office:value-type="float" office:value="4.56708752087009" calcext:value-type="float">
            <text:p>4.56708752087009</text:p>
          </table:table-cell>
          <table:table-cell table:style-name="ce43" office:value-type="float" office:value="0.157485776581727" calcext:value-type="float">
            <text:p>0.157485776581727</text:p>
          </table:table-cell>
          <table:table-cell table:style-name="ce44" office:value-type="float" office:value="6.4225177286925" calcext:value-type="float">
            <text:p>6.4225177286925</text:p>
          </table:table-cell>
          <table:table-cell table:style-name="ce43" office:value-type="float" office:value="0.221466128575604" calcext:value-type="float">
            <text:p>0.221466128575604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.69642857142857" calcext:value-type="float">
            <text:p>6.69642857142857</text:p>
          </table:table-cell>
          <table:table-cell table:style-name="ce44" office:value-type="float" office:value="4.77617736686993" calcext:value-type="float">
            <text:p>4.77617736686993</text:p>
          </table:table-cell>
          <table:table-cell table:style-name="ce43" office:value-type="float" office:value="0.159205912228998" calcext:value-type="float">
            <text:p>0.159205912228998</text:p>
          </table:table-cell>
          <table:table-cell table:style-name="ce44" office:value-type="float" office:value="7.00171368675581" calcext:value-type="float">
            <text:p>7.00171368675581</text:p>
          </table:table-cell>
          <table:table-cell table:style-name="ce43" office:value-type="float" office:value="0.233390456225194" calcext:value-type="float">
            <text:p>0.233390456225194</text:p>
          </table:table-cell>
          <table:table-cell table:style-name="ce44" office:value-type="float" office:value="4.02187371843983" calcext:value-type="float">
            <text:p>4.02187371843983</text:p>
          </table:table-cell>
          <table:table-cell table:style-name="ce43" office:value-type="float" office:value="0.134062457281328" calcext:value-type="float">
            <text:p>0.134062457281328</text:p>
          </table:table-cell>
          <table:table-cell table:style-name="ce44" office:value-type="float" office:value="5.23234188225469" calcext:value-type="float">
            <text:p>5.23234188225469</text:p>
          </table:table-cell>
          <table:table-cell table:style-name="ce43" office:value-type="float" office:value="0.174411396075156" calcext:value-type="float">
            <text:p>0.174411396075156</text:p>
          </table:table-cell>
          <table:table-cell table:style-name="ce44" office:value-type="float" office:value="4.56416694974478" calcext:value-type="float">
            <text:p>4.56416694974478</text:p>
          </table:table-cell>
          <table:table-cell table:style-name="ce43" office:value-type="float" office:value="0.152138898324826" calcext:value-type="float">
            <text:p>0.152138898324826</text:p>
          </table:table-cell>
          <table:table-cell table:style-name="ce44" office:value-type="float" office:value="6.64859477670596" calcext:value-type="float">
            <text:p>6.64859477670596</text:p>
          </table:table-cell>
          <table:table-cell table:style-name="ce43" office:value-type="float" office:value="0.221619825890199" calcext:value-type="float">
            <text:p>0.221619825890199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6.73913043478261" calcext:value-type="float">
            <text:p>6.73913043478261</text:p>
          </table:table-cell>
          <table:table-cell table:style-name="ce44" office:value-type="float" office:value="4.61279260985252" calcext:value-type="float">
            <text:p>4.61279260985252</text:p>
          </table:table-cell>
          <table:table-cell table:style-name="ce43" office:value-type="float" office:value="0.148799761608146" calcext:value-type="float">
            <text:p>0.148799761608146</text:p>
          </table:table-cell>
          <table:table-cell table:style-name="ce44" office:value-type="float" office:value="6.41185164118009" calcext:value-type="float">
            <text:p>6.41185164118009</text:p>
          </table:table-cell>
          <table:table-cell table:style-name="ce43" office:value-type="float" office:value="0.206833923909035" calcext:value-type="float">
            <text:p>0.206833923909035</text:p>
          </table:table-cell>
          <table:table-cell table:style-name="ce44" office:value-type="float" office:value="4.02274720660874" calcext:value-type="float">
            <text:p>4.02274720660874</text:p>
          </table:table-cell>
          <table:table-cell table:style-name="ce43" office:value-type="float" office:value="0.129766038922862" calcext:value-type="float">
            <text:p>0.129766038922862</text:p>
          </table:table-cell>
          <table:table-cell table:style-name="ce44" office:value-type="float" office:value="5.1988161111826" calcext:value-type="float">
            <text:p>5.1988161111826</text:p>
          </table:table-cell>
          <table:table-cell table:style-name="ce43" office:value-type="float" office:value="0.167703745522019" calcext:value-type="float">
            <text:p>0.167703745522019</text:p>
          </table:table-cell>
          <table:table-cell table:style-name="ce44" office:value-type="float" office:value="4.76087899874812" calcext:value-type="float">
            <text:p>4.76087899874812</text:p>
          </table:table-cell>
          <table:table-cell table:style-name="ce43" office:value-type="float" office:value="0.153576741895101" calcext:value-type="float">
            <text:p>0.153576741895101</text:p>
          </table:table-cell>
          <table:table-cell table:style-name="ce44" office:value-type="float" office:value="6.71047298868521" calcext:value-type="float">
            <text:p>6.71047298868521</text:p>
          </table:table-cell>
          <table:table-cell table:style-name="ce43" office:value-type="float" office:value="0.216466870602749" calcext:value-type="float">
            <text:p>0.216466870602749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.77966101694915" calcext:value-type="float">
            <text:p>6.77966101694915</text:p>
          </table:table-cell>
          <table:table-cell table:style-name="ce44" office:value-type="float" office:value="4.84151575953064" calcext:value-type="float">
            <text:p>4.84151575953064</text:p>
          </table:table-cell>
          <table:table-cell table:style-name="ce43" office:value-type="float" office:value="0.151297367485333" calcext:value-type="float">
            <text:p>0.151297367485333</text:p>
          </table:table-cell>
          <table:table-cell table:style-name="ce44" office:value-type="float" office:value="6.3960402811218" calcext:value-type="float">
            <text:p>6.3960402811218</text:p>
          </table:table-cell>
          <table:table-cell table:style-name="ce43" office:value-type="float" office:value="0.199876258785056" calcext:value-type="float">
            <text:p>0.199876258785056</text:p>
          </table:table-cell>
          <table:table-cell table:style-name="ce44" office:value-type="float" office:value="4.01939147730867" calcext:value-type="float">
            <text:p>4.01939147730867</text:p>
          </table:table-cell>
          <table:table-cell table:style-name="ce43" office:value-type="float" office:value="0.125605983665896" calcext:value-type="float">
            <text:p>0.125605983665896</text:p>
          </table:table-cell>
          <table:table-cell table:style-name="ce44" office:value-type="float" office:value="5.27354559789476" calcext:value-type="float">
            <text:p>5.27354559789476</text:p>
          </table:table-cell>
          <table:table-cell table:style-name="ce43" office:value-type="float" office:value="0.164798299934211" calcext:value-type="float">
            <text:p>0.164798299934211</text:p>
          </table:table-cell>
          <table:table-cell table:style-name="ce44" office:value-type="float" office:value="4.78622821677691" calcext:value-type="float">
            <text:p>4.78622821677691</text:p>
          </table:table-cell>
          <table:table-cell table:style-name="ce43" office:value-type="float" office:value="0.149569631774278" calcext:value-type="float">
            <text:p>0.149569631774278</text:p>
          </table:table-cell>
          <table:table-cell table:style-name="ce44" office:value-type="float" office:value="6.91099189840158" calcext:value-type="float">
            <text:p>6.91099189840158</text:p>
          </table:table-cell>
          <table:table-cell table:style-name="ce43" office:value-type="float" office:value="0.215968496825049" calcext:value-type="float">
            <text:p>0.215968496825049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.81818181818182" calcext:value-type="float">
            <text:p>6.81818181818182</text:p>
          </table:table-cell>
          <table:table-cell table:style-name="ce44" office:value-type="float" office:value="5.32861542188657" calcext:value-type="float">
            <text:p>5.32861542188657</text:p>
          </table:table-cell>
          <table:table-cell table:style-name="ce43" office:value-type="float" office:value="0.161473194602623" calcext:value-type="float">
            <text:p>0.161473194602623</text:p>
          </table:table-cell>
          <table:table-cell table:style-name="ce44" office:value-type="float" office:value="6.94943289875295" calcext:value-type="float">
            <text:p>6.94943289875295</text:p>
          </table:table-cell>
          <table:table-cell table:style-name="ce43" office:value-type="float" office:value="0.210588875719786" calcext:value-type="float">
            <text:p>0.210588875719786</text:p>
          </table:table-cell>
          <table:table-cell table:style-name="ce44" office:value-type="float" office:value="4.01870476486624" calcext:value-type="float">
            <text:p>4.01870476486624</text:p>
          </table:table-cell>
          <table:table-cell table:style-name="ce43" office:value-type="float" office:value="0.121778932268674" calcext:value-type="float">
            <text:p>0.121778932268674</text:p>
          </table:table-cell>
          <table:table-cell table:style-name="ce44" office:value-type="float" office:value="5.2064593086853" calcext:value-type="float">
            <text:p>5.2064593086853</text:p>
          </table:table-cell>
          <table:table-cell table:style-name="ce43" office:value-type="float" office:value="0.157771494202585" calcext:value-type="float">
            <text:p>0.157771494202585</text:p>
          </table:table-cell>
          <table:table-cell table:style-name="ce44" office:value-type="float" office:value="5.05479061565692" calcext:value-type="float">
            <text:p>5.05479061565692</text:p>
          </table:table-cell>
          <table:table-cell table:style-name="ce43" office:value-type="float" office:value="0.153175473201725" calcext:value-type="float">
            <text:p>0.153175473201725</text:p>
          </table:table-cell>
          <table:table-cell table:style-name="ce44" office:value-type="float" office:value="7.3849519539413" calcext:value-type="float">
            <text:p>7.3849519539413</text:p>
          </table:table-cell>
          <table:table-cell table:style-name="ce43" office:value-type="float" office:value="0.223786422846706" calcext:value-type="float">
            <text:p>0.223786422846706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.85483870967742" calcext:value-type="float">
            <text:p>6.85483870967742</text:p>
          </table:table-cell>
          <table:table-cell table:style-name="ce44" office:value-type="float" office:value="4.71802212262526" calcext:value-type="float">
            <text:p>4.71802212262526</text:p>
          </table:table-cell>
          <table:table-cell table:style-name="ce43" office:value-type="float" office:value="0.138765356547802" calcext:value-type="float">
            <text:p>0.138765356547802</text:p>
          </table:table-cell>
          <table:table-cell table:style-name="ce44" office:value-type="float" office:value="6.15876190592339" calcext:value-type="float">
            <text:p>6.15876190592339</text:p>
          </table:table-cell>
          <table:table-cell table:style-name="ce43" office:value-type="float" office:value="0.18114005605657" calcext:value-type="float">
            <text:p>0.18114005605657</text:p>
          </table:table-cell>
          <table:table-cell table:style-name="ce44" office:value-type="float" office:value="4.23204756173933" calcext:value-type="float">
            <text:p>4.23204756173933</text:p>
          </table:table-cell>
          <table:table-cell table:style-name="ce43" office:value-type="float" office:value="0.12447198710998" calcext:value-type="float">
            <text:p>0.12447198710998</text:p>
          </table:table-cell>
          <table:table-cell table:style-name="ce44" office:value-type="float" office:value="5.55800743782461" calcext:value-type="float">
            <text:p>5.55800743782461</text:p>
          </table:table-cell>
          <table:table-cell table:style-name="ce43" office:value-type="float" office:value="0.163470806994841" calcext:value-type="float">
            <text:p>0.163470806994841</text:p>
          </table:table-cell>
          <table:table-cell table:style-name="ce44" office:value-type="float" office:value="4.67906473933518" calcext:value-type="float">
            <text:p>4.67906473933518</text:p>
          </table:table-cell>
          <table:table-cell table:style-name="ce43" office:value-type="float" office:value="0.137619551156917" calcext:value-type="float">
            <text:p>0.137619551156917</text:p>
          </table:table-cell>
          <table:table-cell table:style-name="ce44" office:value-type="float" office:value="6.55427065893133" calcext:value-type="float">
            <text:p>6.55427065893133</text:p>
          </table:table-cell>
          <table:table-cell table:style-name="ce43" office:value-type="float" office:value="0.192772666439157" calcext:value-type="float">
            <text:p>0.192772666439157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.88976377952756" calcext:value-type="float">
            <text:p>6.88976377952756</text:p>
          </table:table-cell>
          <table:table-cell table:style-name="ce44" office:value-type="float" office:value="4.87249246361207" calcext:value-type="float">
            <text:p>4.87249246361207</text:p>
          </table:table-cell>
          <table:table-cell table:style-name="ce43" office:value-type="float" office:value="0.139214070388916" calcext:value-type="float">
            <text:p>0.139214070388916</text:p>
          </table:table-cell>
          <table:table-cell table:style-name="ce44" office:value-type="float" office:value="6.00260073077207" calcext:value-type="float">
            <text:p>6.00260073077207</text:p>
          </table:table-cell>
          <table:table-cell table:style-name="ce43" office:value-type="float" office:value="0.171502878022059" calcext:value-type="float">
            <text:p>0.171502878022059</text:p>
          </table:table-cell>
          <table:table-cell table:style-name="ce44" office:value-type="float" office:value="4.12168660316717" calcext:value-type="float">
            <text:p>4.12168660316717</text:p>
          </table:table-cell>
          <table:table-cell table:style-name="ce43" office:value-type="float" office:value="0.117762474376205" calcext:value-type="float">
            <text:p>0.117762474376205</text:p>
          </table:table-cell>
          <table:table-cell table:style-name="ce44" office:value-type="float" office:value="4.78944463307164" calcext:value-type="float">
            <text:p>4.78944463307164</text:p>
          </table:table-cell>
          <table:table-cell table:style-name="ce43" office:value-type="float" office:value="0.136841275230618" calcext:value-type="float">
            <text:p>0.136841275230618</text:p>
          </table:table-cell>
          <table:table-cell table:style-name="ce44" office:value-type="float" office:value="4.71066964099549" calcext:value-type="float">
            <text:p>4.71066964099549</text:p>
          </table:table-cell>
          <table:table-cell table:style-name="ce43" office:value-type="float" office:value="0.1345905611713" calcext:value-type="float">
            <text:p>0.1345905611713</text:p>
          </table:table-cell>
          <table:table-cell table:style-name="ce44" office:value-type="float" office:value="6.5252222451933" calcext:value-type="float">
            <text:p>6.5252222451933</text:p>
          </table:table-cell>
          <table:table-cell table:style-name="ce43" office:value-type="float" office:value="0.186434921291237" calcext:value-type="float">
            <text:p>0.186434921291237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.92307692307692" calcext:value-type="float">
            <text:p>6.92307692307692</text:p>
          </table:table-cell>
          <table:table-cell table:style-name="ce44" office:value-type="float" office:value="4.98014202385352" calcext:value-type="float">
            <text:p>4.98014202385352</text:p>
          </table:table-cell>
          <table:table-cell table:style-name="ce43" office:value-type="float" office:value="0.138337278440376" calcext:value-type="float">
            <text:p>0.138337278440376</text:p>
          </table:table-cell>
          <table:table-cell table:style-name="ce44" office:value-type="float" office:value="6.46960630203709" calcext:value-type="float">
            <text:p>6.46960630203709</text:p>
          </table:table-cell>
          <table:table-cell table:style-name="ce43" office:value-type="float" office:value="0.179711286167697" calcext:value-type="float">
            <text:p>0.179711286167697</text:p>
          </table:table-cell>
          <table:table-cell table:style-name="ce44" office:value-type="float" office:value="4.2166015205572" calcext:value-type="float">
            <text:p>4.2166015205572</text:p>
          </table:table-cell>
          <table:table-cell table:style-name="ce43" office:value-type="float" office:value="0.117127820015478" calcext:value-type="float">
            <text:p>0.117127820015478</text:p>
          </table:table-cell>
          <table:table-cell table:style-name="ce44" office:value-type="float" office:value="5.48243233267182" calcext:value-type="float">
            <text:p>5.48243233267182</text:p>
          </table:table-cell>
          <table:table-cell table:style-name="ce43" office:value-type="float" office:value="0.152289787018662" calcext:value-type="float">
            <text:p>0.152289787018662</text:p>
          </table:table-cell>
          <table:table-cell table:style-name="ce44" office:value-type="float" office:value="4.66846500360467" calcext:value-type="float">
            <text:p>4.66846500360467</text:p>
          </table:table-cell>
          <table:table-cell table:style-name="ce43" office:value-type="float" office:value="0.129679583433463" calcext:value-type="float">
            <text:p>0.129679583433463</text:p>
          </table:table-cell>
          <table:table-cell table:style-name="ce44" office:value-type="float" office:value="6.39476060168999" calcext:value-type="float">
            <text:p>6.39476060168999</text:p>
          </table:table-cell>
          <table:table-cell table:style-name="ce43" office:value-type="float" office:value="0.177632238935833" calcext:value-type="float">
            <text:p>0.177632238935833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.95488721804511" calcext:value-type="float">
            <text:p>6.95488721804511</text:p>
          </table:table-cell>
          <table:table-cell table:style-name="ce44" office:value-type="float" office:value="4.93616433596991" calcext:value-type="float">
            <text:p>4.93616433596991</text:p>
          </table:table-cell>
          <table:table-cell table:style-name="ce43" office:value-type="float" office:value="0.133409846918106" calcext:value-type="float">
            <text:p>0.133409846918106</text:p>
          </table:table-cell>
          <table:table-cell table:style-name="ce44" office:value-type="float" office:value="7.08922171576011" calcext:value-type="float">
            <text:p>7.08922171576011</text:p>
          </table:table-cell>
          <table:table-cell table:style-name="ce43" office:value-type="float" office:value="0.191600586912435" calcext:value-type="float">
            <text:p>0.191600586912435</text:p>
          </table:table-cell>
          <table:table-cell table:style-name="ce44" office:value-type="float" office:value="4.12605806333206" calcext:value-type="float">
            <text:p>4.12605806333206</text:p>
          </table:table-cell>
          <table:table-cell table:style-name="ce43" office:value-type="float" office:value="0.111515082792758" calcext:value-type="float">
            <text:p>0.111515082792758</text:p>
          </table:table-cell>
          <table:table-cell table:style-name="ce44" office:value-type="float" office:value="5.38412248931971" calcext:value-type="float">
            <text:p>5.38412248931971</text:p>
          </table:table-cell>
          <table:table-cell table:style-name="ce43" office:value-type="float" office:value="0.145516824035668" calcext:value-type="float">
            <text:p>0.145516824035668</text:p>
          </table:table-cell>
          <table:table-cell table:style-name="ce44" office:value-type="float" office:value="4.45576376173595" calcext:value-type="float">
            <text:p>4.45576376173595</text:p>
          </table:table-cell>
          <table:table-cell table:style-name="ce43" office:value-type="float" office:value="0.120426047614485" calcext:value-type="float">
            <text:p>0.120426047614485</text:p>
          </table:table-cell>
          <table:table-cell table:style-name="ce44" office:value-type="float" office:value="5.93211080948057" calcext:value-type="float">
            <text:p>5.93211080948057</text:p>
          </table:table-cell>
          <table:table-cell table:style-name="ce43" office:value-type="float" office:value="0.160327319175151" calcext:value-type="float">
            <text:p>0.160327319175151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.98529411764706" calcext:value-type="float">
            <text:p>6.98529411764706</text:p>
          </table:table-cell>
          <table:table-cell table:style-name="ce44" office:value-type="float" office:value="4.90306401311771" calcext:value-type="float">
            <text:p>4.90306401311771</text:p>
          </table:table-cell>
          <table:table-cell table:style-name="ce43" office:value-type="float" office:value="0.129028000345203" calcext:value-type="float">
            <text:p>0.129028000345203</text:p>
          </table:table-cell>
          <table:table-cell table:style-name="ce44" office:value-type="float" office:value="6.89213736780403" calcext:value-type="float">
            <text:p>6.89213736780403</text:p>
          </table:table-cell>
          <table:table-cell table:style-name="ce43" office:value-type="float" office:value="0.181372035994843" calcext:value-type="float">
            <text:p>0.181372035994843</text:p>
          </table:table-cell>
          <table:table-cell table:style-name="ce44" office:value-type="float" office:value="4.11375730360518" calcext:value-type="float">
            <text:p>4.11375730360518</text:p>
          </table:table-cell>
          <table:table-cell table:style-name="ce43" office:value-type="float" office:value="0.108256771147505" calcext:value-type="float">
            <text:p>0.108256771147505</text:p>
          </table:table-cell>
          <table:table-cell table:style-name="ce44" office:value-type="float" office:value="5.38001553279732" calcext:value-type="float">
            <text:p>5.38001553279732</text:p>
          </table:table-cell>
          <table:table-cell table:style-name="ce43" office:value-type="float" office:value="0.141579356126245" calcext:value-type="float">
            <text:p>0.141579356126245</text:p>
          </table:table-cell>
          <table:table-cell table:style-name="ce44" office:value-type="float" office:value="4.58351617304953" calcext:value-type="float">
            <text:p>4.58351617304953</text:p>
          </table:table-cell>
          <table:table-cell table:style-name="ce43" office:value-type="float" office:value="0.120618846659198" calcext:value-type="float">
            <text:p>0.120618846659198</text:p>
          </table:table-cell>
          <table:table-cell table:style-name="ce44" office:value-type="float" office:value="6.42359609445357" calcext:value-type="float">
            <text:p>6.42359609445357</text:p>
          </table:table-cell>
          <table:table-cell table:style-name="ce43" office:value-type="float" office:value="0.16904200248562" calcext:value-type="float">
            <text:p>0.16904200248562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.01438848920863" calcext:value-type="float">
            <text:p>7.01438848920863</text:p>
          </table:table-cell>
          <table:table-cell table:style-name="ce44" office:value-type="float" office:value="4.9691856183622" calcext:value-type="float">
            <text:p>4.9691856183622</text:p>
          </table:table-cell>
          <table:table-cell table:style-name="ce43" office:value-type="float" office:value="0.127415015855441" calcext:value-type="float">
            <text:p>0.127415015855441</text:p>
          </table:table-cell>
          <table:table-cell table:style-name="ce44" office:value-type="float" office:value="6.75173405922274" calcext:value-type="float">
            <text:p>6.75173405922274</text:p>
          </table:table-cell>
          <table:table-cell table:style-name="ce43" office:value-type="float" office:value="0.173121386133916" calcext:value-type="float">
            <text:p>0.173121386133916</text:p>
          </table:table-cell>
          <table:table-cell table:style-name="ce44" office:value-type="float" office:value="3.93670636645014" calcext:value-type="float">
            <text:p>3.93670636645014</text:p>
          </table:table-cell>
          <table:table-cell table:style-name="ce43" office:value-type="float" office:value="0.100941188883337" calcext:value-type="float">
            <text:p>0.100941188883337</text:p>
          </table:table-cell>
          <table:table-cell table:style-name="ce44" office:value-type="float" office:value="5.01593677337203" calcext:value-type="float">
            <text:p>5.01593677337203</text:p>
          </table:table-cell>
          <table:table-cell table:style-name="ce43" office:value-type="float" office:value="0.128613763419796" calcext:value-type="float">
            <text:p>0.128613763419796</text:p>
          </table:table-cell>
          <table:table-cell table:style-name="ce44" office:value-type="float" office:value="4.63631292021336" calcext:value-type="float">
            <text:p>4.63631292021336</text:p>
          </table:table-cell>
          <table:table-cell table:style-name="ce43" office:value-type="float" office:value="0.118879818467009" calcext:value-type="float">
            <text:p>0.118879818467009</text:p>
          </table:table-cell>
          <table:table-cell table:style-name="ce44" office:value-type="float" office:value="6.10632748536597" calcext:value-type="float">
            <text:p>6.10632748536597</text:p>
          </table:table-cell>
          <table:table-cell table:style-name="ce43" office:value-type="float" office:value="0.156572499624769" calcext:value-type="float">
            <text:p>0.156572499624769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04225352112676" calcext:value-type="float">
            <text:p>7.04225352112676</text:p>
          </table:table-cell>
          <table:table-cell table:style-name="ce44" office:value-type="float" office:value="5.27584906574227" calcext:value-type="float">
            <text:p>5.27584906574227</text:p>
          </table:table-cell>
          <table:table-cell table:style-name="ce43" office:value-type="float" office:value="0.131896226643557" calcext:value-type="float">
            <text:p>0.131896226643557</text:p>
          </table:table-cell>
          <table:table-cell table:style-name="ce44" office:value-type="float" office:value="7.90225613324612" calcext:value-type="float">
            <text:p>7.90225613324612</text:p>
          </table:table-cell>
          <table:table-cell table:style-name="ce43" office:value-type="float" office:value="0.197556403331153" calcext:value-type="float">
            <text:p>0.197556403331153</text:p>
          </table:table-cell>
          <table:table-cell table:style-name="ce44" office:value-type="float" office:value="4.09364652637315" calcext:value-type="float">
            <text:p>4.09364652637315</text:p>
          </table:table-cell>
          <table:table-cell table:style-name="ce43" office:value-type="float" office:value="0.102341163159329" calcext:value-type="float">
            <text:p>0.102341163159329</text:p>
          </table:table-cell>
          <table:table-cell table:style-name="ce44" office:value-type="float" office:value="5.30110819404365" calcext:value-type="float">
            <text:p>5.30110819404365</text:p>
          </table:table-cell>
          <table:table-cell table:style-name="ce43" office:value-type="float" office:value="0.132527704851091" calcext:value-type="float">
            <text:p>0.132527704851091</text:p>
          </table:table-cell>
          <table:table-cell table:style-name="ce44" office:value-type="float" office:value="4.96822238089162" calcext:value-type="float">
            <text:p>4.96822238089162</text:p>
          </table:table-cell>
          <table:table-cell table:style-name="ce43" office:value-type="float" office:value="0.12420555952229" calcext:value-type="float">
            <text:p>0.12420555952229</text:p>
          </table:table-cell>
          <table:table-cell table:style-name="ce44" office:value-type="float" office:value="6.73754654577329" calcext:value-type="float">
            <text:p>6.73754654577329</text:p>
          </table:table-cell>
          <table:table-cell table:style-name="ce43" office:value-type="float" office:value="0.168438663644332" calcext:value-type="float">
            <text:p>0.168438663644332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9"/>
        </table:table-row>
        <table:table-row table:style-name="ro2" table:number-rows-repeated="1048533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peedups.D2:Speedups.O41">
            <calcext:condition calcext:apply-style-name="Good" calcext:value="=MAX([.D$1:.D$1048576])" calcext:base-cell-address="Speedup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6:11:22.348964695</meta:creation-date>
    <dc:date>2023-04-09T21:39:06.760120605</dc:date>
    <meta:editing-duration>PT1H47M35S</meta:editing-duration>
    <meta:editing-cycles>22</meta:editing-cycles>
    <meta:generator>LibreOffice/7.3.7.2$Linux_X86_64 LibreOffice_project/30$Build-2</meta:generator>
    <meta:document-statistic meta:table-count="3" meta:cell-count="16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0" chart:maximum="40" chart:origin="0" chart:interval-maj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39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A2:Sheet1.B42 Sheet1.A1:Sheet1.C1 Sheet1.G1:Sheet1.G42 Sheet1.J1:Sheet1.J42 Sheet1.M1:Sheet1.M42 Sheet1.P1:Sheet1.P42 Sheet1.S1:Sheet1.S42 Sheet1.V1:Sheet1.V42 Sheet1.C2:Sheet1.C41" chart:data-source-has-labels="both" svg:x="0.643cm" svg:y="0.919cm" svg:width="42.758cm" svg:height="11.819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A2:Sheet1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G2:Sheet1.G42" chart:label-cell-address="Sheet1.G1:Sheet1.G1" chart:class="chart:scatter">
            <chart:data-point chart:repeated="41"/>
          </chart:series>
          <chart:series chart:style-name="ch11" chart:values-cell-range-address="Sheet1.J2:Sheet1.J42" chart:label-cell-address="Sheet1.J1:Sheet1.J1" chart:class="chart:scatter">
            <chart:data-point chart:repeated="41"/>
          </chart:series>
          <chart:series chart:style-name="ch12" chart:values-cell-range-address="Sheet1.M2:Sheet1.M42" chart:label-cell-address="Sheet1.M1:Sheet1.M1" chart:class="chart:scatter">
            <chart:data-point chart:repeated="41"/>
          </chart:series>
          <chart:series chart:style-name="ch13" chart:values-cell-range-address="Sheet1.P2:Sheet1.P42" chart:label-cell-address="Sheet1.P1:Sheet1.P1" chart:class="chart:scatter">
            <chart:data-point chart:repeated="41"/>
          </chart:series>
          <chart:series chart:style-name="ch14" chart:values-cell-range-address="Sheet1.S2:Sheet1.S42" chart:label-cell-address="Sheet1.S1:Sheet1.S1" chart:class="chart:scatter">
            <chart:data-point chart:repeated="41"/>
          </chart:series>
          <chart:series chart:style-name="ch15" chart:values-cell-range-address="Sheet1.V2:Sheet1.V42" chart:label-cell-address="Sheet1.V1:Sheet1.V1" chart:class="chart:scatter">
            <chart:data-point chart:repeated="41"/>
          </chart:series>
          <chart:series chart:style-name="ch16" chart:values-cell-range-address="Sheet1.C2:Sheet1.C41" chart:label-cell-address="Sheet1.C1:Sheet1.C1" chart:class="chart:scatter">
            <chart:domain table:cell-range-address="Sheet1.A2:Sheet1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Sheet1.B1:Sheet1.B1</svg:desc>
                </draw:g>
              </table:table-cell>
              <table:table-cell office:value-type="string">
                <text:p>OMP - Static -O0 Speedup</text:p>
                <draw:g>
                  <svg:desc>Sheet1.G1:Sheet1.G1</svg:desc>
                </draw:g>
              </table:table-cell>
              <table:table-cell office:value-type="string">
                <text:p>OMP-Static -O3 Speedup</text:p>
                <draw:g>
                  <svg:desc>Sheet1.J1:Sheet1.J1</svg:desc>
                </draw:g>
              </table:table-cell>
              <table:table-cell office:value-type="string">
                <text:p>OMP - Dynamic -O0 Speedup</text:p>
                <draw:g>
                  <svg:desc>Sheet1.M1:Sheet1.M1</svg:desc>
                </draw:g>
              </table:table-cell>
              <table:table-cell office:value-type="string">
                <text:p>OMP-Dynamic -O3 Speedup</text:p>
                <draw:g>
                  <svg:desc>Sheet1.P1:Sheet1.P1</svg:desc>
                </draw:g>
              </table:table-cell>
              <table:table-cell office:value-type="string">
                <text:p>OMP -  Guided -O0 Speedup</text:p>
                <draw:g>
                  <svg:desc>Sheet1.S1:Sheet1.S1</svg:desc>
                </draw:g>
              </table:table-cell>
              <table:table-cell office:value-type="string">
                <text:p>OMP- Guided -O3 Speedup</text:p>
                <draw:g>
                  <svg:desc>Sheet1.V1:Sheet1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0.981062491750765">
                <text:p>0.981062491750765</text:p>
                <draw:g>
                  <svg:desc>Sheet1.G2:Sheet1.G42</svg:desc>
                </draw:g>
              </table:table-cell>
              <table:table-cell office:value-type="float" office:value="0.998253747800382">
                <text:p>0.998253747800382</text:p>
                <draw:g>
                  <svg:desc>Sheet1.J2:Sheet1.J42</svg:desc>
                </draw:g>
              </table:table-cell>
              <table:table-cell office:value-type="float" office:value="0.980612066972696">
                <text:p>0.980612066972696</text:p>
                <draw:g>
                  <svg:desc>Sheet1.M2:Sheet1.M42</svg:desc>
                </draw:g>
              </table:table-cell>
              <table:table-cell office:value-type="float" office:value="0.997989199978261">
                <text:p>0.997989199978261</text:p>
                <draw:g>
                  <svg:desc>Sheet1.P2:Sheet1.P42</svg:desc>
                </draw:g>
              </table:table-cell>
              <table:table-cell office:value-type="float" office:value="0.994591163247737">
                <text:p>0.994591163247737</text:p>
                <draw:g>
                  <svg:desc>Sheet1.S2:Sheet1.S42</svg:desc>
                </draw:g>
              </table:table-cell>
              <table:table-cell office:value-type="float" office:value="0.998542720821297">
                <text:p>0.998542720821297</text:p>
                <draw:g>
                  <svg:desc>Sheet1.V2:Sheet1.V42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  <table:table-cell office:value-type="float" office:value="1.53582139756726">
                <text:p>1.53582139756726</text:p>
              </table:table-cell>
              <table:table-cell office:value-type="float" office:value="1.49178425668378">
                <text:p>1.49178425668378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  <table:table-cell office:value-type="float" office:value="1.8901041788241">
                <text:p>1.8901041788241</text:p>
              </table:table-cell>
              <table:table-cell office:value-type="float" office:value="2.09706809117803">
                <text:p>2.0970680911780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  <table:table-cell office:value-type="float" office:value="2.45302326404369">
                <text:p>2.45302326404369</text:p>
              </table:table-cell>
              <table:table-cell office:value-type="float" office:value="2.58304753574708">
                <text:p>2.58304753574708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  <table:table-cell office:value-type="float" office:value="2.68252060776829">
                <text:p>2.68252060776829</text:p>
              </table:table-cell>
              <table:table-cell office:value-type="float" office:value="2.68529177955084">
                <text:p>2.68529177955084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  <table:table-cell office:value-type="float" office:value="3.23244912601994">
                <text:p>3.23244912601994</text:p>
              </table:table-cell>
              <table:table-cell office:value-type="float" office:value="3.77326065759341">
                <text:p>3.77326065759341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  <table:table-cell office:value-type="float" office:value="3.21119897747002">
                <text:p>3.21119897747002</text:p>
              </table:table-cell>
              <table:table-cell office:value-type="float" office:value="4.48685086151979">
                <text:p>4.486850861519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  <table:table-cell office:value-type="float" office:value="3.81568450669455">
                <text:p>3.81568450669455</text:p>
              </table:table-cell>
              <table:table-cell office:value-type="float" office:value="4.83647448783651">
                <text:p>4.83647448783651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  <table:table-cell office:value-type="float" office:value="3.484210434125">
                <text:p>3.484210434125</text:p>
              </table:table-cell>
              <table:table-cell office:value-type="float" office:value="4.43181499059227">
                <text:p>4.43181499059227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  <table:table-cell office:value-type="float" office:value="3.89671283526104">
                <text:p>3.89671283526104</text:p>
              </table:table-cell>
              <table:table-cell office:value-type="float" office:value="4.83045578459037">
                <text:p>4.8304557845903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  <table:table-cell office:value-type="float" office:value="3.9950051520285">
                <text:p>3.9950051520285</text:p>
              </table:table-cell>
              <table:table-cell office:value-type="float" office:value="4.99300978629918">
                <text:p>4.993009786299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  <table:table-cell office:value-type="float" office:value="3.90513467593144">
                <text:p>3.90513467593144</text:p>
              </table:table-cell>
              <table:table-cell office:value-type="float" office:value="5.22113847699908">
                <text:p>5.22113847699908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  <table:table-cell office:value-type="float" office:value="4.01212670778475">
                <text:p>4.01212670778475</text:p>
              </table:table-cell>
              <table:table-cell office:value-type="float" office:value="5.31268015771822">
                <text:p>5.31268015771822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  <table:table-cell office:value-type="float" office:value="4.23938878670083">
                <text:p>4.23938878670083</text:p>
              </table:table-cell>
              <table:table-cell office:value-type="float" office:value="5.42626246562919">
                <text:p>5.4262624656291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  <table:table-cell office:value-type="float" office:value="3.8222978234207">
                <text:p>3.8222978234207</text:p>
              </table:table-cell>
              <table:table-cell office:value-type="float" office:value="4.85453692524205">
                <text:p>4.8545369252420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  <table:table-cell office:value-type="float" office:value="4.11145780161475">
                <text:p>4.11145780161475</text:p>
              </table:table-cell>
              <table:table-cell office:value-type="float" office:value="5.38839095177123">
                <text:p>5.3883909517712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  <table:table-cell office:value-type="float" office:value="3.8781604888771">
                <text:p>3.8781604888771</text:p>
              </table:table-cell>
              <table:table-cell office:value-type="float" office:value="5.19229484009274">
                <text:p>5.19229484009274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  <table:table-cell office:value-type="float" office:value="4.73505430563922">
                <text:p>4.73505430563922</text:p>
              </table:table-cell>
              <table:table-cell office:value-type="float" office:value="6.85749048438325">
                <text:p>6.85749048438325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  <table:table-cell office:value-type="float" office:value="3.8782887040497">
                <text:p>3.8782887040497</text:p>
              </table:table-cell>
              <table:table-cell office:value-type="float" office:value="4.98945298799073">
                <text:p>4.9894529879907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  <table:table-cell office:value-type="float" office:value="4.78462894810325">
                <text:p>4.78462894810325</text:p>
              </table:table-cell>
              <table:table-cell office:value-type="float" office:value="6.59262044260634">
                <text:p>6.59262044260634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  <table:table-cell office:value-type="float" office:value="4.10828265703069">
                <text:p>4.10828265703069</text:p>
              </table:table-cell>
              <table:table-cell office:value-type="float" office:value="5.42212592431142">
                <text:p>5.42212592431142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  <table:table-cell office:value-type="float" office:value="4.93062369964904">
                <text:p>4.93062369964904</text:p>
              </table:table-cell>
              <table:table-cell office:value-type="float" office:value="7.23404499146239">
                <text:p>7.23404499146239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  <table:table-cell office:value-type="float" office:value="3.93020640670893">
                <text:p>3.93020640670893</text:p>
              </table:table-cell>
              <table:table-cell office:value-type="float" office:value="5.79389564333467">
                <text:p>5.79389564333467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  <table:table-cell office:value-type="float" office:value="4.31123640134737">
                <text:p>4.31123640134737</text:p>
              </table:table-cell>
              <table:table-cell office:value-type="float" office:value="5.80911812985507">
                <text:p>5.80911812985507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  <table:table-cell office:value-type="float" office:value="4.36517269625029">
                <text:p>4.36517269625029</text:p>
              </table:table-cell>
              <table:table-cell office:value-type="float" office:value="6.68293509215834">
                <text:p>6.68293509215834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  <table:table-cell office:value-type="float" office:value="4.27953251602837">
                <text:p>4.27953251602837</text:p>
              </table:table-cell>
              <table:table-cell office:value-type="float" office:value="6.00787805316199">
                <text:p>6.00787805316199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  <table:table-cell office:value-type="float" office:value="4.46996695155582">
                <text:p>4.46996695155582</text:p>
              </table:table-cell>
              <table:table-cell office:value-type="float" office:value="6.4808481312699">
                <text:p>6.4808481312699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  <table:table-cell office:value-type="float" office:value="4.63482633837575">
                <text:p>4.63482633837575</text:p>
              </table:table-cell>
              <table:table-cell office:value-type="float" office:value="7.29196598622757">
                <text:p>7.29196598622757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  <table:table-cell office:value-type="float" office:value="4.56708752087009">
                <text:p>4.56708752087009</text:p>
              </table:table-cell>
              <table:table-cell office:value-type="float" office:value="6.4225177286925">
                <text:p>6.4225177286925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  <table:table-cell office:value-type="float" office:value="4.56416694974478">
                <text:p>4.56416694974478</text:p>
              </table:table-cell>
              <table:table-cell office:value-type="float" office:value="6.64859477670596">
                <text:p>6.64859477670596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  <table:table-cell office:value-type="float" office:value="4.76087899874812">
                <text:p>4.76087899874812</text:p>
              </table:table-cell>
              <table:table-cell office:value-type="float" office:value="6.71047298868521">
                <text:p>6.7104729886852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  <table:table-cell office:value-type="float" office:value="4.78622821677691">
                <text:p>4.78622821677691</text:p>
              </table:table-cell>
              <table:table-cell office:value-type="float" office:value="6.91099189840158">
                <text:p>6.91099189840158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  <table:table-cell office:value-type="float" office:value="5.05479061565692">
                <text:p>5.05479061565692</text:p>
              </table:table-cell>
              <table:table-cell office:value-type="float" office:value="7.3849519539413">
                <text:p>7.384951953941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  <table:table-cell office:value-type="float" office:value="4.67906473933518">
                <text:p>4.67906473933518</text:p>
              </table:table-cell>
              <table:table-cell office:value-type="float" office:value="6.55427065893133">
                <text:p>6.55427065893133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  <table:table-cell office:value-type="float" office:value="4.71066964099549">
                <text:p>4.71066964099549</text:p>
              </table:table-cell>
              <table:table-cell office:value-type="float" office:value="6.5252222451933">
                <text:p>6.525222245193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  <table:table-cell office:value-type="float" office:value="4.66846500360467">
                <text:p>4.66846500360467</text:p>
              </table:table-cell>
              <table:table-cell office:value-type="float" office:value="6.39476060168999">
                <text:p>6.3947606016899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  <table:table-cell office:value-type="float" office:value="4.45576376173595">
                <text:p>4.45576376173595</text:p>
              </table:table-cell>
              <table:table-cell office:value-type="float" office:value="5.93211080948057">
                <text:p>5.9321108094805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  <table:table-cell office:value-type="float" office:value="4.58351617304953">
                <text:p>4.58351617304953</text:p>
              </table:table-cell>
              <table:table-cell office:value-type="float" office:value="6.42359609445357">
                <text:p>6.42359609445357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  <table:table-cell office:value-type="float" office:value="4.63631292021336">
                <text:p>4.63631292021336</text:p>
              </table:table-cell>
              <table:table-cell office:value-type="float" office:value="6.10632748536597">
                <text:p>6.10632748536597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  <table:table-cell office:value-type="float" office:value="4.96822238089162">
                <text:p>4.96822238089162</text:p>
              </table:table-cell>
              <table:table-cell office:value-type="float" office:value="6.73754654577329">
                <text:p>6.73754654577329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line" chart:style-name="ch1">
        <chart:legend chart:legend-position="end" svg:x="11.67cm" svg:y="4.206cm" style:legend-expansion="high" chart:style-name="ch2"/>
        <chart:plot-area chart:style-name="ch3" table:cell-range-address="'Theoritical speedup'.A1:'Theoritical speedup'.B41" chart:data-source-has-labels="both" svg:x="1.331cm" svg:y="0.18cm" svg:width="10.019cm" svg:height="7.669cm">
          <chart:coordinate-region svg:x="1.767cm" svg:y="0.379cm" svg:width="9.443cm" svg:height="6.678cm"/>
          <chart:axis chart:dimension="x" chart:name="primary-x" chart:style-name="ch4" chartooo:axis-type="auto">
            <chartooo:date-scale/>
            <chart:title svg:x="5.978cm" svg:y="8.029cm" chart:style-name="ch5">
              <text:p>Title</text:p>
            </chart:title>
            <chart:categories table:cell-range-address="'Theoritical speedup'.A2:'Theoritical speedup'.A41"/>
          </chart:axis>
          <chart:axis chart:dimension="y" chart:name="primary-y" chart:style-name="ch4">
            <chart:title svg:x="0.451cm" svg:y="4.376cm" chart:style-name="ch6">
              <text:p>Title</text:p>
            </chart:title>
            <chart:grid chart:style-name="ch7" chart:class="major"/>
          </chart:axis>
          <chart:series chart:style-name="ch8" chart:values-cell-range-address="'Theoritical speedup'.B2:'Theoritical speedup'.B41" chart:label-cell-address="'Theoritical speedup'.B1:'Theoritical speedup'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itical speedup</text:p>
                <draw:g>
                  <svg:desc>'Theoritical speedup'.B1:'Theoritical speedup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heoritical speedup'.A2:'Theoritical speedup'.A41</svg:desc>
                </draw:g>
              </table:table-cell>
              <table:table-cell office:value-type="float" office:value="1">
                <text:p>1</text:p>
                <draw:g>
                  <svg:desc>'Theoritical speedup'.B2:'Theoritical speedup'.B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Calibri Light'" fo:font-size="13.1999998092651pt" fo:language="en" fo:country="US" fo:font-weight="bold" style:font-size-asian="13.1999998092651pt" style:font-weight-asian="bold" style:font-size-complex="13.1999998092651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1" chart:maximum="40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pt" style:font-size-asian="11pt" style:font-size-complex="11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minimum="1" chart:maximum="14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pt" style:font-size-asian="11pt" style:font-size-complex="11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5b9bd5" svg:stroke-opacity="50%" draw:fill-color="#5b9bd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0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ed7d31" svg:stroke-opacity="50%" draw:fill-color="#ed7d3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1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a5a5a5" svg:stroke-opacity="50%" draw:fill-color="#a5a5a5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2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svg:stroke-opacity="50%" draw:fill-color="#ff0000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3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4472c4" svg:stroke-opacity="50%" draw:fill-color="#4472c4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4" style:family="chart" style:data-style-name="N0">
      <style:chart-properties chart:symbol-type="named-symbol" chart:symbol-name="circle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c55a11" svg:stroke-opacity="50%" draw:fill-color="#c55a1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5" style:family="chart" style:data-style-name="N0">
      <style:chart-properties chart:symbol-type="named-symbol" chart:symbol-name="arrow-up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71cm" svg:stroke-color="#255e91" svg:stroke-opacity="50%" draw:fill-color="#255e91" draw:opacity="50%" fo:wrap-option="wrap"/>
      <style:text-properties fo:color="#000000" style:text-position="0% 100%" fo:font-family="Calibri" fo:font-size="11pt" style:font-size-asian="11pt" style:font-size-complex="11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43.964cm" svg:height="12.948cm" xlink:href=".." xlink:type="simple" chart:class="chart:scatter" chart:style-name="ch1">
        <chart:title svg:x="17.741cm" svg:y="0.339cm" chart:style-name="ch2">
          <text:p>n-Body Speed Up Chart
</text:p>
        </chart:title>
        <chart:legend chart:legend-position="top" svg:x="1.477cm" svg:y="1.875cm" style:legend-expansion="custom" svg:width="21.351cm" svg:height="2.412cm" style:legend-expansion-aspect-ratio="8.85199004975124" chart:style-name="ch3"/>
        <chart:plot-area chart:style-name="ch4" table:cell-range-address="Sheet1.A2:Sheet1.B42 Sheet1.A1:Sheet1.C1 Sheet1.G1:Sheet1.G42 Sheet1.J1:Sheet1.J42 Sheet1.M1:Sheet1.M42 Sheet1.P1:Sheet1.P42 Sheet1.S1:Sheet1.S42 Sheet1.V1:Sheet1.V42 Sheet1.C2:Sheet1.C41" chart:data-source-has-labels="both" svg:x="0.643cm" svg:y="1.158cm" svg:width="42.492cm" svg:height="11.58cm">
          <chart:coordinate-region svg:x="1.273cm" svg:y="1.158cm" svg:width="41.862cm" svg:height="11.004cm"/>
          <chart:axis chart:dimension="x" chart:name="primary-x" chart:style-name="ch5" chartooo:axis-type="auto">
            <chart:categories table:cell-range-address="Sheet1.A2:Sheet1.A41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G2:Sheet1.G42" chart:label-cell-address="Sheet1.G1:Sheet1.G1" chart:class="chart:scatter">
            <chart:data-point chart:repeated="41"/>
          </chart:series>
          <chart:series chart:style-name="ch11" chart:values-cell-range-address="Sheet1.J2:Sheet1.J42" chart:label-cell-address="Sheet1.J1:Sheet1.J1" chart:class="chart:scatter">
            <chart:data-point chart:repeated="41"/>
          </chart:series>
          <chart:series chart:style-name="ch12" chart:values-cell-range-address="Sheet1.M2:Sheet1.M42" chart:label-cell-address="Sheet1.M1:Sheet1.M1" chart:class="chart:scatter">
            <chart:data-point chart:repeated="41"/>
          </chart:series>
          <chart:series chart:style-name="ch13" chart:values-cell-range-address="Sheet1.P2:Sheet1.P42" chart:label-cell-address="Sheet1.P1:Sheet1.P1" chart:class="chart:scatter">
            <chart:data-point chart:repeated="41"/>
          </chart:series>
          <chart:series chart:style-name="ch14" chart:values-cell-range-address="Sheet1.S2:Sheet1.S42" chart:label-cell-address="Sheet1.S1:Sheet1.S1" chart:class="chart:scatter">
            <chart:data-point chart:repeated="41"/>
          </chart:series>
          <chart:series chart:style-name="ch15" chart:values-cell-range-address="Sheet1.V2:Sheet1.V42" chart:label-cell-address="Sheet1.V1:Sheet1.V1" chart:class="chart:scatter">
            <chart:data-point chart:repeated="41"/>
          </chart:series>
          <chart:series chart:style-name="ch16" chart:values-cell-range-address="Sheet1.C2:Sheet1.C41" chart:label-cell-address="Sheet1.C1:Sheet1.C1" chart:class="chart:scatter">
            <chart:domain table:cell-range-address="Sheet1.A2:Sheet1.A41"/>
            <chart:data-point chart:repeated="4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 Speed up</text:p>
                <draw:g>
                  <svg:desc>Sheet1.B1:Sheet1.B1</svg:desc>
                </draw:g>
              </table:table-cell>
              <table:table-cell office:value-type="string">
                <text:p>OMP - Static -O0 Speedup</text:p>
                <draw:g>
                  <svg:desc>Sheet1.G1:Sheet1.G1</svg:desc>
                </draw:g>
              </table:table-cell>
              <table:table-cell office:value-type="string">
                <text:p>OMP-Static -O3 Speedup</text:p>
                <draw:g>
                  <svg:desc>Sheet1.J1:Sheet1.J1</svg:desc>
                </draw:g>
              </table:table-cell>
              <table:table-cell office:value-type="string">
                <text:p>OMP - Dynamic -O0 Speedup</text:p>
                <draw:g>
                  <svg:desc>Sheet1.M1:Sheet1.M1</svg:desc>
                </draw:g>
              </table:table-cell>
              <table:table-cell office:value-type="string">
                <text:p>OMP-Dynamic -O3 Speedup</text:p>
                <draw:g>
                  <svg:desc>Sheet1.P1:Sheet1.P1</svg:desc>
                </draw:g>
              </table:table-cell>
              <table:table-cell office:value-type="string">
                <text:p>OMP -  Guided -O0 Speedup</text:p>
                <draw:g>
                  <svg:desc>Sheet1.S1:Sheet1.S1</svg:desc>
                </draw:g>
              </table:table-cell>
              <table:table-cell office:value-type="string">
                <text:p>OMP- Guided -O3 Speedup</text:p>
                <draw:g>
                  <svg:desc>Sheet1.V1:Sheet1.V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heoritiacal speedu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A2:Sheet1.A42</svg:desc>
                </draw:g>
              </table:table-cell>
              <table:table-cell office:value-type="float" office:value="1">
                <text:p>1</text:p>
                <draw:g>
                  <svg:desc>Sheet1.B2:Sheet1.B42</svg:desc>
                </draw:g>
              </table:table-cell>
              <table:table-cell office:value-type="float" office:value="0.981062491750765">
                <text:p>0.981062491750765</text:p>
                <draw:g>
                  <svg:desc>Sheet1.G2:Sheet1.G42</svg:desc>
                </draw:g>
              </table:table-cell>
              <table:table-cell office:value-type="float" office:value="0.998253747800382">
                <text:p>0.998253747800382</text:p>
                <draw:g>
                  <svg:desc>Sheet1.J2:Sheet1.J42</svg:desc>
                </draw:g>
              </table:table-cell>
              <table:table-cell office:value-type="float" office:value="0.980612066972696">
                <text:p>0.980612066972696</text:p>
                <draw:g>
                  <svg:desc>Sheet1.M2:Sheet1.M42</svg:desc>
                </draw:g>
              </table:table-cell>
              <table:table-cell office:value-type="float" office:value="0.997989199978261">
                <text:p>0.997989199978261</text:p>
                <draw:g>
                  <svg:desc>Sheet1.P2:Sheet1.P42</svg:desc>
                </draw:g>
              </table:table-cell>
              <table:table-cell office:value-type="float" office:value="0.994591163247737">
                <text:p>0.994591163247737</text:p>
                <draw:g>
                  <svg:desc>Sheet1.S2:Sheet1.S42</svg:desc>
                </draw:g>
              </table:table-cell>
              <table:table-cell office:value-type="float" office:value="0.998542720821297">
                <text:p>0.998542720821297</text:p>
                <draw:g>
                  <svg:desc>Sheet1.V2:Sheet1.V42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5044035527704">
                <text:p>1.45044035527704</text:p>
              </table:table-cell>
              <table:table-cell office:value-type="float" office:value="1.31943045543343">
                <text:p>1.31943045543343</text:p>
              </table:table-cell>
              <table:table-cell office:value-type="float" office:value="1.32319338189284">
                <text:p>1.32319338189284</text:p>
              </table:table-cell>
              <table:table-cell office:value-type="float" office:value="1.29789489158851">
                <text:p>1.29789489158851</text:p>
              </table:table-cell>
              <table:table-cell office:value-type="float" office:value="1.53582139756726">
                <text:p>1.53582139756726</text:p>
              </table:table-cell>
              <table:table-cell office:value-type="float" office:value="1.49178425668378">
                <text:p>1.49178425668378</text:p>
              </table:table-cell>
              <table:table-cell office:value-type="float" office:value="2">
                <text:p>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774420291383">
                <text:p>1.73774420291383</text:p>
              </table:table-cell>
              <table:table-cell office:value-type="float" office:value="2.03653092885571">
                <text:p>2.03653092885571</text:p>
              </table:table-cell>
              <table:table-cell office:value-type="float" office:value="2.07896192773165">
                <text:p>2.07896192773165</text:p>
              </table:table-cell>
              <table:table-cell office:value-type="float" office:value="1.94792220345874">
                <text:p>1.94792220345874</text:p>
              </table:table-cell>
              <table:table-cell office:value-type="float" office:value="1.8901041788241">
                <text:p>1.8901041788241</text:p>
              </table:table-cell>
              <table:table-cell office:value-type="float" office:value="2.09706809117803">
                <text:p>2.09706809117803</text:p>
              </table:table-cell>
              <table:table-cell office:value-type="float" office:value="3">
                <text:p>3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4686637056476">
                <text:p>2.64686637056476</text:p>
              </table:table-cell>
              <table:table-cell office:value-type="float" office:value="2.96062312616007">
                <text:p>2.96062312616007</text:p>
              </table:table-cell>
              <table:table-cell office:value-type="float" office:value="1.98132358911896">
                <text:p>1.98132358911896</text:p>
              </table:table-cell>
              <table:table-cell office:value-type="float" office:value="2.03553520468213">
                <text:p>2.03553520468213</text:p>
              </table:table-cell>
              <table:table-cell office:value-type="float" office:value="2.45302326404369">
                <text:p>2.45302326404369</text:p>
              </table:table-cell>
              <table:table-cell office:value-type="float" office:value="2.58304753574708">
                <text:p>2.58304753574708</text:p>
              </table:table-cell>
              <table:table-cell office:value-type="float" office:value="4">
                <text:p>4</text:p>
              </table:table-cell>
              <table:table-cell office:value-type="float" office:value="2.94117647058824">
                <text:p>2.941176470588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6932978400782">
                <text:p>2.56932978400782</text:p>
              </table:table-cell>
              <table:table-cell office:value-type="float" office:value="2.75335350278361">
                <text:p>2.75335350278361</text:p>
              </table:table-cell>
              <table:table-cell office:value-type="float" office:value="1.98287317673186">
                <text:p>1.98287317673186</text:p>
              </table:table-cell>
              <table:table-cell office:value-type="float" office:value="2.22032578554467">
                <text:p>2.22032578554467</text:p>
              </table:table-cell>
              <table:table-cell office:value-type="float" office:value="2.68252060776829">
                <text:p>2.68252060776829</text:p>
              </table:table-cell>
              <table:table-cell office:value-type="float" office:value="2.68529177955084">
                <text:p>2.68529177955084</text:p>
              </table:table-cell>
              <table:table-cell office:value-type="float" office:value="5">
                <text:p>5</text:p>
              </table:table-cell>
              <table:table-cell office:value-type="float" office:value="3.37837837837838">
                <text:p>3.378378378378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059070160537">
                <text:p>3.25059070160537</text:p>
              </table:table-cell>
              <table:table-cell office:value-type="float" office:value="3.86693753096421">
                <text:p>3.86693753096421</text:p>
              </table:table-cell>
              <table:table-cell office:value-type="float" office:value="2.22295105863489">
                <text:p>2.22295105863489</text:p>
              </table:table-cell>
              <table:table-cell office:value-type="float" office:value="2.41505463762225">
                <text:p>2.41505463762225</text:p>
              </table:table-cell>
              <table:table-cell office:value-type="float" office:value="3.23244912601994">
                <text:p>3.23244912601994</text:p>
              </table:table-cell>
              <table:table-cell office:value-type="float" office:value="3.77326065759341">
                <text:p>3.77326065759341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04385850815006">
                <text:p>3.04385850815006</text:p>
              </table:table-cell>
              <table:table-cell office:value-type="float" office:value="3.61022702251352">
                <text:p>3.61022702251352</text:p>
              </table:table-cell>
              <table:table-cell office:value-type="float" office:value="2.3393774494752">
                <text:p>2.3393774494752</text:p>
              </table:table-cell>
              <table:table-cell office:value-type="float" office:value="2.72748140046718">
                <text:p>2.72748140046718</text:p>
              </table:table-cell>
              <table:table-cell office:value-type="float" office:value="3.21119897747002">
                <text:p>3.21119897747002</text:p>
              </table:table-cell>
              <table:table-cell office:value-type="float" office:value="4.48685086151979">
                <text:p>4.48685086151979</text:p>
              </table:table-cell>
              <table:table-cell office:value-type="float" office:value="7">
                <text:p>7</text:p>
              </table:table-cell>
              <table:table-cell office:value-type="float" office:value="4.06976744186047">
                <text:p>4.069767441860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5504468708371">
                <text:p>3.75504468708371</text:p>
              </table:table-cell>
              <table:table-cell office:value-type="float" office:value="4.11534706636873">
                <text:p>4.11534706636873</text:p>
              </table:table-cell>
              <table:table-cell office:value-type="float" office:value="2.62853009437141">
                <text:p>2.62853009437141</text:p>
              </table:table-cell>
              <table:table-cell office:value-type="float" office:value="2.94314942631898">
                <text:p>2.94314942631898</text:p>
              </table:table-cell>
              <table:table-cell office:value-type="float" office:value="3.81568450669455">
                <text:p>3.81568450669455</text:p>
              </table:table-cell>
              <table:table-cell office:value-type="float" office:value="4.83647448783651">
                <text:p>4.83647448783651</text:p>
              </table:table-cell>
              <table:table-cell office:value-type="float" office:value="8">
                <text:p>8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47335707363403">
                <text:p>3.47335707363403</text:p>
              </table:table-cell>
              <table:table-cell office:value-type="float" office:value="4.20816150007208">
                <text:p>4.20816150007208</text:p>
              </table:table-cell>
              <table:table-cell office:value-type="float" office:value="2.59570786229983">
                <text:p>2.59570786229983</text:p>
              </table:table-cell>
              <table:table-cell office:value-type="float" office:value="2.86519295514299">
                <text:p>2.86519295514299</text:p>
              </table:table-cell>
              <table:table-cell office:value-type="float" office:value="3.484210434125">
                <text:p>3.484210434125</text:p>
              </table:table-cell>
              <table:table-cell office:value-type="float" office:value="4.43181499059227">
                <text:p>4.43181499059227</text:p>
              </table:table-cell>
              <table:table-cell office:value-type="float" office:value="9">
                <text:p>9</text:p>
              </table:table-cell>
              <table:table-cell office:value-type="float" office:value="4.59183673469388">
                <text:p>4.591836734693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8186405839342">
                <text:p>3.88186405839342</text:p>
              </table:table-cell>
              <table:table-cell office:value-type="float" office:value="4.98159276810834">
                <text:p>4.98159276810834</text:p>
              </table:table-cell>
              <table:table-cell office:value-type="float" office:value="2.59321473320072">
                <text:p>2.59321473320072</text:p>
              </table:table-cell>
              <table:table-cell office:value-type="float" office:value="3.0700431873006">
                <text:p>3.0700431873006</text:p>
              </table:table-cell>
              <table:table-cell office:value-type="float" office:value="3.89671283526104">
                <text:p>3.89671283526104</text:p>
              </table:table-cell>
              <table:table-cell office:value-type="float" office:value="4.83045578459037">
                <text:p>4.83045578459037</text:p>
              </table:table-cell>
              <table:table-cell office:value-type="float" office:value="10">
                <text:p>10</text:p>
              </table:table-cell>
              <table:table-cell office:value-type="float" office:value="4.80769230769231">
                <text:p>4.807692307692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69717434864071">
                <text:p>3.69717434864071</text:p>
              </table:table-cell>
              <table:table-cell office:value-type="float" office:value="4.23684731576846">
                <text:p>4.23684731576846</text:p>
              </table:table-cell>
              <table:table-cell office:value-type="float" office:value="2.6553279808886">
                <text:p>2.6553279808886</text:p>
              </table:table-cell>
              <table:table-cell office:value-type="float" office:value="2.89225574184355">
                <text:p>2.89225574184355</text:p>
              </table:table-cell>
              <table:table-cell office:value-type="float" office:value="3.9950051520285">
                <text:p>3.9950051520285</text:p>
              </table:table-cell>
              <table:table-cell office:value-type="float" office:value="4.99300978629918">
                <text:p>4.9930097862991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80051570713683">
                <text:p>3.80051570713683</text:p>
              </table:table-cell>
              <table:table-cell office:value-type="float" office:value="4.87361885984341">
                <text:p>4.87361885984341</text:p>
              </table:table-cell>
              <table:table-cell office:value-type="float" office:value="3.03471515135435">
                <text:p>3.03471515135435</text:p>
              </table:table-cell>
              <table:table-cell office:value-type="float" office:value="3.654526402325">
                <text:p>3.654526402325</text:p>
              </table:table-cell>
              <table:table-cell office:value-type="float" office:value="3.90513467593144">
                <text:p>3.90513467593144</text:p>
              </table:table-cell>
              <table:table-cell office:value-type="float" office:value="5.22113847699908">
                <text:p>5.22113847699908</text:p>
              </table:table-cell>
              <table:table-cell office:value-type="float" office:value="12">
                <text:p>12</text:p>
              </table:table-cell>
              <table:table-cell office:value-type="float" office:value="5.17241379310345">
                <text:p>5.17241379310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85107817562432">
                <text:p>3.85107817562432</text:p>
              </table:table-cell>
              <table:table-cell office:value-type="float" office:value="4.56424559798848">
                <text:p>4.56424559798848</text:p>
              </table:table-cell>
              <table:table-cell office:value-type="float" office:value="2.82469829752501">
                <text:p>2.82469829752501</text:p>
              </table:table-cell>
              <table:table-cell office:value-type="float" office:value="3.38883870872495">
                <text:p>3.38883870872495</text:p>
              </table:table-cell>
              <table:table-cell office:value-type="float" office:value="4.01212670778475">
                <text:p>4.01212670778475</text:p>
              </table:table-cell>
              <table:table-cell office:value-type="float" office:value="5.31268015771822">
                <text:p>5.31268015771822</text:p>
              </table:table-cell>
              <table:table-cell office:value-type="float" office:value="13">
                <text:p>13</text:p>
              </table:table-cell>
              <table:table-cell office:value-type="float" office:value="5.32786885245902">
                <text:p>5.32786885245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20630863548267">
                <text:p>4.20630863548267</text:p>
              </table:table-cell>
              <table:table-cell office:value-type="float" office:value="5.91448474882764">
                <text:p>5.91448474882764</text:p>
              </table:table-cell>
              <table:table-cell office:value-type="float" office:value="3.09086014077432">
                <text:p>3.09086014077432</text:p>
              </table:table-cell>
              <table:table-cell office:value-type="float" office:value="3.5305229438549">
                <text:p>3.5305229438549</text:p>
              </table:table-cell>
              <table:table-cell office:value-type="float" office:value="4.23938878670083">
                <text:p>4.23938878670083</text:p>
              </table:table-cell>
              <table:table-cell office:value-type="float" office:value="5.42626246562919">
                <text:p>5.42626246562919</text:p>
              </table:table-cell>
              <table:table-cell office:value-type="float" office:value="14">
                <text:p>14</text:p>
              </table:table-cell>
              <table:table-cell office:value-type="float" office:value="5.46875">
                <text:p>5.468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1996325320595">
                <text:p>3.81996325320595</text:p>
              </table:table-cell>
              <table:table-cell office:value-type="float" office:value="4.42797956991604">
                <text:p>4.42797956991604</text:p>
              </table:table-cell>
              <table:table-cell office:value-type="float" office:value="3.08537381074014">
                <text:p>3.08537381074014</text:p>
              </table:table-cell>
              <table:table-cell office:value-type="float" office:value="3.37082626627926">
                <text:p>3.37082626627926</text:p>
              </table:table-cell>
              <table:table-cell office:value-type="float" office:value="3.8222978234207">
                <text:p>3.8222978234207</text:p>
              </table:table-cell>
              <table:table-cell office:value-type="float" office:value="4.85453692524205">
                <text:p>4.85453692524205</text:p>
              </table:table-cell>
              <table:table-cell office:value-type="float" office:value="15">
                <text:p>15</text:p>
              </table:table-cell>
              <table:table-cell office:value-type="float" office:value="5.59701492537313">
                <text:p>5.59701492537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12239782085095">
                <text:p>4.12239782085095</text:p>
              </table:table-cell>
              <table:table-cell office:value-type="float" office:value="5.62848436618808">
                <text:p>5.62848436618808</text:p>
              </table:table-cell>
              <table:table-cell office:value-type="float" office:value="3.20658727647195">
                <text:p>3.20658727647195</text:p>
              </table:table-cell>
              <table:table-cell office:value-type="float" office:value="3.8937957569192">
                <text:p>3.8937957569192</text:p>
              </table:table-cell>
              <table:table-cell office:value-type="float" office:value="4.11145780161475">
                <text:p>4.11145780161475</text:p>
              </table:table-cell>
              <table:table-cell office:value-type="float" office:value="5.38839095177123">
                <text:p>5.38839095177123</text:p>
              </table:table-cell>
              <table:table-cell office:value-type="float" office:value="16">
                <text:p>16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46646582632968">
                <text:p>3.46646582632968</text:p>
              </table:table-cell>
              <table:table-cell office:value-type="float" office:value="4.92878635711936">
                <text:p>4.92878635711936</text:p>
              </table:table-cell>
              <table:table-cell office:value-type="float" office:value="3.21134436351155">
                <text:p>3.21134436351155</text:p>
              </table:table-cell>
              <table:table-cell office:value-type="float" office:value="4.22731751172557">
                <text:p>4.22731751172557</text:p>
              </table:table-cell>
              <table:table-cell office:value-type="float" office:value="3.8781604888771">
                <text:p>3.8781604888771</text:p>
              </table:table-cell>
              <table:table-cell office:value-type="float" office:value="5.19229484009274">
                <text:p>5.19229484009274</text:p>
              </table:table-cell>
              <table:table-cell office:value-type="float" office:value="17">
                <text:p>17</text:p>
              </table:table-cell>
              <table:table-cell office:value-type="float" office:value="5.82191780821918">
                <text:p>5.82191780821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43446729689413">
                <text:p>4.43446729689413</text:p>
              </table:table-cell>
              <table:table-cell office:value-type="float" office:value="6.47170391634201">
                <text:p>6.47170391634201</text:p>
              </table:table-cell>
              <table:table-cell office:value-type="float" office:value="3.40712711414099">
                <text:p>3.40712711414099</text:p>
              </table:table-cell>
              <table:table-cell office:value-type="float" office:value="4.11555500500386">
                <text:p>4.11555500500386</text:p>
              </table:table-cell>
              <table:table-cell office:value-type="float" office:value="4.73505430563922">
                <text:p>4.73505430563922</text:p>
              </table:table-cell>
              <table:table-cell office:value-type="float" office:value="6.85749048438325">
                <text:p>6.85749048438325</text:p>
              </table:table-cell>
              <table:table-cell office:value-type="float" office:value="18">
                <text:p>18</text:p>
              </table:table-cell>
              <table:table-cell office:value-type="float" office:value="5.92105263157895">
                <text:p>5.921052631578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41884812841418">
                <text:p>3.41884812841418</text:p>
              </table:table-cell>
              <table:table-cell office:value-type="float" office:value="4.8300353596846">
                <text:p>4.8300353596846</text:p>
              </table:table-cell>
              <table:table-cell office:value-type="float" office:value="3.28367389637156">
                <text:p>3.28367389637156</text:p>
              </table:table-cell>
              <table:table-cell office:value-type="float" office:value="3.56906602136068">
                <text:p>3.56906602136068</text:p>
              </table:table-cell>
              <table:table-cell office:value-type="float" office:value="3.8782887040497">
                <text:p>3.8782887040497</text:p>
              </table:table-cell>
              <table:table-cell office:value-type="float" office:value="4.98945298799073">
                <text:p>4.98945298799073</text:p>
              </table:table-cell>
              <table:table-cell office:value-type="float" office:value="19">
                <text:p>19</text:p>
              </table:table-cell>
              <table:table-cell office:value-type="float" office:value="6.0126582278481">
                <text:p>6.01265822784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70812699902441">
                <text:p>4.70812699902441</text:p>
              </table:table-cell>
              <table:table-cell office:value-type="float" office:value="7.16143432893815">
                <text:p>7.16143432893815</text:p>
              </table:table-cell>
              <table:table-cell office:value-type="float" office:value="3.4295635121429">
                <text:p>3.4295635121429</text:p>
              </table:table-cell>
              <table:table-cell office:value-type="float" office:value="4.18403801923498">
                <text:p>4.18403801923498</text:p>
              </table:table-cell>
              <table:table-cell office:value-type="float" office:value="4.78462894810325">
                <text:p>4.78462894810325</text:p>
              </table:table-cell>
              <table:table-cell office:value-type="float" office:value="6.59262044260634">
                <text:p>6.59262044260634</text:p>
              </table:table-cell>
              <table:table-cell office:value-type="float" office:value="20">
                <text:p>20</text:p>
              </table:table-cell>
              <table:table-cell office:value-type="float" office:value="6.09756097560976">
                <text:p>6.097560975609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7857160588834">
                <text:p>3.7857160588834</text:p>
              </table:table-cell>
              <table:table-cell office:value-type="float" office:value="5.03237160227722">
                <text:p>5.03237160227722</text:p>
              </table:table-cell>
              <table:table-cell office:value-type="float" office:value="3.4135460700012">
                <text:p>3.4135460700012</text:p>
              </table:table-cell>
              <table:table-cell office:value-type="float" office:value="4.16736810486253">
                <text:p>4.16736810486253</text:p>
              </table:table-cell>
              <table:table-cell office:value-type="float" office:value="4.10828265703069">
                <text:p>4.10828265703069</text:p>
              </table:table-cell>
              <table:table-cell office:value-type="float" office:value="5.42212592431142">
                <text:p>5.42212592431142</text:p>
              </table:table-cell>
              <table:table-cell office:value-type="float" office:value="21">
                <text:p>21</text:p>
              </table:table-cell>
              <table:table-cell office:value-type="float" office:value="6.1764705882353">
                <text:p>6.17647058823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9919176721611">
                <text:p>4.89919176721611</text:p>
              </table:table-cell>
              <table:table-cell office:value-type="float" office:value="6.64015862747264">
                <text:p>6.64015862747264</text:p>
              </table:table-cell>
              <table:table-cell office:value-type="float" office:value="3.60115284119152">
                <text:p>3.60115284119152</text:p>
              </table:table-cell>
              <table:table-cell office:value-type="float" office:value="4.58688514167117">
                <text:p>4.58688514167117</text:p>
              </table:table-cell>
              <table:table-cell office:value-type="float" office:value="4.93062369964904">
                <text:p>4.93062369964904</text:p>
              </table:table-cell>
              <table:table-cell office:value-type="float" office:value="7.23404499146239">
                <text:p>7.23404499146239</text:p>
              </table:table-cell>
              <table:table-cell office:value-type="float" office:value="22">
                <text:p>2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8583623769172">
                <text:p>3.68583623769172</text:p>
              </table:table-cell>
              <table:table-cell office:value-type="float" office:value="5.74191186335842">
                <text:p>5.74191186335842</text:p>
              </table:table-cell>
              <table:table-cell office:value-type="float" office:value="3.49898777916378">
                <text:p>3.49898777916378</text:p>
              </table:table-cell>
              <table:table-cell office:value-type="float" office:value="4.50788209879849">
                <text:p>4.50788209879849</text:p>
              </table:table-cell>
              <table:table-cell office:value-type="float" office:value="3.93020640670893">
                <text:p>3.93020640670893</text:p>
              </table:table-cell>
              <table:table-cell office:value-type="float" office:value="5.79389564333467">
                <text:p>5.79389564333467</text:p>
              </table:table-cell>
              <table:table-cell office:value-type="float" office:value="23">
                <text:p>23</text:p>
              </table:table-cell>
              <table:table-cell office:value-type="float" office:value="6.31868131868132">
                <text:p>6.318681318681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6017629407888">
                <text:p>4.36017629407888</text:p>
              </table:table-cell>
              <table:table-cell office:value-type="float" office:value="6.16558189052613">
                <text:p>6.16558189052613</text:p>
              </table:table-cell>
              <table:table-cell office:value-type="float" office:value="3.64818280625398">
                <text:p>3.64818280625398</text:p>
              </table:table-cell>
              <table:table-cell office:value-type="float" office:value="4.42633784965878">
                <text:p>4.42633784965878</text:p>
              </table:table-cell>
              <table:table-cell office:value-type="float" office:value="4.31123640134737">
                <text:p>4.31123640134737</text:p>
              </table:table-cell>
              <table:table-cell office:value-type="float" office:value="5.80911812985507">
                <text:p>5.80911812985507</text:p>
              </table:table-cell>
              <table:table-cell office:value-type="float" office:value="24">
                <text:p>24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40198228719302">
                <text:p>4.40198228719302</text:p>
              </table:table-cell>
              <table:table-cell office:value-type="float" office:value="6.98230366246023">
                <text:p>6.98230366246023</text:p>
              </table:table-cell>
              <table:table-cell office:value-type="float" office:value="3.6429074781127">
                <text:p>3.6429074781127</text:p>
              </table:table-cell>
              <table:table-cell office:value-type="float" office:value="4.40409153184769">
                <text:p>4.40409153184769</text:p>
              </table:table-cell>
              <table:table-cell office:value-type="float" office:value="4.36517269625029">
                <text:p>4.36517269625029</text:p>
              </table:table-cell>
              <table:table-cell office:value-type="float" office:value="6.68293509215834">
                <text:p>6.68293509215834</text:p>
              </table:table-cell>
              <table:table-cell office:value-type="float" office:value="25">
                <text:p>25</text:p>
              </table:table-cell>
              <table:table-cell office:value-type="float" office:value="6.44329896907217">
                <text:p>6.4432989690721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6307261585925">
                <text:p>4.6307261585925</text:p>
              </table:table-cell>
              <table:table-cell office:value-type="float" office:value="5.41218910724601">
                <text:p>5.41218910724601</text:p>
              </table:table-cell>
              <table:table-cell office:value-type="float" office:value="3.8950872095127">
                <text:p>3.8950872095127</text:p>
              </table:table-cell>
              <table:table-cell office:value-type="float" office:value="4.9006478559423">
                <text:p>4.9006478559423</text:p>
              </table:table-cell>
              <table:table-cell office:value-type="float" office:value="4.27953251602837">
                <text:p>4.27953251602837</text:p>
              </table:table-cell>
              <table:table-cell office:value-type="float" office:value="6.00787805316199">
                <text:p>6.00787805316199</text:p>
              </table:table-cell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68282197599734">
                <text:p>4.68282197599734</text:p>
              </table:table-cell>
              <table:table-cell office:value-type="float" office:value="6.36483485459188">
                <text:p>6.36483485459188</text:p>
              </table:table-cell>
              <table:table-cell office:value-type="float" office:value="3.87787450096205">
                <text:p>3.87787450096205</text:p>
              </table:table-cell>
              <table:table-cell office:value-type="float" office:value="4.95255355622766">
                <text:p>4.95255355622766</text:p>
              </table:table-cell>
              <table:table-cell office:value-type="float" office:value="4.46996695155582">
                <text:p>4.46996695155582</text:p>
              </table:table-cell>
              <table:table-cell office:value-type="float" office:value="6.4808481312699">
                <text:p>6.4808481312699</text:p>
              </table:table-cell>
              <table:table-cell office:value-type="float" office:value="27">
                <text:p>27</text:p>
              </table:table-cell>
              <table:table-cell office:value-type="float" office:value="6.55339805825243">
                <text:p>6.553398058252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69423593999381">
                <text:p>4.69423593999381</text:p>
              </table:table-cell>
              <table:table-cell office:value-type="float" office:value="6.19867679730941">
                <text:p>6.19867679730941</text:p>
              </table:table-cell>
              <table:table-cell office:value-type="float" office:value="3.81875002086749">
                <text:p>3.81875002086749</text:p>
              </table:table-cell>
              <table:table-cell office:value-type="float" office:value="4.98119967015581">
                <text:p>4.98119967015581</text:p>
              </table:table-cell>
              <table:table-cell office:value-type="float" office:value="4.63482633837575">
                <text:p>4.63482633837575</text:p>
              </table:table-cell>
              <table:table-cell office:value-type="float" office:value="7.29196598622757">
                <text:p>7.29196598622757</text:p>
              </table:table-cell>
              <table:table-cell office:value-type="float" office:value="28">
                <text:p>28</text:p>
              </table:table-cell>
              <table:table-cell office:value-type="float" office:value="6.60377358490566">
                <text:p>6.603773584905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86884816145147">
                <text:p>3.86884816145147</text:p>
              </table:table-cell>
              <table:table-cell office:value-type="float" office:value="5.51995216770161">
                <text:p>5.51995216770161</text:p>
              </table:table-cell>
              <table:table-cell office:value-type="float" office:value="3.89239961118544">
                <text:p>3.89239961118544</text:p>
              </table:table-cell>
              <table:table-cell office:value-type="float" office:value="5.09580620194932">
                <text:p>5.09580620194932</text:p>
              </table:table-cell>
              <table:table-cell office:value-type="float" office:value="4.56708752087009">
                <text:p>4.56708752087009</text:p>
              </table:table-cell>
              <table:table-cell office:value-type="float" office:value="6.4225177286925">
                <text:p>6.4225177286925</text:p>
              </table:table-cell>
              <table:table-cell office:value-type="float" office:value="29">
                <text:p>29</text:p>
              </table:table-cell>
              <table:table-cell office:value-type="float" office:value="6.65137614678899">
                <text:p>6.651376146788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77617736686993">
                <text:p>4.77617736686993</text:p>
              </table:table-cell>
              <table:table-cell office:value-type="float" office:value="7.00171368675581">
                <text:p>7.00171368675581</text:p>
              </table:table-cell>
              <table:table-cell office:value-type="float" office:value="4.02187371843983">
                <text:p>4.02187371843983</text:p>
              </table:table-cell>
              <table:table-cell office:value-type="float" office:value="5.23234188225469">
                <text:p>5.23234188225469</text:p>
              </table:table-cell>
              <table:table-cell office:value-type="float" office:value="4.56416694974478">
                <text:p>4.56416694974478</text:p>
              </table:table-cell>
              <table:table-cell office:value-type="float" office:value="6.64859477670596">
                <text:p>6.64859477670596</text:p>
              </table:table-cell>
              <table:table-cell office:value-type="float" office:value="30">
                <text:p>30</text:p>
              </table:table-cell>
              <table:table-cell office:value-type="float" office:value="6.69642857142857">
                <text:p>6.696428571428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1279260985252">
                <text:p>4.61279260985252</text:p>
              </table:table-cell>
              <table:table-cell office:value-type="float" office:value="6.41185164118009">
                <text:p>6.41185164118009</text:p>
              </table:table-cell>
              <table:table-cell office:value-type="float" office:value="4.02274720660874">
                <text:p>4.02274720660874</text:p>
              </table:table-cell>
              <table:table-cell office:value-type="float" office:value="5.1988161111826">
                <text:p>5.1988161111826</text:p>
              </table:table-cell>
              <table:table-cell office:value-type="float" office:value="4.76087899874812">
                <text:p>4.76087899874812</text:p>
              </table:table-cell>
              <table:table-cell office:value-type="float" office:value="6.71047298868521">
                <text:p>6.71047298868521</text:p>
              </table:table-cell>
              <table:table-cell office:value-type="float" office:value="31">
                <text:p>31</text:p>
              </table:table-cell>
              <table:table-cell office:value-type="float" office:value="6.73913043478261">
                <text:p>6.73913043478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4151575953064">
                <text:p>4.84151575953064</text:p>
              </table:table-cell>
              <table:table-cell office:value-type="float" office:value="6.3960402811218">
                <text:p>6.3960402811218</text:p>
              </table:table-cell>
              <table:table-cell office:value-type="float" office:value="4.01939147730867">
                <text:p>4.01939147730867</text:p>
              </table:table-cell>
              <table:table-cell office:value-type="float" office:value="5.27354559789476">
                <text:p>5.27354559789476</text:p>
              </table:table-cell>
              <table:table-cell office:value-type="float" office:value="4.78622821677691">
                <text:p>4.78622821677691</text:p>
              </table:table-cell>
              <table:table-cell office:value-type="float" office:value="6.91099189840158">
                <text:p>6.91099189840158</text:p>
              </table:table-cell>
              <table:table-cell office:value-type="float" office:value="32">
                <text:p>32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2861542188657">
                <text:p>5.32861542188657</text:p>
              </table:table-cell>
              <table:table-cell office:value-type="float" office:value="6.94943289875295">
                <text:p>6.94943289875295</text:p>
              </table:table-cell>
              <table:table-cell office:value-type="float" office:value="4.01870476486624">
                <text:p>4.01870476486624</text:p>
              </table:table-cell>
              <table:table-cell office:value-type="float" office:value="5.2064593086853">
                <text:p>5.2064593086853</text:p>
              </table:table-cell>
              <table:table-cell office:value-type="float" office:value="5.05479061565692">
                <text:p>5.05479061565692</text:p>
              </table:table-cell>
              <table:table-cell office:value-type="float" office:value="7.3849519539413">
                <text:p>7.3849519539413</text:p>
              </table:table-cell>
              <table:table-cell office:value-type="float" office:value="33">
                <text:p>33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71802212262526">
                <text:p>4.71802212262526</text:p>
              </table:table-cell>
              <table:table-cell office:value-type="float" office:value="6.15876190592339">
                <text:p>6.15876190592339</text:p>
              </table:table-cell>
              <table:table-cell office:value-type="float" office:value="4.23204756173933">
                <text:p>4.23204756173933</text:p>
              </table:table-cell>
              <table:table-cell office:value-type="float" office:value="5.55800743782461">
                <text:p>5.55800743782461</text:p>
              </table:table-cell>
              <table:table-cell office:value-type="float" office:value="4.67906473933518">
                <text:p>4.67906473933518</text:p>
              </table:table-cell>
              <table:table-cell office:value-type="float" office:value="6.55427065893133">
                <text:p>6.55427065893133</text:p>
              </table:table-cell>
              <table:table-cell office:value-type="float" office:value="34">
                <text:p>34</text:p>
              </table:table-cell>
              <table:table-cell office:value-type="float" office:value="6.85483870967742">
                <text:p>6.854838709677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87249246361207">
                <text:p>4.87249246361207</text:p>
              </table:table-cell>
              <table:table-cell office:value-type="float" office:value="6.00260073077207">
                <text:p>6.00260073077207</text:p>
              </table:table-cell>
              <table:table-cell office:value-type="float" office:value="4.12168660316717">
                <text:p>4.12168660316717</text:p>
              </table:table-cell>
              <table:table-cell office:value-type="float" office:value="4.78944463307164">
                <text:p>4.78944463307164</text:p>
              </table:table-cell>
              <table:table-cell office:value-type="float" office:value="4.71066964099549">
                <text:p>4.71066964099549</text:p>
              </table:table-cell>
              <table:table-cell office:value-type="float" office:value="6.5252222451933">
                <text:p>6.5252222451933</text:p>
              </table:table-cell>
              <table:table-cell office:value-type="float" office:value="35">
                <text:p>35</text:p>
              </table:table-cell>
              <table:table-cell office:value-type="float" office:value="6.88976377952756">
                <text:p>6.889763779527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98014202385352">
                <text:p>4.98014202385352</text:p>
              </table:table-cell>
              <table:table-cell office:value-type="float" office:value="6.46960630203709">
                <text:p>6.46960630203709</text:p>
              </table:table-cell>
              <table:table-cell office:value-type="float" office:value="4.2166015205572">
                <text:p>4.2166015205572</text:p>
              </table:table-cell>
              <table:table-cell office:value-type="float" office:value="5.48243233267182">
                <text:p>5.48243233267182</text:p>
              </table:table-cell>
              <table:table-cell office:value-type="float" office:value="4.66846500360467">
                <text:p>4.66846500360467</text:p>
              </table:table-cell>
              <table:table-cell office:value-type="float" office:value="6.39476060168999">
                <text:p>6.39476060168999</text:p>
              </table:table-cell>
              <table:table-cell office:value-type="float" office:value="36">
                <text:p>36</text:p>
              </table:table-cell>
              <table:table-cell office:value-type="float" office:value="6.92307692307692">
                <text:p>6.923076923076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93616433596991">
                <text:p>4.93616433596991</text:p>
              </table:table-cell>
              <table:table-cell office:value-type="float" office:value="7.08922171576011">
                <text:p>7.08922171576011</text:p>
              </table:table-cell>
              <table:table-cell office:value-type="float" office:value="4.12605806333206">
                <text:p>4.12605806333206</text:p>
              </table:table-cell>
              <table:table-cell office:value-type="float" office:value="5.38412248931971">
                <text:p>5.38412248931971</text:p>
              </table:table-cell>
              <table:table-cell office:value-type="float" office:value="4.45576376173595">
                <text:p>4.45576376173595</text:p>
              </table:table-cell>
              <table:table-cell office:value-type="float" office:value="5.93211080948057">
                <text:p>5.93211080948057</text:p>
              </table:table-cell>
              <table:table-cell office:value-type="float" office:value="37">
                <text:p>37</text:p>
              </table:table-cell>
              <table:table-cell office:value-type="float" office:value="6.95488721804511">
                <text:p>6.954887218045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90306401311771">
                <text:p>4.90306401311771</text:p>
              </table:table-cell>
              <table:table-cell office:value-type="float" office:value="6.89213736780403">
                <text:p>6.89213736780403</text:p>
              </table:table-cell>
              <table:table-cell office:value-type="float" office:value="4.11375730360518">
                <text:p>4.11375730360518</text:p>
              </table:table-cell>
              <table:table-cell office:value-type="float" office:value="5.38001553279732">
                <text:p>5.38001553279732</text:p>
              </table:table-cell>
              <table:table-cell office:value-type="float" office:value="4.58351617304953">
                <text:p>4.58351617304953</text:p>
              </table:table-cell>
              <table:table-cell office:value-type="float" office:value="6.42359609445357">
                <text:p>6.42359609445357</text:p>
              </table:table-cell>
              <table:table-cell office:value-type="float" office:value="38">
                <text:p>38</text:p>
              </table:table-cell>
              <table:table-cell office:value-type="float" office:value="6.98529411764706">
                <text:p>6.985294117647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9691856183622">
                <text:p>4.9691856183622</text:p>
              </table:table-cell>
              <table:table-cell office:value-type="float" office:value="6.75173405922274">
                <text:p>6.75173405922274</text:p>
              </table:table-cell>
              <table:table-cell office:value-type="float" office:value="3.93670636645014">
                <text:p>3.93670636645014</text:p>
              </table:table-cell>
              <table:table-cell office:value-type="float" office:value="5.01593677337203">
                <text:p>5.01593677337203</text:p>
              </table:table-cell>
              <table:table-cell office:value-type="float" office:value="4.63631292021336">
                <text:p>4.63631292021336</text:p>
              </table:table-cell>
              <table:table-cell office:value-type="float" office:value="6.10632748536597">
                <text:p>6.10632748536597</text:p>
              </table:table-cell>
              <table:table-cell office:value-type="float" office:value="39">
                <text:p>39</text:p>
              </table:table-cell>
              <table:table-cell office:value-type="float" office:value="7.01438848920863">
                <text:p>7.014388489208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7584906574227">
                <text:p>5.27584906574227</text:p>
              </table:table-cell>
              <table:table-cell office:value-type="float" office:value="7.90225613324612">
                <text:p>7.90225613324612</text:p>
              </table:table-cell>
              <table:table-cell office:value-type="float" office:value="4.09364652637315">
                <text:p>4.09364652637315</text:p>
              </table:table-cell>
              <table:table-cell office:value-type="float" office:value="5.30110819404365">
                <text:p>5.30110819404365</text:p>
              </table:table-cell>
              <table:table-cell office:value-type="float" office:value="4.96822238089162">
                <text:p>4.96822238089162</text:p>
              </table:table-cell>
              <table:table-cell office:value-type="float" office:value="6.73754654577329">
                <text:p>6.73754654577329</text:p>
              </table:table-cell>
              <table:table-cell office:value-type="float" office:value="40">
                <text:p>40</text:p>
              </table:table-cell>
              <table:table-cell office:value-type="float" office:value="7.04225352112676">
                <text:p>7.04225352112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